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86cm" table:align="left"/>
    </style:style>
    <style:style style:name="Tabela1.A" style:family="table-column">
      <style:table-column-properties style:column-width="3.517cm"/>
    </style:style>
    <style:style style:name="Tabela1.C" style:family="table-column">
      <style:table-column-properties style:column-width="2.667cm"/>
    </style:style>
    <style:style style:name="Tabela1.D" style:family="table-column">
      <style:table-column-properties style:column-width="4.369cm"/>
    </style:style>
    <style:style style:name="Tabela1.E" style:family="table-column">
      <style:table-column-properties style:column-width="3.51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8.795cm" style:rel-column-width="32767*"/>
    </style:style>
    <style:style style:name="Tabela2.B" style:family="table-column">
      <style:table-column-properties style:column-width="8.79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2" style:family="table-row">
      <style:table-row-properties style:min-row-height="3.216cm"/>
    </style:style>
    <style:style style:name="Tabela2.A2" style:family="table-cell">
      <style:table-cell-properties fo:padding="0.097cm" fo:border-left="0.05pt solid #000000" fo:border-right="none" fo:border-top="none" fo:border-bottom="none"/>
    </style:style>
    <style:style style:name="Tabela2.B2" style:family="table-cell">
      <style:table-cell-properties fo:padding="0.097cm" fo:border-left="0.05pt solid #000000" fo:border-right="0.05pt solid #000000" fo:border-top="none" fo:border-bottom="none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2.198cm" style:rel-column-width="8191*"/>
    </style:style>
    <style:style style:name="Tabela3.H" style:family="table-column">
      <style:table-column-properties style:column-width="2.2cm" style:rel-column-width="819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H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5.863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4.397cm" style:rel-column-width="16383*"/>
    </style:style>
    <style:style style:name="Tabela5.B" style:family="table-column">
      <style:table-column-properties style:column-width="4.397cm" style:rel-column-width="16384*"/>
    </style:style>
    <style:style style:name="Tabela5.C" style:family="table-column">
      <style:table-column-properties style:column-width="4.397cm" style:rel-column-width="16382*"/>
    </style:style>
    <style:style style:name="Tabela5.D" style:family="table-column">
      <style:table-column-properties style:column-width="4.397cm" style:rel-column-width="16386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3.517cm" style:rel-column-width="13107*"/>
    </style:style>
    <style:style style:name="Tabela6.B" style:family="table-column">
      <style:table-column-properties style:column-width="7.036cm" style:rel-column-width="26214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59cm" table:align="margins"/>
    </style:style>
    <style:style style:name="Tabela7.A" style:family="table-column">
      <style:table-column-properties style:column-width="5.863cm" style:rel-column-width="21845*"/>
    </style:style>
    <style:style style:name="Tabela7.B" style:family="table-column">
      <style:table-column-properties style:column-width="11.726cm" style:rel-column-width="43690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59cm" table:align="margins"/>
    </style:style>
    <style:style style:name="Tabela8.A" style:family="table-column">
      <style:table-column-properties style:column-width="5.863cm" style:rel-column-width="21845*"/>
    </style:style>
    <style:style style:name="Tabela8.B" style:family="table-column">
      <style:table-column-properties style:column-width="11.726cm" style:rel-column-width="43690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59cm" table:align="margins"/>
    </style:style>
    <style:style style:name="Tabela9.A" style:family="table-column">
      <style:table-column-properties style:column-width="5.863cm" style:rel-column-width="21845*"/>
    </style:style>
    <style:style style:name="Tabela9.B" style:family="table-column">
      <style:table-column-properties style:column-width="11.726cm" style:rel-column-width="43690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59cm" table:align="margins"/>
    </style:style>
    <style:style style:name="Tabela10.A" style:family="table-column">
      <style:table-column-properties style:column-width="5.863cm" style:rel-column-width="21845*"/>
    </style:style>
    <style:style style:name="Tabela10.B" style:family="table-column">
      <style:table-column-properties style:column-width="11.726cm" style:rel-column-width="43690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59cm" table:align="margins"/>
    </style:style>
    <style:style style:name="Tabela11.A" style:family="table-column">
      <style:table-column-properties style:column-width="5.863cm" style:rel-column-width="21845*"/>
    </style:style>
    <style:style style:name="Tabela11.B" style:family="table-column">
      <style:table-column-properties style:column-width="11.726cm" style:rel-column-width="43690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59cm" table:align="margins"/>
    </style:style>
    <style:style style:name="Tabela12.A" style:family="table-column">
      <style:table-column-properties style:column-width="5.863cm" style:rel-column-width="21845*"/>
    </style:style>
    <style:style style:name="Tabela12.B" style:family="table-column">
      <style:table-column-properties style:column-width="11.726cm" style:rel-column-width="43690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59cm" table:align="margins"/>
    </style:style>
    <style:style style:name="Tabela13.A" style:family="table-column">
      <style:table-column-properties style:column-width="5.863cm" style:rel-column-width="21845*"/>
    </style:style>
    <style:style style:name="Tabela13.B" style:family="table-column">
      <style:table-column-properties style:column-width="11.726cm" style:rel-column-width="43690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586cm" table:align="left"/>
    </style:style>
    <style:style style:name="Tabela14.A" style:family="table-column">
      <style:table-column-properties style:column-width="4.396cm"/>
    </style:style>
    <style:style style:name="Tabela14.B" style:family="table-column">
      <style:table-column-properties style:column-width="2.501cm"/>
    </style:style>
    <style:style style:name="Tabela14.C" style:family="table-column">
      <style:table-column-properties style:column-width="2.311cm"/>
    </style:style>
    <style:style style:name="Tabela14.D" style:family="table-column">
      <style:table-column-properties style:column-width="1.432cm"/>
    </style:style>
    <style:style style:name="Tabela14.E" style:family="table-column">
      <style:table-column-properties style:column-width="1.434cm"/>
    </style:style>
    <style:style style:name="Tabela14.F" style:family="table-column">
      <style:table-column-properties style:column-width="2.866cm"/>
    </style:style>
    <style:style style:name="Tabela14.G" style:family="table-column">
      <style:table-column-properties style:column-width="2.646cm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59cm" table:align="margins"/>
    </style:style>
    <style:style style:name="Tabela15.A" style:family="table-column">
      <style:table-column-properties style:column-width="5.863cm" style:rel-column-width="21845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C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59cm" table:align="margins"/>
    </style:style>
    <style:style style:name="Tabela16.A" style:family="table-column">
      <style:table-column-properties style:column-width="8.795cm" style:rel-column-width="32767*"/>
    </style:style>
    <style:style style:name="Tabela16.B" style:family="table-column">
      <style:table-column-properties style:column-width="8.795cm" style:rel-column-width="32768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59cm" table:align="margins"/>
    </style:style>
    <style:style style:name="Tabela17.A" style:family="table-column">
      <style:table-column-properties style:column-width="4.397cm" style:rel-column-width="16383*"/>
    </style:style>
    <style:style style:name="Tabela17.B" style:family="table-column">
      <style:table-column-properties style:column-width="13.192cm" style:rel-column-width="49152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59cm" table:align="margins"/>
    </style:style>
    <style:style style:name="Tabela18.A" style:family="table-column">
      <style:table-column-properties style:column-width="5.863cm" style:rel-column-width="21845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C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.59cm" table:align="margins"/>
    </style:style>
    <style:style style:name="Tabela19.A" style:family="table-column">
      <style:table-column-properties style:column-width="8.795cm" style:rel-column-width="32767*"/>
    </style:style>
    <style:style style:name="Tabela19.B" style:family="table-column">
      <style:table-column-properties style:column-width="8.795cm" style:rel-column-width="32768*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none" fo:border-top="none" fo:border-bottom="0.05pt solid #000000"/>
    </style:style>
    <style:style style:name="Tabe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7.59cm" table:align="margins"/>
    </style:style>
    <style:style style:name="Tabela20.A" style:family="table-column">
      <style:table-column-properties style:column-width="8.795cm" style:rel-column-width="32767*"/>
    </style:style>
    <style:style style:name="Tabela20.B" style:family="table-column">
      <style:table-column-properties style:column-width="8.795cm" style:rel-column-width="32768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none" fo:border-top="none" fo:border-bottom="0.05pt solid #000000"/>
    </style:style>
    <style:style style:name="Tabe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.59cm" table:align="margins"/>
    </style:style>
    <style:style style:name="Tabela21.A" style:family="table-column">
      <style:table-column-properties style:column-width="8.795cm" style:rel-column-width="32767*"/>
    </style:style>
    <style:style style:name="Tabela21.B" style:family="table-column">
      <style:table-column-properties style:column-width="8.795cm" style:rel-column-width="32768*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none" fo:border-top="none" fo:border-bottom="0.05pt solid #000000"/>
    </style:style>
    <style:style style:name="Tabe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59cm" table:align="margins"/>
    </style:style>
    <style:style style:name="Tabela22.A" style:family="table-column">
      <style:table-column-properties style:column-width="4.304cm" style:rel-column-width="16035*"/>
    </style:style>
    <style:style style:name="Tabela22.B" style:family="table-column">
      <style:table-column-properties style:column-width="2.893cm" style:rel-column-width="10777*"/>
    </style:style>
    <style:style style:name="Tabela22.D" style:family="table-column">
      <style:table-column-properties style:column-width="3.75cm" style:rel-column-width="13971*"/>
    </style:style>
    <style:style style:name="Tabela22.E" style:family="table-column">
      <style:table-column-properties style:column-width="3.75cm" style:rel-column-width="13975*"/>
    </style:style>
    <style:style style:name="Tabela22.A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.59cm" table:align="margins"/>
    </style:style>
    <style:style style:name="Tabela23.A" style:family="table-column">
      <style:table-column-properties style:column-width="8.795cm" style:rel-column-width="32767*"/>
    </style:style>
    <style:style style:name="Tabela23.B" style:family="table-column">
      <style:table-column-properties style:column-width="8.795cm" style:rel-column-width="32768*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none" fo:border-top="none" fo:border-bottom="0.05pt solid #000000"/>
    </style:style>
    <style:style style:name="Tabe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59cm" table:align="margins"/>
    </style:style>
    <style:style style:name="Tabela24.A" style:family="table-column">
      <style:table-column-properties style:column-width="3.517cm" style:rel-column-width="13107*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E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17.59cm" table:align="margins"/>
    </style:style>
    <style:style style:name="Tabela25.A" style:family="table-column">
      <style:table-column-properties style:column-width="2.932cm" style:rel-column-width="10922*"/>
    </style:style>
    <style:style style:name="Tabela25.B" style:family="table-column">
      <style:table-column-properties style:column-width="2.267cm" style:rel-column-width="8444*"/>
    </style:style>
    <style:style style:name="Tabela25.C" style:family="table-column">
      <style:table-column-properties style:column-width="5.503cm" style:rel-column-width="20504*"/>
    </style:style>
    <style:style style:name="Tabela25.D" style:family="table-column">
      <style:table-column-properties style:column-width="2.704cm" style:rel-column-width="10074*"/>
    </style:style>
    <style:style style:name="Tabela25.E" style:family="table-column">
      <style:table-column-properties style:column-width="4.184cm" style:rel-column-width="15591*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E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none" fo:border-top="none" fo:border-bottom="0.05pt solid #000000"/>
    </style:style>
    <style:style style:name="Tabela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59cm" table:align="margins"/>
    </style:style>
    <style:style style:name="Tabela26.A" style:family="table-column">
      <style:table-column-properties style:column-width="3.517cm" style:rel-column-width="13107*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E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.59cm" table:align="margins"/>
    </style:style>
    <style:style style:name="Tabela27.A" style:family="table-column">
      <style:table-column-properties style:column-width="3.517cm" style:rel-column-width="13107*"/>
    </style:style>
    <style:style style:name="Tabe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E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none" fo:border-top="none" fo:border-bottom="0.05pt solid #000000"/>
    </style:style>
    <style:style style:name="Tabela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59cm" table:align="margins"/>
    </style:style>
    <style:style style:name="Tabela28.A" style:family="table-column">
      <style:table-column-properties style:column-width="5.863cm" style:rel-column-width="21845*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C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59cm" table:align="margins"/>
    </style:style>
    <style:style style:name="Tabela29.A" style:family="table-column">
      <style:table-column-properties style:column-width="8.795cm" style:rel-column-width="32767*"/>
    </style:style>
    <style:style style:name="Tabela29.B" style:family="table-column">
      <style:table-column-properties style:column-width="8.795cm" style:rel-column-width="32768*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7.59cm" table:align="margins"/>
    </style:style>
    <style:style style:name="Tabela30.A" style:family="table-column">
      <style:table-column-properties style:column-width="3.692cm" style:rel-column-width="13754*"/>
    </style:style>
    <style:style style:name="Tabela30.B" style:family="table-column">
      <style:table-column-properties style:column-width="4.21cm" style:rel-column-width="15687*"/>
    </style:style>
    <style:style style:name="Tabela30.C" style:family="table-column">
      <style:table-column-properties style:column-width="9.687cm" style:rel-column-width="36094*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C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175b" officeooo:paragraph-rsid="0001175b"/>
    </style:style>
    <style:style style:name="P2" style:family="paragraph" style:parent-style-name="Standard">
      <style:text-properties fo:font-weight="bold" officeooo:rsid="0001175b" officeooo:paragraph-rsid="0001175b" style:font-weight-asian="bold" style:font-weight-complex="bold"/>
    </style:style>
    <style:style style:name="P3" style:family="paragraph" style:parent-style-name="Standard">
      <style:text-properties fo:font-weight="bold" officeooo:rsid="0001c479" officeooo:paragraph-rsid="0001c479" style:font-weight-asian="bold" style:font-weight-complex="bold"/>
    </style:style>
    <style:style style:name="P4" style:family="paragraph" style:parent-style-name="Standard">
      <style:text-properties fo:font-weight="bold" officeooo:rsid="0003ba96" officeooo:paragraph-rsid="0003ba96" style:font-weight-asian="bold" style:font-weight-complex="bol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01175b" officeooo:paragraph-rsid="0001175b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1175b" officeooo:paragraph-rsid="0001175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3ba96" officeooo:paragraph-rsid="0003ba9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3dee8" officeooo:paragraph-rsid="0023dee8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7e662" officeooo:paragraph-rsid="0027e662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7d314" officeooo:paragraph-rsid="0007d314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03ba96" officeooo:paragraph-rsid="0003ba96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040908" officeooo:paragraph-rsid="00040908" style:font-weight-asian="normal" style:font-weight-complex="normal"/>
    </style:style>
    <style:style style:name="P13" style:family="paragraph" style:parent-style-name="Standard">
      <style:text-properties fo:font-weight="normal" officeooo:rsid="0001c479" officeooo:paragraph-rsid="0001c479" style:font-weight-asian="normal" style:font-weight-complex="normal"/>
    </style:style>
    <style:style style:name="P14" style:family="paragraph" style:parent-style-name="Standard">
      <style:text-properties fo:font-weight="normal" officeooo:rsid="0003ba96" officeooo:paragraph-rsid="0003ba96" style:font-weight-asian="normal" style:font-weight-complex="normal"/>
    </style:style>
    <style:style style:name="P15" style:family="paragraph" style:parent-style-name="Standard">
      <style:text-properties fo:font-weight="normal" officeooo:rsid="00040908" officeooo:paragraph-rsid="00040908" style:font-weight-asian="normal" style:font-weight-complex="normal"/>
    </style:style>
    <style:style style:name="P16" style:family="paragraph" style:parent-style-name="Standard">
      <style:text-properties officeooo:rsid="0001c479" officeooo:paragraph-rsid="0001c479"/>
    </style:style>
    <style:style style:name="P17" style:family="paragraph" style:parent-style-name="Standard">
      <style:text-properties officeooo:rsid="0003ba96" officeooo:paragraph-rsid="0003ba96"/>
    </style:style>
    <style:style style:name="P18" style:family="paragraph" style:parent-style-name="Standard">
      <style:text-properties style:text-underline-style="none" fo:font-weight="bold" officeooo:rsid="00040908" officeooo:paragraph-rsid="00040908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3dee8" officeooo:paragraph-rsid="0023dee8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7e662" officeooo:paragraph-rsid="0027e662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0b2861" officeooo:paragraph-rsid="000b2861" style:font-weight-asian="bold" style:font-weight-complex="bold"/>
    </style:style>
    <style:style style:name="P22" style:family="paragraph" style:parent-style-name="Standard">
      <style:text-properties style:text-underline-style="none" fo:font-weight="normal" officeooo:rsid="00040908" officeooo:paragraph-rsid="00040908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40908" officeooo:paragraph-rsid="0005365d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5365d" officeooo:paragraph-rsid="0005365d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07063b" officeooo:paragraph-rsid="0007063b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076601" officeooo:paragraph-rsid="00076601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7d314" officeooo:paragraph-rsid="0007d314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08cd83" officeooo:paragraph-rsid="0008cd83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b2861" officeooo:paragraph-rsid="000b2861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b9f0b" officeooo:paragraph-rsid="000b9f0b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d5c6f" officeooo:paragraph-rsid="000d5c6f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3dee8" officeooo:paragraph-rsid="0023dee8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3dee8" officeooo:paragraph-rsid="002429e0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3dee8" officeooo:paragraph-rsid="00260dbc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429e0" officeooo:paragraph-rsid="002429e0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429e0" officeooo:paragraph-rsid="00260dbc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5ff60" officeooo:paragraph-rsid="0025ff60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60dbc" officeooo:paragraph-rsid="00260dbc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7e662" officeooo:paragraph-rsid="0027e662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9e108" officeooo:paragraph-rsid="0029e108" style:font-weight-asian="normal" style:font-weight-complex="normal"/>
    </style:style>
    <style:style style:name="P41" style:family="paragraph" style:parent-style-name="Standard">
      <style:text-properties fo:color="#000000" style:text-underline-style="none" fo:font-weight="normal" officeooo:rsid="000d5c6f" officeooo:paragraph-rsid="000d5c6f" style:font-weight-asian="normal" style:font-weight-complex="normal"/>
    </style:style>
    <style:style style:name="P42" style:family="paragraph" style:parent-style-name="Standard">
      <style:text-properties fo:color="#000000" style:text-underline-style="none" fo:font-weight="normal" officeooo:rsid="000e3475" officeooo:paragraph-rsid="000e3475" style:font-weight-asian="normal" style:font-weight-complex="normal"/>
    </style:style>
    <style:style style:name="P43" style:family="paragraph" style:parent-style-name="Standard">
      <style:text-properties fo:color="#000000" style:text-underline-style="none" fo:font-weight="normal" officeooo:rsid="000e3d35" officeooo:paragraph-rsid="000e3d35" style:font-weight-asian="normal" style:font-weight-complex="normal"/>
    </style:style>
    <style:style style:name="P44" style:family="paragraph" style:parent-style-name="Standard">
      <style:text-properties fo:color="#000000" style:text-underline-style="none" fo:font-weight="normal" officeooo:rsid="000fc2fc" officeooo:paragraph-rsid="000fc2fc" style:font-weight-asian="normal" style:font-weight-complex="normal"/>
    </style:style>
    <style:style style:name="P45" style:family="paragraph" style:parent-style-name="Standard">
      <style:text-properties fo:color="#000000" style:text-underline-style="none" fo:font-weight="normal" officeooo:rsid="0010f11f" officeooo:paragraph-rsid="0010f11f" style:font-weight-asian="normal" style:font-weight-complex="normal"/>
    </style:style>
    <style:style style:name="P46" style:family="paragraph" style:parent-style-name="Standard">
      <style:text-properties fo:color="#000000" style:text-underline-style="none" fo:font-weight="normal" officeooo:rsid="0012241d" officeooo:paragraph-rsid="0012241d" style:font-weight-asian="normal" style:font-weight-complex="normal"/>
    </style:style>
    <style:style style:name="P47" style:family="paragraph" style:parent-style-name="Standard">
      <style:text-properties fo:color="#000000" style:text-underline-style="none" fo:font-weight="normal" officeooo:rsid="00139434" officeooo:paragraph-rsid="00139434" style:font-weight-asian="normal" style:font-weight-complex="normal"/>
    </style:style>
    <style:style style:name="P48" style:family="paragraph" style:parent-style-name="Standard">
      <style:text-properties fo:color="#000000" style:text-underline-style="none" fo:font-weight="normal" officeooo:rsid="00144b77" officeooo:paragraph-rsid="00144b77" style:font-weight-asian="normal" style:font-weight-complex="normal"/>
    </style:style>
    <style:style style:name="P49" style:family="paragraph" style:parent-style-name="Standard">
      <style:text-properties fo:color="#000000" style:text-underline-style="none" fo:font-weight="normal" officeooo:rsid="0015e4dc" officeooo:paragraph-rsid="0015e4dc" style:font-weight-asian="normal" style:font-weight-complex="normal"/>
    </style:style>
    <style:style style:name="P50" style:family="paragraph" style:parent-style-name="Standard">
      <style:text-properties fo:color="#000000" style:text-underline-style="none" fo:font-weight="normal" officeooo:rsid="0016026c" officeooo:paragraph-rsid="0016026c" style:font-weight-asian="normal" style:font-weight-complex="normal"/>
    </style:style>
    <style:style style:name="P51" style:family="paragraph" style:parent-style-name="Standard">
      <style:text-properties fo:color="#000000" style:text-underline-style="none" fo:font-weight="bold" officeooo:rsid="000e3d35" officeooo:paragraph-rsid="000e3d35" style:font-weight-asian="bold" style:font-weight-complex="bold"/>
    </style:style>
    <style:style style:name="P52" style:family="paragraph" style:parent-style-name="Standard">
      <style:text-properties fo:color="#000000" style:text-underline-style="none" fo:font-weight="bold" officeooo:rsid="00144b77" officeooo:paragraph-rsid="00144b77" style:font-weight-asian="bold" style:font-weight-complex="bold"/>
    </style:style>
    <style:style style:name="P53" style:family="paragraph" style:parent-style-name="Standard">
      <style:text-properties fo:color="#000000" style:text-underline-style="solid" style:text-underline-width="auto" style:text-underline-color="font-color" fo:font-weight="bold" officeooo:rsid="00144b77" officeooo:paragraph-rsid="00144b77" style:font-weight-asian="bold" style:font-weight-complex="bold"/>
    </style:style>
    <style:style style:name="P54" style:family="paragraph" style:parent-style-name="Standard">
      <style:text-properties fo:color="#000000" style:text-underline-style="solid" style:text-underline-width="auto" style:text-underline-color="font-color" fo:font-weight="normal" officeooo:rsid="0016026c" officeooo:paragraph-rsid="0016026c" style:font-weight-asian="normal" style:font-weight-complex="normal"/>
    </style:style>
    <style:style style:name="P55" style:family="paragraph" style:parent-style-name="Standard">
      <style:text-properties fo:color="#000000" style:text-underline-style="solid" style:text-underline-width="auto" style:text-underline-color="font-color" fo:font-weight="normal" officeooo:rsid="0017c088" officeooo:paragraph-rsid="0017c088" style:font-weight-asian="normal" style:font-weight-complex="normal"/>
    </style:style>
    <style:style style:name="P56" style:family="paragraph" style:parent-style-name="Standard">
      <style:text-properties fo:color="#000000" style:text-underline-style="solid" style:text-underline-width="auto" style:text-underline-color="font-color" fo:font-weight="normal" officeooo:rsid="0017c088" officeooo:paragraph-rsid="0018428a" style:font-weight-asian="normal" style:font-weight-complex="normal"/>
    </style:style>
    <style:style style:name="P57" style:family="paragraph" style:parent-style-name="Standard">
      <style:text-properties fo:color="#000000" style:text-underline-style="solid" style:text-underline-width="auto" style:text-underline-color="font-color" fo:font-weight="normal" officeooo:rsid="0017c088" officeooo:paragraph-rsid="0018db2a" style:font-weight-asian="normal" style:font-weight-complex="normal"/>
    </style:style>
    <style:style style:name="P58" style:family="paragraph" style:parent-style-name="Standard">
      <style:text-properties fo:color="#000000" style:text-underline-style="solid" style:text-underline-width="auto" style:text-underline-color="font-color" fo:font-weight="normal" officeooo:rsid="0018428a" officeooo:paragraph-rsid="0018428a" style:font-weight-asian="normal" style:font-weight-complex="normal"/>
    </style:style>
    <style:style style:name="P59" style:family="paragraph" style:parent-style-name="Standard">
      <style:text-properties fo:color="#000000" style:text-underline-style="solid" style:text-underline-width="auto" style:text-underline-color="font-color" fo:font-weight="normal" officeooo:rsid="0019b7b8" officeooo:paragraph-rsid="0019b7b8" style:font-weight-asian="normal" style:font-weight-complex="normal"/>
    </style:style>
    <style:style style:name="P60" style:family="paragraph" style:parent-style-name="Standard">
      <style:text-properties fo:color="#000000" style:text-underline-style="solid" style:text-underline-width="auto" style:text-underline-color="font-color" fo:font-weight="normal" officeooo:rsid="001a8b2f" officeooo:paragraph-rsid="001a8b2f" style:font-weight-asian="normal" style:font-weight-complex="normal"/>
    </style:style>
    <style:style style:name="P61" style:family="paragraph" style:parent-style-name="Standard">
      <style:text-properties fo:color="#000000" style:font-name="Liberation Serif" style:text-underline-style="none" fo:font-weight="normal" officeooo:rsid="0016026c" officeooo:paragraph-rsid="0016026c" style:font-weight-asian="normal" style:font-weight-complex="normal"/>
    </style:style>
    <style:style style:name="P62" style:family="paragraph" style:parent-style-name="Standard">
      <style:text-properties fo:color="#000000" style:font-name="Liberation Serif" style:text-underline-style="none" fo:font-weight="normal" officeooo:rsid="0016026c" officeooo:paragraph-rsid="0022b0b0" style:font-weight-asian="normal" style:font-weight-complex="normal"/>
    </style:style>
    <style:style style:name="P63" style:family="paragraph" style:parent-style-name="Standard">
      <style:text-properties fo:color="#000000" style:font-name="Liberation Serif" style:text-underline-style="none" fo:font-weight="normal" officeooo:rsid="0016026c" officeooo:paragraph-rsid="0023dee8" style:font-weight-asian="normal" style:font-weight-complex="normal"/>
    </style:style>
    <style:style style:name="P64" style:family="paragraph" style:parent-style-name="Standard">
      <style:text-properties fo:color="#000000" style:font-name="Liberation Serif" style:text-underline-style="none" fo:font-weight="normal" officeooo:rsid="0017c088" officeooo:paragraph-rsid="0017c088" style:font-weight-asian="normal" style:font-weight-complex="normal"/>
    </style:style>
    <style:style style:name="P65" style:family="paragraph" style:parent-style-name="Standard">
      <style:text-properties fo:color="#000000" style:font-name="Liberation Serif" style:text-underline-style="none" fo:font-weight="normal" officeooo:rsid="0017c088" officeooo:paragraph-rsid="0022b0b0" style:font-weight-asian="normal" style:font-weight-complex="normal"/>
    </style:style>
    <style:style style:name="P66" style:family="paragraph" style:parent-style-name="Standard">
      <style:text-properties fo:color="#000000" style:font-name="Liberation Serif" style:text-underline-style="none" fo:font-weight="normal" officeooo:rsid="003b7935" officeooo:paragraph-rsid="003b7935" style:font-weight-asian="normal" style:font-weight-complex="normal"/>
    </style:style>
    <style:style style:name="P67" style:family="paragraph" style:parent-style-name="Standard">
      <style:text-properties fo:color="#000000" style:font-name="Liberation Serif" style:text-underline-style="none" fo:font-weight="normal" officeooo:rsid="003cd6ae" officeooo:paragraph-rsid="003cd6ae" style:font-weight-asian="normal" style:font-weight-complex="normal"/>
    </style:style>
    <style:style style:name="P68" style:family="paragraph" style:parent-style-name="Standard">
      <style:text-properties fo:color="#000000" style:font-name="Liberation Serif" style:text-underline-style="none" fo:font-weight="normal" officeooo:rsid="003ed2e7" officeooo:paragraph-rsid="003ed2e7" style:font-weight-asian="normal" style:font-weight-complex="normal"/>
    </style:style>
    <style:style style:name="P69" style:family="paragraph" style:parent-style-name="Standard">
      <style:text-properties fo:color="#000000" style:font-name="Liberation Serif" style:text-underline-style="none" fo:font-weight="normal" officeooo:rsid="0040668f" officeooo:paragraph-rsid="0040668f" style:font-weight-asian="normal" style:font-weight-complex="normal"/>
    </style:style>
    <style:style style:name="P70" style:family="paragraph" style:parent-style-name="Standard">
      <style:text-properties fo:color="#000000" style:font-name="Liberation Serif" style:text-underline-style="none" fo:font-weight="normal" officeooo:rsid="0040cfa5" officeooo:paragraph-rsid="0040cfa5" style:font-weight-asian="normal" style:font-weight-complex="normal"/>
    </style:style>
    <style:style style:name="P71" style:family="paragraph" style:parent-style-name="Standard">
      <style:text-properties fo:color="#000000" style:font-name="Liberation Serif" style:text-underline-style="none" fo:font-weight="bold" officeooo:rsid="003b7935" officeooo:paragraph-rsid="003b7935" style:font-weight-asian="bold" style:font-weight-complex="bold"/>
    </style:style>
    <style:style style:name="P72" style:family="paragraph" style:parent-style-name="Standard">
      <style:text-properties fo:color="#000000" style:font-name="Liberation Serif" fo:font-weight="bold" officeooo:rsid="003575b7" officeooo:paragraph-rsid="003575b7" style:font-weight-asian="bold" style:font-weight-complex="bold"/>
    </style:style>
    <style:style style:name="P73" style:family="paragraph" style:parent-style-name="Standard">
      <style:text-properties fo:color="#000000" style:font-name="Liberation Serif" fo:font-weight="bold" officeooo:rsid="00341d9f" officeooo:paragraph-rsid="00341d9f" style:font-weight-asian="bold" style:font-weight-complex="bold"/>
    </style:style>
    <style:style style:name="P74" style:family="paragraph" style:parent-style-name="Standard">
      <style:text-properties fo:color="#000000" style:font-name="Liberation Serif" fo:font-weight="bold" officeooo:rsid="003a885f" officeooo:paragraph-rsid="003a885f" style:font-weight-asian="bold" style:font-weight-complex="bold"/>
    </style:style>
    <style:style style:name="P75" style:family="paragraph" style:parent-style-name="Standard">
      <style:text-properties fo:color="#000000" style:font-name="Liberation Serif" fo:font-weight="normal" officeooo:rsid="003575b7" officeooo:paragraph-rsid="003575b7" style:font-weight-asian="normal" style:font-weight-complex="normal"/>
    </style:style>
    <style:style style:name="P76" style:family="paragraph" style:parent-style-name="Standard">
      <style:text-properties fo:color="#000000" style:font-name="Liberation Serif" fo:font-weight="normal" officeooo:rsid="003a885f" officeooo:paragraph-rsid="003a885f" style:font-weight-asian="normal" style:font-weight-complex="normal"/>
    </style:style>
    <style:style style:name="P77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3a885f" officeooo:paragraph-rsid="003a885f" style:font-weight-asian="bold" style:font-weight-complex="bold"/>
    </style:style>
    <style:style style:name="P78" style:family="paragraph" style:parent-style-name="Standard">
      <style:text-properties fo:color="#000000" style:font-name="Liberation Serif" style:text-underline-style="solid" style:text-underline-width="auto" style:text-underline-color="font-color" fo:font-weight="normal" officeooo:rsid="003b7935" officeooo:paragraph-rsid="003b7935" style:font-weight-asian="normal" style:font-weight-complex="normal"/>
    </style:style>
    <style:style style:name="P79" style:family="paragraph" style:parent-style-name="Standard">
      <style:text-properties fo:color="#000000" style:font-name="Liberation Serif1" style:text-underline-style="none" fo:font-weight="normal" officeooo:rsid="0017c088" officeooo:paragraph-rsid="0017c088" style:font-weight-asian="normal" style:font-weight-complex="normal"/>
    </style:style>
    <style:style style:name="P80" style:family="paragraph" style:parent-style-name="Standard">
      <style:text-properties fo:color="#000000" style:font-name="Liberation Serif1" style:text-underline-style="none" fo:font-weight="normal" officeooo:rsid="0018428a" officeooo:paragraph-rsid="0018428a" style:font-weight-asian="normal" style:font-weight-complex="normal"/>
    </style:style>
    <style:style style:name="P81" style:family="paragraph" style:parent-style-name="Standard">
      <style:text-properties fo:color="#000000" style:font-name="Liberation Serif1" style:text-underline-style="none" fo:font-weight="normal" officeooo:rsid="0018db2a" officeooo:paragraph-rsid="0018db2a" style:font-weight-asian="normal" style:font-weight-complex="normal"/>
    </style:style>
    <style:style style:name="P82" style:family="paragraph" style:parent-style-name="Standard">
      <style:text-properties fo:color="#000000" style:font-name="Liberation Serif1" style:text-underline-style="none" fo:font-weight="normal" officeooo:rsid="0019b7b8" officeooo:paragraph-rsid="0019b7b8" style:font-weight-asian="normal" style:font-weight-complex="normal"/>
    </style:style>
    <style:style style:name="P83" style:family="paragraph" style:parent-style-name="Standard">
      <style:text-properties fo:color="#000000" style:font-name="Liberation Serif1" style:text-underline-style="none" fo:font-weight="normal" officeooo:rsid="0019b7b8" officeooo:paragraph-rsid="0021ebc3" style:font-weight-asian="normal" style:font-weight-complex="normal"/>
    </style:style>
    <style:style style:name="P84" style:family="paragraph" style:parent-style-name="Standard">
      <style:text-properties fo:color="#000000" style:font-name="Liberation Serif1" style:text-underline-style="none" fo:font-weight="normal" officeooo:rsid="001a8b2f" officeooo:paragraph-rsid="001a8b2f" style:font-weight-asian="normal" style:font-weight-complex="normal"/>
    </style:style>
    <style:style style:name="P85" style:family="paragraph" style:parent-style-name="Standard">
      <style:text-properties fo:color="#000000" style:font-name="Liberation Serif1" style:text-underline-style="none" fo:font-weight="normal" officeooo:rsid="001ceb44" officeooo:paragraph-rsid="001ceb44" style:font-weight-asian="normal" style:font-weight-complex="normal"/>
    </style:style>
    <style:style style:name="P86" style:family="paragraph" style:parent-style-name="Standard">
      <style:text-properties fo:color="#000000" style:font-name="Liberation Serif1" style:text-underline-style="none" fo:font-weight="normal" officeooo:rsid="001eefc1" officeooo:paragraph-rsid="001eefc1" style:font-weight-asian="normal" style:font-weight-complex="normal"/>
    </style:style>
    <style:style style:name="P87" style:family="paragraph" style:parent-style-name="Standard">
      <style:text-properties fo:color="#000000" style:font-name="Liberation Serif1" style:text-underline-style="none" fo:font-weight="normal" officeooo:rsid="00206aa5" officeooo:paragraph-rsid="00206aa5" style:font-weight-asian="normal" style:font-weight-complex="normal"/>
    </style:style>
    <style:style style:name="P88" style:family="paragraph" style:parent-style-name="Standard">
      <style:text-properties fo:color="#000000" style:font-name="Liberation Serif1" style:text-underline-style="none" fo:font-weight="normal" officeooo:rsid="00206aa5" officeooo:paragraph-rsid="001eefc1" style:font-weight-asian="normal" style:font-weight-complex="normal"/>
    </style:style>
    <style:style style:name="P89" style:family="paragraph" style:parent-style-name="Standard">
      <style:text-properties fo:color="#000000" style:font-name="Liberation Serif1" style:text-underline-style="none" fo:font-weight="normal" officeooo:rsid="00211961" officeooo:paragraph-rsid="00211961" style:font-weight-asian="normal" style:font-weight-complex="normal"/>
    </style:style>
    <style:style style:name="P90" style:family="paragraph" style:parent-style-name="Standard">
      <style:text-properties fo:color="#000000" style:font-name="Liberation Serif1" style:text-underline-style="none" fo:font-weight="normal" officeooo:rsid="0021ebc3" officeooo:paragraph-rsid="0021ebc3" style:font-weight-asian="normal" style:font-weight-complex="normal"/>
    </style:style>
    <style:style style:name="P91" style:family="paragraph" style:parent-style-name="Standard">
      <style:text-properties fo:color="#000000" style:font-name="Liberation Serif1" style:text-underline-style="none" fo:font-weight="normal" officeooo:rsid="0021ebc3" officeooo:paragraph-rsid="0022b0b0" style:font-weight-asian="normal" style:font-weight-complex="normal"/>
    </style:style>
    <style:style style:name="P92" style:family="paragraph" style:parent-style-name="Standard">
      <style:text-properties fo:color="#000000" style:font-name="Liberation Serif1" style:text-underline-style="none" fo:font-weight="normal" officeooo:rsid="0021ebc3" officeooo:paragraph-rsid="00211961" style:font-weight-asian="normal" style:font-weight-complex="normal"/>
    </style:style>
    <style:style style:name="P93" style:family="paragraph" style:parent-style-name="Standard">
      <style:text-properties fo:color="#000000" style:font-name="Liberation Serif1" style:text-underline-style="none" fo:font-weight="normal" officeooo:rsid="0022b0b0" officeooo:paragraph-rsid="0022b0b0" style:font-weight-asian="normal" style:font-weight-complex="normal"/>
    </style:style>
    <style:style style:name="P94" style:family="paragraph" style:parent-style-name="Standard">
      <style:text-properties fo:color="#000000" style:font-name="Liberation Serif1" style:text-underline-style="none" fo:font-weight="bold" officeooo:rsid="001ceb44" officeooo:paragraph-rsid="001ceb44" style:font-weight-asian="bold" style:font-weight-complex="bold"/>
    </style:style>
    <style:style style:name="P95" style:family="paragraph" style:parent-style-name="Standard">
      <style:text-properties fo:color="#000000" style:font-name="Liberation Serif1" style:text-underline-style="none" fo:font-weight="bold" officeooo:rsid="001eefc1" officeooo:paragraph-rsid="001eefc1" style:font-weight-asian="bold" style:font-weight-complex="bold"/>
    </style:style>
    <style:style style:name="P96" style:family="paragraph" style:parent-style-name="Standard">
      <style:text-properties fo:color="#000000" style:font-name="Liberation Serif1" style:text-underline-style="none" fo:font-weight="bold" officeooo:rsid="00206aa5" officeooo:paragraph-rsid="00206aa5" style:font-weight-asian="bold" style:font-weight-complex="bold"/>
    </style:style>
    <style:style style:name="P97" style:family="paragraph" style:parent-style-name="Standard">
      <style:text-properties fo:color="#000000" style:font-name="Liberation Serif1" style:text-underline-style="none" fo:font-weight="bold" officeooo:rsid="00211961" officeooo:paragraph-rsid="00211961" style:font-weight-asian="bold" style:font-weight-complex="bold"/>
    </style:style>
    <style:style style:name="P98" style:family="paragraph" style:parent-style-name="Standard">
      <style:text-properties fo:color="#000000" style:font-name="Liberation Serif1" style:text-underline-style="solid" style:text-underline-width="auto" style:text-underline-color="font-color" fo:font-weight="bold" officeooo:rsid="001eefc1" officeooo:paragraph-rsid="001eefc1" style:font-weight-asian="bold" style:font-weight-complex="bold"/>
    </style:style>
    <style:style style:name="P99" style:family="paragraph" style:parent-style-name="Standard">
      <style:text-properties officeooo:rsid="0023dee8" officeooo:paragraph-rsid="0023dee8"/>
    </style:style>
    <style:style style:name="P100" style:family="paragraph" style:parent-style-name="Standard">
      <style:text-properties officeooo:paragraph-rsid="002c5c6c"/>
    </style:style>
    <style:style style:name="P101" style:family="paragraph" style:parent-style-name="Standard">
      <style:text-properties officeooo:rsid="002cee33" officeooo:paragraph-rsid="002cee33"/>
    </style:style>
    <style:style style:name="P102" style:family="paragraph" style:parent-style-name="Standard">
      <style:text-properties fo:font-size="16pt" style:text-underline-style="none" fo:font-weight="normal" officeooo:rsid="0029e108" officeooo:paragraph-rsid="0029e108" style:font-size-asian="16pt" style:font-weight-asian="normal" style:font-size-complex="16pt" style:font-weight-complex="normal"/>
    </style:style>
    <style:style style:name="P103" style:family="paragraph" style:parent-style-name="Standard">
      <style:text-properties fo:font-size="16pt" style:text-underline-style="none" fo:font-weight="normal" officeooo:rsid="002c5c6c" officeooo:paragraph-rsid="002c5c6c" style:font-size-asian="16pt" style:font-weight-asian="normal" style:font-size-complex="16pt" style:font-weight-complex="normal"/>
    </style:style>
    <style:style style:name="P104" style:family="paragraph" style:parent-style-name="Standard">
      <style:text-properties fo:font-size="16pt" style:text-underline-style="none" fo:font-weight="normal" officeooo:rsid="002b70da" officeooo:paragraph-rsid="002c5c6c" style:font-size-asian="16pt" style:font-weight-asian="normal" style:font-size-complex="16pt" style:font-weight-complex="normal"/>
    </style:style>
    <style:style style:name="P105" style:family="paragraph" style:parent-style-name="Standard">
      <style:text-properties style:font-name="Liberation Serif" officeooo:rsid="002cee33" officeooo:paragraph-rsid="002cee33"/>
    </style:style>
    <style:style style:name="P106" style:family="paragraph" style:parent-style-name="Standard">
      <style:text-properties style:font-name="Liberation Serif" officeooo:rsid="002f59b4" officeooo:paragraph-rsid="002f59b4"/>
    </style:style>
    <style:style style:name="P107" style:family="paragraph" style:parent-style-name="Standard">
      <style:text-properties style:font-name="Liberation Serif" fo:font-weight="bold" officeooo:rsid="002f59b4" officeooo:paragraph-rsid="002f59b4" style:font-weight-asian="bold" style:font-weight-complex="bold"/>
    </style:style>
    <style:style style:name="P108" style:family="paragraph" style:parent-style-name="Standard">
      <style:text-properties style:font-name="Liberation Serif" fo:font-weight="bold" officeooo:rsid="002ff6d7" officeooo:paragraph-rsid="002ff6d7" style:font-weight-asian="bold" style:font-weight-complex="bold"/>
    </style:style>
    <style:style style:name="P109" style:family="paragraph" style:parent-style-name="Standard">
      <style:text-properties style:font-name="Liberation Serif" fo:font-weight="bold" officeooo:rsid="0031d140" officeooo:paragraph-rsid="0031d140" style:font-weight-asian="bold" style:font-weight-complex="bold"/>
    </style:style>
    <style:style style:name="P110" style:family="paragraph" style:parent-style-name="Standard">
      <style:text-properties style:font-name="Liberation Serif" fo:font-size="14pt" fo:font-weight="bold" officeooo:rsid="002f59b4" officeooo:paragraph-rsid="002f59b4" style:font-size-asian="14pt" style:font-weight-asian="bold" style:font-size-complex="14pt" style:font-weight-complex="bold"/>
    </style:style>
    <style:style style:name="P111" style:family="paragraph" style:parent-style-name="Standard">
      <style:text-properties style:font-name="Liberation Serif" officeooo:rsid="002ff6d7" officeooo:paragraph-rsid="002ff6d7"/>
    </style:style>
    <style:style style:name="P112" style:family="paragraph" style:parent-style-name="Standard">
      <style:text-properties style:font-name="Liberation Serif" officeooo:rsid="0031d140" officeooo:paragraph-rsid="0031d140"/>
    </style:style>
    <style:style style:name="P113" style:family="paragraph" style:parent-style-name="Standard">
      <style:text-properties style:font-name="Liberation Serif" fo:font-weight="normal" officeooo:rsid="0031d140" officeooo:paragraph-rsid="0031d140" style:font-weight-asian="normal" style:font-weight-complex="normal"/>
    </style:style>
    <style:style style:name="P114" style:family="paragraph" style:parent-style-name="Standard">
      <style:text-properties style:font-name="Liberation Serif" fo:font-weight="normal" officeooo:rsid="0032eca3" officeooo:paragraph-rsid="0032eca3" style:font-weight-asian="normal" style:font-weight-complex="normal"/>
    </style:style>
    <style:style style:name="P115" style:family="paragraph" style:parent-style-name="Standard">
      <style:text-properties style:font-name="Liberation Serif" officeooo:rsid="003575b7" officeooo:paragraph-rsid="003575b7"/>
    </style:style>
    <style:style style:name="P116" style:family="paragraph" style:parent-style-name="Standard">
      <style:text-properties fo:color="#ff0000" style:font-name="Liberation Serif" officeooo:rsid="003575b7" officeooo:paragraph-rsid="003575b7"/>
    </style:style>
    <style:style style:name="P117" style:family="paragraph" style:parent-style-name="Standard">
      <style:text-properties fo:color="#c9211e" style:font-name="Liberation Serif" fo:font-weight="bold" officeooo:rsid="00341d9f" officeooo:paragraph-rsid="002f59b4" style:font-weight-asian="bold" style:font-weight-complex="bold"/>
    </style:style>
    <style:style style:name="P118" style:family="paragraph" style:parent-style-name="Standard">
      <style:text-properties fo:color="#c9211e" style:font-name="Liberation Serif" fo:font-weight="bold" officeooo:rsid="00341d9f" officeooo:paragraph-rsid="00341d9f" style:font-weight-asian="bold" style:font-weight-complex="bold"/>
    </style:style>
    <style:style style:name="P119" style:family="paragraph" style:parent-style-name="Standard">
      <style:text-properties style:use-window-font-color="true" style:font-name="Liberation Serif" fo:font-weight="bold" officeooo:rsid="00341d9f" officeooo:paragraph-rsid="00341d9f" style:font-weight-asian="bold" style:font-weight-complex="bold"/>
    </style:style>
    <style:style style:name="P120" style:family="paragraph" style:parent-style-name="Standard">
      <style:text-properties fo:font-size="12pt" style:text-underline-style="none" fo:font-weight="normal" officeooo:rsid="002c5c6c" officeooo:paragraph-rsid="002c5c6c" style:font-size-asian="12pt" style:font-weight-asian="normal" style:font-size-complex="12pt" style:font-weight-complex="normal"/>
    </style:style>
    <style:style style:name="P121" style:family="paragraph" style:parent-style-name="Standard">
      <style:text-properties fo:font-size="12pt" style:text-underline-style="none" fo:font-weight="normal" officeooo:rsid="0029e108" officeooo:paragraph-rsid="0029e108" style:font-size-asian="12pt" style:font-weight-asian="normal" style:font-size-complex="12pt" style:font-weight-complex="normal"/>
    </style:style>
    <style:style style:name="P122" style:family="paragraph" style:parent-style-name="Standard">
      <style:text-properties fo:font-size="12pt" style:text-underline-style="none" fo:font-weight="normal" officeooo:rsid="002b70da" officeooo:paragraph-rsid="002b70da" style:font-size-asian="12pt" style:font-weight-asian="normal" style:font-size-complex="12pt" style:font-weight-complex="normal"/>
    </style:style>
    <style:style style:name="P123" style:family="paragraph" style:parent-style-name="Standard">
      <style:text-properties fo:font-size="12pt" style:text-underline-style="none" fo:font-weight="bold" officeooo:rsid="002c5c6c" officeooo:paragraph-rsid="002c5c6c" style:font-size-asian="12pt" style:font-weight-asian="bold" style:font-size-complex="12pt" style:font-weight-complex="bold"/>
    </style:style>
    <style:style style:name="P124" style:family="paragraph" style:parent-style-name="Standard">
      <style:text-properties fo:font-size="12pt" style:text-underline-style="solid" style:text-underline-width="auto" style:text-underline-color="font-color" fo:font-weight="bold" officeooo:rsid="0029e108" officeooo:paragraph-rsid="0029e108" style:font-size-asian="12pt" style:font-weight-asian="bold" style:font-size-complex="12pt" style:font-weight-complex="bold"/>
    </style:style>
    <style:style style:name="P125" style:family="paragraph" style:parent-style-name="Standard">
      <style:text-properties officeooo:paragraph-rsid="0031d140"/>
    </style:style>
    <style:style style:name="P126" style:family="paragraph" style:parent-style-name="Table_20_Contents">
      <style:text-properties officeooo:rsid="00076601" officeooo:paragraph-rsid="00076601"/>
    </style:style>
    <style:style style:name="P127" style:family="paragraph" style:parent-style-name="Table_20_Contents">
      <style:text-properties officeooo:rsid="0007d314" officeooo:paragraph-rsid="0007d314"/>
    </style:style>
    <style:style style:name="P128" style:family="paragraph" style:parent-style-name="Table_20_Contents">
      <style:text-properties officeooo:rsid="0008cd83" officeooo:paragraph-rsid="0008cd83"/>
    </style:style>
    <style:style style:name="P129" style:family="paragraph" style:parent-style-name="Table_20_Contents">
      <style:text-properties officeooo:rsid="0008cd83" officeooo:paragraph-rsid="00097cb0"/>
    </style:style>
    <style:style style:name="P130" style:family="paragraph" style:parent-style-name="Table_20_Contents">
      <style:text-properties officeooo:rsid="00097cb0" officeooo:paragraph-rsid="00097cb0"/>
    </style:style>
    <style:style style:name="P131" style:family="paragraph" style:parent-style-name="Table_20_Contents">
      <style:text-properties officeooo:rsid="0010f11f"/>
    </style:style>
    <style:style style:name="P132" style:family="paragraph" style:parent-style-name="Table_20_Contents">
      <style:text-properties officeooo:rsid="0010f11f" officeooo:paragraph-rsid="0010f11f"/>
    </style:style>
    <style:style style:name="P133" style:family="paragraph" style:parent-style-name="Table_20_Contents">
      <style:text-properties officeooo:rsid="0012241d" officeooo:paragraph-rsid="0012241d"/>
    </style:style>
    <style:style style:name="P134" style:family="paragraph" style:parent-style-name="Table_20_Contents">
      <style:text-properties style:font-name="Liberation Serif1"/>
    </style:style>
    <style:style style:name="P135" style:family="paragraph" style:parent-style-name="Table_20_Contents">
      <style:text-properties style:font-name="Liberation Serif1" officeooo:rsid="00206aa5" officeooo:paragraph-rsid="00206aa5"/>
    </style:style>
    <style:style style:name="P136" style:family="paragraph" style:parent-style-name="Table_20_Contents">
      <style:paragraph-properties fo:text-align="center" style:justify-single-word="false"/>
      <style:text-properties style:font-name="Liberation Serif1" officeooo:rsid="00206aa5" officeooo:paragraph-rsid="00206aa5"/>
    </style:style>
    <style:style style:name="P137" style:family="paragraph" style:parent-style-name="Table_20_Contents">
      <style:text-properties style:font-name="Liberation Serif1" officeooo:rsid="0021ebc3" officeooo:paragraph-rsid="0021ebc3"/>
    </style:style>
    <style:style style:name="P138" style:family="paragraph" style:parent-style-name="Table_20_Contents">
      <style:text-properties style:font-name="Liberation Serif1" officeooo:rsid="0021ebc3" officeooo:paragraph-rsid="0022b0b0"/>
    </style:style>
    <style:style style:name="P139" style:family="paragraph" style:parent-style-name="Table_20_Contents">
      <style:text-properties style:font-name="Liberation Serif1" officeooo:rsid="0022b0b0" officeooo:paragraph-rsid="0022b0b0"/>
    </style:style>
    <style:style style:name="P140" style:family="paragraph" style:parent-style-name="Table_20_Contents">
      <style:paragraph-properties fo:text-align="center" style:justify-single-word="false"/>
      <style:text-properties style:font-name="Liberation Serif1" officeooo:rsid="0022b0b0" officeooo:paragraph-rsid="0022b0b0"/>
    </style:style>
    <style:style style:name="P141" style:family="paragraph" style:parent-style-name="Table_20_Contents">
      <style:text-properties style:font-name="Liberation Serif1" officeooo:rsid="0023dee8" officeooo:paragraph-rsid="0023dee8"/>
    </style:style>
    <style:style style:name="P142" style:family="paragraph" style:parent-style-name="Table_20_Contents">
      <style:text-properties style:font-name="Liberation Serif"/>
    </style:style>
    <style:style style:name="P143" style:family="paragraph" style:parent-style-name="Table_20_Contents">
      <style:text-properties style:font-name="Liberation Serif" officeooo:rsid="0022b0b0" officeooo:paragraph-rsid="0022b0b0"/>
    </style:style>
    <style:style style:name="P144" style:family="paragraph" style:parent-style-name="Table_20_Contents">
      <style:text-properties style:font-name="Liberation Serif" officeooo:rsid="0023dee8" officeooo:paragraph-rsid="0023dee8"/>
    </style:style>
    <style:style style:name="P145" style:family="paragraph" style:parent-style-name="Table_20_Contents">
      <style:text-properties style:font-name="Liberation Serif" officeooo:rsid="002ff6d7" officeooo:paragraph-rsid="002ff6d7"/>
    </style:style>
    <style:style style:name="P146" style:family="paragraph" style:parent-style-name="Table_20_Contents">
      <style:text-properties style:font-name="Liberation Serif" officeooo:rsid="002ff6d7" officeooo:paragraph-rsid="00341d9f"/>
    </style:style>
    <style:style style:name="P147" style:family="paragraph" style:parent-style-name="Table_20_Contents">
      <style:text-properties style:font-name="Liberation Serif" officeooo:rsid="0032eca3" officeooo:paragraph-rsid="0032eca3"/>
    </style:style>
    <style:style style:name="P148" style:family="paragraph" style:parent-style-name="Table_20_Contents">
      <style:text-properties style:font-name="Liberation Serif" officeooo:paragraph-rsid="00341d9f"/>
    </style:style>
    <style:style style:name="P149" style:family="paragraph" style:parent-style-name="Table_20_Contents">
      <style:text-properties style:font-name="Liberation Serif" officeooo:rsid="00341d9f" officeooo:paragraph-rsid="00341d9f"/>
    </style:style>
    <style:style style:name="P150" style:family="paragraph" style:parent-style-name="Table_20_Contents">
      <style:text-properties style:font-name="Liberation Serif" officeooo:rsid="00341d9f" officeooo:paragraph-rsid="00341d9f" fo:background-color="#ff0000"/>
    </style:style>
    <style:style style:name="P151" style:family="paragraph" style:parent-style-name="Table_20_Contents">
      <style:text-properties style:font-name="Liberation Serif" officeooo:rsid="003575b7" officeooo:paragraph-rsid="003575b7"/>
    </style:style>
    <style:style style:name="P152" style:family="paragraph" style:parent-style-name="Table_20_Contents">
      <style:text-properties style:font-name="Liberation Serif" officeooo:rsid="00341d9f" officeooo:paragraph-rsid="003575b7" fo:background-color="transparent"/>
    </style:style>
    <style:style style:name="P153" style:family="paragraph" style:parent-style-name="Table_20_Contents">
      <style:text-properties style:font-name="Liberation Serif" officeooo:rsid="003575b7" officeooo:paragraph-rsid="003575b7" fo:background-color="transparent"/>
    </style:style>
    <style:style style:name="P154" style:family="paragraph" style:parent-style-name="Table_20_Contents">
      <style:text-properties style:font-name="Liberation Serif" officeooo:rsid="003cd6ae" officeooo:paragraph-rsid="003cd6ae"/>
    </style:style>
    <style:style style:name="P155" style:family="paragraph" style:parent-style-name="Table_20_Contents">
      <style:text-properties style:font-name="Liberation Serif" officeooo:rsid="0040668f" officeooo:paragraph-rsid="0040668f"/>
    </style:style>
    <style:style style:name="P156" style:family="paragraph" style:parent-style-name="Table_20_Contents">
      <style:text-properties officeooo:rsid="0025ff60" officeooo:paragraph-rsid="0025ff60"/>
    </style:style>
    <style:style style:name="P157" style:family="paragraph" style:parent-style-name="Table_20_Contents">
      <style:text-properties officeooo:rsid="00260dbc" officeooo:paragraph-rsid="00260dbc"/>
    </style:style>
    <style:style style:name="P158" style:family="paragraph" style:parent-style-name="Table_20_Contents">
      <style:text-properties officeooo:rsid="0027e662" officeooo:paragraph-rsid="0027e662"/>
    </style:style>
    <style:style style:name="P159" style:family="paragraph" style:parent-style-name="Table_20_Contents">
      <style:text-properties officeooo:rsid="0029e108" officeooo:paragraph-rsid="0029e108"/>
    </style:style>
    <style:style style:name="P160" style:family="paragraph" style:parent-style-name="Table_20_Contents">
      <style:text-properties officeooo:rsid="0029e108" officeooo:paragraph-rsid="002b70da"/>
    </style:style>
    <style:style style:name="P161" style:family="paragraph" style:parent-style-name="Table_20_Contents">
      <style:text-properties officeooo:rsid="002b70da" officeooo:paragraph-rsid="002b70da"/>
    </style:style>
    <style:style style:name="P162" style:family="paragraph" style:parent-style-name="Table_20_Contents">
      <style:text-properties officeooo:rsid="002c5c6c" officeooo:paragraph-rsid="002c5c6c"/>
    </style:style>
    <style:style style:name="P163" style:family="paragraph" style:parent-style-name="Table_20_Contents">
      <style:paragraph-properties fo:text-align="center" style:justify-single-word="false"/>
      <style:text-properties officeooo:rsid="002c5c6c" officeooo:paragraph-rsid="002c5c6c"/>
    </style:style>
    <style:style style:name="P164" style:family="paragraph" style:parent-style-name="Table_20_Contents">
      <style:text-properties officeooo:paragraph-rsid="002c5c6c"/>
    </style:style>
    <style:style style:name="P165" style:family="paragraph" style:parent-style-name="Table_20_Contents">
      <style:text-properties officeooo:rsid="002cee33" officeooo:paragraph-rsid="002cee33"/>
    </style:style>
    <style:style style:name="P166" style:family="paragraph" style:parent-style-name="Table_20_Contents">
      <style:text-properties officeooo:paragraph-rsid="00341d9f"/>
    </style:style>
    <style:style style:name="P167" style:family="paragraph">
      <loext:graphic-properties draw:fill="none" draw:fill-color="#ffffff"/>
    </style:style>
    <style:style style:name="P168" style:family="paragraph">
      <style:paragraph-properties fo:text-align="center"/>
    </style:style>
    <style:style style:name="T1" style:family="text">
      <style:text-properties officeooo:rsid="0001c479"/>
    </style:style>
    <style:style style:name="T2" style:family="text">
      <style:text-properties officeooo:rsid="0004090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365d" style:font-weight-asian="bold" style:font-weight-complex="bold"/>
    </style:style>
    <style:style style:name="T5" style:family="text">
      <style:text-properties officeooo:rsid="0005365d"/>
    </style:style>
    <style:style style:name="T6" style:family="text">
      <style:text-properties officeooo:rsid="0007660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7660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c9211e"/>
    </style:style>
    <style:style style:name="T11" style:family="text">
      <style:text-properties fo:color="#c9211e" officeooo:rsid="000d5c6f"/>
    </style:style>
    <style:style style:name="T12" style:family="text">
      <style:text-properties fo:color="#c9211e" fo:font-weight="bold" officeooo:rsid="00341d9f" style:font-weight-asian="bold" style:font-weight-complex="bold"/>
    </style:style>
    <style:style style:name="T13" style:family="text">
      <style:text-properties officeooo:rsid="000b9f0b"/>
    </style:style>
    <style:style style:name="T14" style:family="text">
      <style:text-properties officeooo:rsid="000d5c6f"/>
    </style:style>
    <style:style style:name="T15" style:family="text">
      <style:text-properties officeooo:rsid="000fc2fc"/>
    </style:style>
    <style:style style:name="T16" style:family="text">
      <style:text-properties officeooo:rsid="00139434"/>
    </style:style>
    <style:style style:name="T17" style:family="text">
      <style:text-properties officeooo:rsid="0015e4dc"/>
    </style:style>
    <style:style style:name="T18" style:family="text">
      <style:text-properties style:font-name="Liberation Serif1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1" style:text-underline-style="none" officeooo:rsid="0016026c"/>
    </style:style>
    <style:style style:name="T21" style:family="text">
      <style:text-properties style:font-name="Liberation Serif1" style:text-underline-style="none" officeooo:rsid="0018428a"/>
    </style:style>
    <style:style style:name="T22" style:family="text">
      <style:text-properties style:font-name="Liberation Serif1" style:text-underline-style="none" officeooo:rsid="0018db2a"/>
    </style:style>
    <style:style style:name="T23" style:family="text">
      <style:text-properties style:font-name="Liberation Serif1" style:text-underline-style="none" officeooo:rsid="001b08ca"/>
    </style:style>
    <style:style style:name="T24" style:family="text">
      <style:text-properties style:font-name="Liberation Serif1" style:text-underline-style="none" officeooo:rsid="001ceb44"/>
    </style:style>
    <style:style style:name="T25" style:family="text">
      <style:text-properties style:font-name="Liberation Serif1" style:text-underline-style="none" officeooo:rsid="0044e07b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style:text-underline-style="solid" style:text-underline-width="auto" style:text-underline-color="font-color"/>
    </style:style>
    <style:style style:name="T28" style:family="text">
      <style:text-properties style:font-name="Liberation Serif" style:text-underline-style="none"/>
    </style:style>
    <style:style style:name="T29" style:family="text">
      <style:text-properties style:font-name="Liberation Serif" officeooo:rsid="002df4be"/>
    </style:style>
    <style:style style:name="T30" style:family="text">
      <style:text-properties style:font-name="Liberation Serif" fo:font-weight="normal" officeooo:rsid="0031d140" style:font-weight-asian="normal" style:font-weight-complex="normal"/>
    </style:style>
    <style:style style:name="T31" style:family="text">
      <style:text-properties style:font-name="Liberation Serif" fo:font-weight="normal" officeooo:rsid="004f59a8" style:font-weight-asian="normal" style:font-weight-complex="normal"/>
    </style:style>
    <style:style style:name="T32" style:family="text">
      <style:text-properties style:font-name="Liberation Serif" fo:font-weight="normal" officeooo:rsid="0032eca3" style:font-weight-asian="normal" style:font-weight-complex="normal"/>
    </style:style>
    <style:style style:name="T33" style:family="text">
      <style:text-properties style:font-name="Liberation Serif" officeooo:rsid="004ff478"/>
    </style:style>
    <style:style style:name="T34" style:family="text">
      <style:text-properties style:font-name="Liberation Serif" officeooo:rsid="00341d9f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06aa5" style:font-weight-asian="normal" style:font-weight-complex="normal"/>
    </style:style>
    <style:style style:name="T37" style:family="text">
      <style:text-properties fo:font-weight="normal" officeooo:rsid="0021ebc3" style:font-weight-asian="normal" style:font-weight-complex="normal"/>
    </style:style>
    <style:style style:name="T38" style:family="text">
      <style:text-properties officeooo:rsid="0022b0b0"/>
    </style:style>
    <style:style style:name="T39" style:family="text">
      <style:text-properties officeooo:rsid="0023dee8"/>
    </style:style>
    <style:style style:name="T40" style:family="text">
      <style:text-properties officeooo:rsid="002429e0"/>
    </style:style>
    <style:style style:name="T41" style:family="text">
      <style:text-properties officeooo:rsid="0027e662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font-size="16pt" style:text-underline-style="none" fo:font-weight="normal" officeooo:rsid="0029e108" style:font-size-asian="16pt" style:font-weight-asian="normal" style:font-size-complex="16pt" style:font-weight-complex="normal"/>
    </style:style>
    <style:style style:name="T44" style:family="text">
      <style:text-properties officeooo:rsid="002b70da"/>
    </style:style>
    <style:style style:name="T45" style:family="text">
      <style:text-properties officeooo:rsid="002c5c6c"/>
    </style:style>
    <style:style style:name="T46" style:family="text">
      <style:text-properties officeooo:rsid="0032eca3"/>
    </style:style>
    <style:style style:name="T47" style:family="text">
      <style:text-properties officeooo:rsid="003575b7"/>
    </style:style>
    <style:style style:name="T48" style:family="text">
      <style:text-properties fo:color="#ff0000" style:font-name="Liberation Serif" fo:font-weight="normal" officeooo:rsid="003575b7" style:font-weight-asian="normal" style:font-weight-complex="normal"/>
    </style:style>
    <style:style style:name="T49" style:family="text">
      <style:text-properties fo:color="#ff0000" style:font-name="Liberation Serif" fo:font-weight="normal" officeooo:rsid="004f59a8" style:font-weight-asian="normal" style:font-weight-complex="normal"/>
    </style:style>
    <style:style style:name="T50" style:family="text">
      <style:text-properties fo:color="#ff0000" style:font-name="Liberation Serif" fo:font-weight="normal" officeooo:rsid="004ff478" style:font-weight-asian="normal" style:font-weight-complex="normal"/>
    </style:style>
    <style:style style:name="T51" style:family="text">
      <style:text-properties officeooo:rsid="0037b4e8"/>
    </style:style>
    <style:style style:name="T52" style:family="text">
      <style:text-properties officeooo:rsid="00425f6a"/>
    </style:style>
    <style:style style:name="T53" style:family="text">
      <style:text-properties officeooo:rsid="00437cd1"/>
    </style:style>
    <style:style style:name="T54" style:family="text">
      <style:text-properties officeooo:rsid="0043d96c"/>
    </style:style>
    <style:style style:name="T55" style:family="text">
      <style:text-properties officeooo:rsid="0046b971"/>
    </style:style>
    <style:style style:name="T56" style:family="text">
      <style:text-properties officeooo:rsid="00499d64"/>
    </style:style>
    <style:style style:name="T57" style:family="text">
      <style:text-properties officeooo:rsid="004a5815"/>
    </style:style>
    <style:style style:name="T58" style:family="text">
      <style:text-properties officeooo:rsid="004b77b9"/>
    </style:style>
    <style:style style:name="T59" style:family="text">
      <style:text-properties officeooo:rsid="004d0c64"/>
    </style:style>
    <style:style style:name="T60" style:family="text">
      <style:text-properties officeooo:rsid="005216f3"/>
    </style:style>
    <style:style style:name="T61" style:family="text">
      <style:text-properties officeooo:rsid="00539602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ção à codificação multimédia (compressão)</text:p>
      <text:p text:style-name="P1"/>
      <text:p text:style-name="P1">→A compressão é absolutamente essencial para permitir o uso dos tipos de media não estruturados: AUD, VID, IMG (Revisão de exemplos de motivação)</text:p>
      <text:p text:style-name="P1"/>
      <text:p text:style-name="P1">→ Objetivos da codificação multimédia:</text:p>
      <text:p text:style-name="P1"/>
      <text:p text:style-name="P1">a) Para reduzir o espaço de armazenamento ocupado (mede-se em bytes)</text:p>
      <text:p text:style-name="P1">b) Para transmitir/ stream em redes computadores reduzindo largura de banda (mede-se em bps)</text:p>
      <text:p text:style-name="P1"/>
      <text:p text:style-name="P5">Motivação:</text:p>
      <text:p text:style-name="P2"/>
      <text:p text:style-name="P2">Exemplo 1</text:p>
      <text:p text:style-name="P1">Calcular a quantidade de dados armazenados numa frame de vídeo PAL digitalizada (uma imagem bitmap)</text:p>
      <text:p text:style-name="P1"/>
      <text:p text:style-name="P1">Carateristicas PAL:</text:p>
      <text:p text:style-name="P1">25fps; 576x768 ; 24bpp(RGB)</text:p>
      <text:p text:style-name="P1"/>
      <text:p text:style-name="P1">Cada componente R,G e B possui 255 tonalidades (1 byte)</text:p>
      <text:p text:style-name="P1"/>
      <text:p text:style-name="P1">00000000 – mais escuro</text:p>
      <text:p text:style-name="P1">.</text:p>
      <text:p text:style-name="P1">.</text:p>
      <text:p text:style-name="P1">.</text:p>
      <text:p text:style-name="P1">11111111 - mais claro</text:p>
      <text:p text:style-name="P1"/>
      <text:p text:style-name="P1">Espaço = 576*768*24=10616832 bits/8 <text:span text:style-name="T1">bytes</text:span>/<text:span text:style-name="T1">1024 kbyte</text:span> = <text:span text:style-name="T1">1296 kbytes</text:span></text:p>
      <text:p text:style-name="P1"/>
      <text:p text:style-name="P3">Exemplo 2</text:p>
      <text:p text:style-name="P13">Qual é a largura de banda necessária para transmitir este vídeo?</text:p>
      <text:p text:style-name="P13"/>
      <text:p text:style-name="P13">LB=1296kb(1 frame)*25fps = 32400 kbytes/s = (32400*8)/1024=253,125 Mbit/s ← bit rate ou débito binário (muito grande para a qualidade)</text:p>
      <text:p text:style-name="P13"/>
      <text:p text:style-name="P3">Exemplo 3</text:p>
      <text:p text:style-name="P16">Considerando o espaço ocupado num suporte ótico DVD-R, quantos minutos deste vídeo seria capaz de armazenar</text:p>
      <text:p text:style-name="P16"/>
      <text:p text:style-name="P16">tempo= capacidade do disco ótico/débito binário do vídeo = (4,377Gbytes)/(32400kbytes/s) = (4,377*1024*1024 kbytes)/ (32400 kbytes/s)=141.65s/60=2,36 min</text:p>
      <text:p text:style-name="P16"/>
      <text:p text:style-name="P4">Exemplo 4</text:p>
      <text:p text:style-name="P14">Considerando que temos uma longa metragem(90 min) deste vídeo. Que espaço ocupa no drive?</text:p>
      <text:p text:style-name="P14"/>
      <text:p text:style-name="P14">Espaço=32400kbytes/s*90*60=(174960000 kbytes)/(1024*1024)=166.85 Gbytes</text:p>
      <text:p text:style-name="P14"/>
      <text:p text:style-name="P7">Modos e categorias para compressão</text:p>
      <text:p text:style-name="P1"/>
      <text:p text:style-name="P17"><text:soft-page-break/>a) Quanto ao modo como a informação é comprimida, isto é, quanto à forma como os algoritmos comprimem a informação:</text:p>
      <text:p text:style-name="P17"/>
      <text:p text:style-name="P4">C.S.P (compressão sem perdas - lossless) – <text:span text:style-name="T2">técnicas que apenas otimizam a representação binária, removendo a redundância </text:span></text:p>
      <text:p text:style-name="P4"/>
      <text:p text:style-name="P14">As técnicas de C.S.P permitem recuperar a informação original após compressão e subsequente descompressão.</text:p>
      <text:p text:style-name="P14"/>
      <text:p text:style-name="P11">Fluxo de dados de saída = Fluxo de dados de entrada</text:p>
      <text:p text:style-name="P11"/>
      <text:p text:style-name="P25">Usada para compressão de:</text:p>
      <text:p text:style-name="P25">TXT</text:p>
      <text:p text:style-name="P25">Gráficos vetoriais</text:p>
      <text:p text:style-name="P25">Animação</text:p>
      <text:p text:style-name="P25">Imagem c/ qualidade</text:p>
      <text:p text:style-name="P25">Código executável</text:p>
      <text:p text:style-name="P14"/>
      <text:p text:style-name="P4">C.C.P (compressão com perdas – lossy) – <text:span text:style-name="T2">técnicas que eliminam informação impercetível ao ser humano</text:span></text:p>
      <text:p text:style-name="P4"/>
      <text:p text:style-name="P15">Neste caso, a compressão é irreversível, conduzindo à perda <text:span text:style-name="T56">de</text:span> alguma informação de alguns dados originais.</text:p>
      <text:p text:style-name="P15"/>
      <text:p text:style-name="P12">Fluxo de dados de saída &lt;&gt; Fluxo de dados de entrada</text:p>
      <text:p text:style-name="P12"/>
      <text:p text:style-name="P25">Usada para compressão de:</text:p>
      <text:p text:style-name="P25">Fotografias genéricas</text:p>
      <text:p text:style-name="P25">Audio p streaming</text:p>
      <text:p text:style-name="P25">Vídeo p streaming</text:p>
      <text:p text:style-name="P12"/>
      <text:p text:style-name="P18">Esquema geral para os codecs multimédia</text:p>
      <text:p text:style-name="P18"/>
      <text:p text:style-name="P22">AUD<text:tab/>Fluxo de </text:p>
      <text:p text:style-name="P22">VID<text:tab/>dados<text:tab/>→<text:tab/><text:span text:style-name="T3">Codificador →<text:tab/>Armazenamento→</text:span><text:span text:style-name="T4"><text:tab/>Descodificador → <text:s text:c="2"/></text:span><text:span text:style-name="T5">Fluxo de dados</text:span></text:p>
      <text:p text:style-name="P23">IMG<text:tab/>original<text:tab/><text:tab/><text:tab/><text:tab/><text:span text:style-name="T3">ou transmissão<text:tab/><text:tab/><text:tab/><text:tab/></text:span><text:span text:style-name="T5">de Saída</text:span></text:p>
      <text:p text:style-name="P22"><text:tab/>(s/ compressão)<text:tab/><text:tab/><text:tab/><text:span text:style-name="T5">(discos, streaming…)</text:span></text:p>
      <text:p text:style-name="P24"/>
      <text:p text:style-name="P24">Fluxo de dados comprimidos = Sequência de códigos binários</text:p>
      <text:p text:style-name="P24"/>
      <text:p text:style-name="P24">Rácio de compressão = nº de bytes de entrada (original) / nº de byte<text:span text:style-name="T52">s</text:span> do fluxo comprimido</text:p>
      <text:p text:style-name="P24">(Rácio = Bytes IN / Bytes coded)</text:p>
      <text:p text:style-name="P24"/>
      <text:p text:style-name="P24">Quanto maior for o rácio de compressão, mais comprimido fica o fluxo de dados original, isto é, menor fica o espaço ocupado pelo fluxo de dados comprimidos (codificado)</text:p>
      <text:p text:style-name="P24"/>
      <text:p text:style-name="P25">b) As categorias de compressão permitem classificar os algoritmos/técnicas de compressão/ codecs quanto à forma como o algoritmo encara a informação a comprimir</text:p>
      <text:p text:style-name="P25"/>
      <text:p text:style-name="P25"><text:soft-page-break/>1º Técnicas de codificação de entropia (Entropy encoding)</text:p>
      <text:p text:style-name="P25">→ Não têm em consideração a natureza dos dados a comprimir</text:p>
      <text:p text:style-name="P25">→ <text:span text:style-name="T6">Tratam o fluxo de dados de entrada como uma sequência de símbolos genéricos (1 símbolo = 1 byte) </text:span></text:p>
      <text:p text:style-name="P25">→<text:span text:style-name="T6"> A informação a comprimir é uma sequência binária: </text:span><text:span text:style-name="T8">ignoram a semântica dos dados!</text:span></text:p>
      <text:p text:style-name="P26">2º Técnicas de codificação de fonte (Source encoding)</text:p>
      <text:p text:style-name="P26">→ Têm em consideração o tipo de media que estão a comprimir<text:tab/></text:p>
      <text:p text:style-name="P26">→ As transformações que estas técnicas operam dependem do tipo de dados que comprimem (AUD, VID, IMG)</text:p>
      <text:p text:style-name="P26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26">Categoria</text:p>
          </table:table-cell>
          <table:table-cell table:style-name="Tabela1.A1" office:value-type="string">
            <text:p text:style-name="P126">Característica</text:p>
          </table:table-cell>
          <table:table-cell table:style-name="Tabela1.A1" office:value-type="string">
            <text:p text:style-name="P126">Modo de compressão</text:p>
          </table:table-cell>
          <table:table-cell table:style-name="Tabela1.A1" office:value-type="string">
            <text:p text:style-name="P126">Operação</text:p>
          </table:table-cell>
          <table:table-cell table:style-name="Tabela1.E1" office:value-type="string">
            <text:p text:style-name="P127">Exemplos</text:p>
          </table:table-cell>
        </table:table-row>
        <table:table-row>
          <table:table-cell table:style-name="Tabela1.A2" office:value-type="string">
            <text:p text:style-name="P126">Entropy encoding</text:p>
          </table:table-cell>
          <table:table-cell table:style-name="Tabela1.A2" office:value-type="string">
            <text:p text:style-name="P126">Ignoram a semântica dos dados a comprimir</text:p>
          </table:table-cell>
          <table:table-cell table:style-name="Tabela1.A2" office:value-type="string">
            <text:p text:style-name="P126">C.S.P</text:p>
          </table:table-cell>
          <table:table-cell table:style-name="Tabela1.A2" office:value-type="string">
            <text:p text:style-name="P126">Remoção de redundância ou otimização da representação binária</text:p>
          </table:table-cell>
          <table:table-cell table:style-name="Tabela1.E2" office:value-type="string">
            <text:p text:style-name="P127">ZIP, RAR, LZ77, LZW</text:p>
          </table:table-cell>
        </table:table-row>
        <table:table-row>
          <table:table-cell table:style-name="Tabela1.A2" office:value-type="string">
            <text:p text:style-name="P126">Source encoding</text:p>
            <text:p text:style-name="P126"/>
          </table:table-cell>
          <table:table-cell table:style-name="Tabela1.A2" office:value-type="string">
            <text:p text:style-name="P126">Atendem ao tipo de media a comprimir</text:p>
          </table:table-cell>
          <table:table-cell table:style-name="Tabela1.A2" office:value-type="string">
            <text:p text:style-name="P126">C.C.P ou C.S.P</text:p>
          </table:table-cell>
          <table:table-cell table:style-name="Tabela1.A2" office:value-type="string">
            <text:p text:style-name="P127">QUANTIFICAÇÃO</text:p>
            <text:p text:style-name="P127">- Sequências de amostras sonoras</text:p>
            <text:p text:style-name="P127">- Pixeis de imagem</text:p>
            <text:p text:style-name="P127">- Sequências de frames de vídeo</text:p>
          </table:table-cell>
          <table:table-cell table:style-name="Tabela1.E2" office:value-type="string">
            <text:p text:style-name="P127">JPEG, MPEG</text:p>
          </table:table-cell>
        </table:table-row>
      </table:table>
      <text:p text:style-name="P26"/>
      <text:p text:style-name="P27">Não confundir o formato contentor com a técnica de compressão: </text:p>
      <text:p text:style-name="P27">.avi → Vídeo comprimido em mpeg-2/ mpeg-4 / H.264 /H.265</text:p>
      <text:p text:style-name="P27">.zip → deflate / huffman/ LZW / LZ77 </text:p>
      <text:p text:style-name="P27"/>
      <text:p text:style-name="P10">Exemplo de um codificador de entropia simples:</text:p>
      <text:p text:style-name="P27"/>
      <text:p text:style-name="P28">Pretende-se comprimir o seguinte saldo bancário:</text:p>
      <text:p text:style-name="P28"/>
      <text:p text:style-name="P28">43000000000091 =&gt; 43<text:span text:style-name="T3">!10</text:span>91 (a flag ! Indica o nº de zeros)</text:p>
      <text:p text:style-name="P28"/>
      <text:p text:style-name="P28">Rácio = 14 bytes/6bytes (a contagem “10” só ocupa um byte)</text:p>
      <text:p text:style-name="P2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8"/>
          </table:table-cell>
          <table:table-cell table:style-name="Tabela2.B1" office:value-type="string">
            <text:p text:style-name="P128">Types:</text:p>
          </table:table-cell>
        </table:table-row>
        <table:table-row table:style-name="Tabela2.2">
          <table:table-cell table:style-name="Tabela2.A2" office:value-type="string">
            <text:p text:style-name="P129">Entropy encoders</text:p>
          </table:table-cell>
          <table:table-cell table:style-name="Tabela2.B2" office:value-type="string">
            <text:p text:style-name="P128">a) Técnicas de supressão de sequências repetitivas (RLE)</text:p>
            <text:p text:style-name="P128">b) Técnicas de codificação estatística (comprimento variável)</text:p>
            <text:p text:style-name="P128">c) Técnicas baseadas em dicionários (comprimento fixo)</text:p>
          </table:table-cell>
        </table:table-row>
        <text:soft-page-break/>
        <table:table-row table:style-name="Tabela2.2">
          <table:table-cell table:style-name="Tabela2.A3" office:value-type="string">
            <text:p text:style-name="P130">Source encoders</text:p>
          </table:table-cell>
          <table:table-cell table:style-name="Tabela2.B3" office:value-type="string">
            <text:p text:style-name="P130">a) Técnicas baseadas em transformadas</text:p>
            <text:p text:style-name="P130">b) Técnicas de codificação diferencial</text:p>
            <text:p text:style-name="P130">c) Técnicas de quantificação vetorial</text:p>
          </table:table-cell>
        </table:table-row>
      </table:table>
      <text:p text:style-name="P29">1.3 <text:span text:style-name="T53">Técnicas</text:span> de codificação de entropia (claude shannon, teoria da informação, 1956)</text:p>
      <text:p text:style-name="P29"/>
      <text:p text:style-name="P29">a) Supressão de sequências repetitivas (+simples, + básicas, + antigas)</text:p>
      <text:p text:style-name="P29">→Produzem códigos (comprimidos) de comprimento fixo</text:p>
      <text:p text:style-name="P29">→ Princípio de funcionamento</text:p>
      <text:p text:style-name="P29">a) Parse and detect</text:p>
      <text:p text:style-name="P29"><text:tab/>→Detetar sequências repetitivas de bits ou bytes</text:p>
      <text:p text:style-name="P29">b) Subsequente substituição por um valor que representa o número de ocorrências</text:p>
      <text:p text:style-name="P29"/>
      <text:p text:style-name="P29">→ Há duas formas mais comuns de implementar</text:p>
      <text:p text:style-name="P29">1º) Substituição de zeros ou espaços</text:p>
      <text:p text:style-name="P29">→ Exige que se especifique o tipo de dados de entrada (numéricos ou texto)</text:p>
      <text:p text:style-name="P29">→ Apenas funciona num byte pré-determinado 0 ou <text:s/>|_| (espaço)</text:p>
      <text:p text:style-name="P29">→ Uma sequência repetitiva de zeros/espaços substitui-se por um TOKEN: Flag seguida do nº de ocorrências</text:p>
      <text:p text:style-name="P29">Ex: 7420000000000005 =&gt; 16 bytes</text:p>
      <text:p text:style-name="P29"/>
      <text:p text:style-name="P29">Seq. comprimida: 742<text:span text:style-name="T10">!12</text:span>5 =&gt; 5bytes </text:p>
      <text:p text:style-name="P29"/>
      <text:p text:style-name="P21">O token (!12) só ocupa um byte</text:p>
      <text:p text:style-name="P29"/>
      <text:p text:style-name="P29">Rácio= 16/<text:span text:style-name="T60">5</text:span>=2,66:1 (Lê-se 2,66 para 1)</text:p>
      <text:p text:style-name="P29"/>
      <text:p text:style-name="P30">Problemas: </text:p>
      <text:p text:style-name="P30">-Ineficiente (só funciona para um token)</text:p>
      <text:p text:style-name="P30">-Quanto existem repetições superiores a 255 requer novo token</text:p>
      <text:p text:style-name="P30"><text:s/></text:p>
      <text:p text:style-name="P29">2º) Método RLE: Run-lenght Encoding</text:p>
      <text:p text:style-name="P29">→<text:span text:style-name="T13"> Permite substituir qualquer char ou símbolo repetitivo modificando o token:</text:span></text:p>
      <text:p text:style-name="P29">! <text:span text:style-name="T13">&lt;n&gt; &lt;c&gt;</text:span></text:p>
      <text:p text:style-name="P29">! - <text:span text:style-name="T13">flag</text:span></text:p>
      <text:p text:style-name="P30">&lt;n&gt; - nº repetições</text:p>
      <text:p text:style-name="P30">&lt;c&gt; - char que se repete</text:p>
      <text:p text:style-name="P30"/>
      <text:p text:style-name="P30">=&gt; Substitui qualquer sequência repetitiva por 1 token de 3 bytes</text:p>
      <text:p text:style-name="P30">=&gt; Só tem interesse quando o nº repetições &gt;= 4</text:p>
      <text:p text:style-name="P30"/>
      <text:p text:style-name="P30">Exemplo:</text:p>
      <text:p text:style-name="P30">ABCCCCCCABCABC<text:tab/><text:tab/><text:tab/><text:tab/>Rácio=14/11=1,28:1</text:p>
      <text:p text:style-name="P30"/>
      <text:p text:style-name="P30">RLE: AB<text:span text:style-name="T10">!6C</text:span>ABCABC</text:p>
      <text:p text:style-name="P30"/>
      <text:p text:style-name="P30"><text:soft-page-break/></text:p>
      <text:p text:style-name="P30">Os métodos baseados em dicionários permitem substituir sequências de vários chars idênticos.</text:p>
      <text:p text:style-name="P30"/>
      <text:p text:style-name="P31">A técnica RLE é muito usada na compressão de imagens (para guardar originais de forma +eficiente: BMP, TIFF, PSD)</text:p>
      <text:p text:style-name="P31"/>
      <text:p text:style-name="P31">=&gt; Exemplo para uma linha de Imagem 8bpp</text:p>
      <text:p text:style-name="P31"/>
      <text:p text:style-name="P31">75|75|75|75|75|75|10|45|58|30|30|30|30|8|8|8|8|8|8|8|3</text:p>
      <text:p text:style-name="P31"/>
      <text:p text:style-name="P31">Há 2 implementações possíveis para imagens:</text:p>
      <text:p text:style-name="P31"><text:span text:style-name="T10">6,</text:span>75,10,45,58,<text:span text:style-name="T10">4</text:span>,30,<text:span text:style-name="T10">5</text:span>,8,3 <text:span text:style-name="T10">Contagens</text:span></text:p>
      <text:p text:style-name="P41"/>
      <text:p text:style-name="P41">Como distinguir uma contagem de um valor de contagem do token?</text:p>
      <text:p text:style-name="P41"/>
      <text:p text:style-name="P41">a) Se a imagem apenas contiver 128 tonalidades distintas usa-se o bit + significativo para assinalar a flag (1)</text:p>
      <text:p text:style-name="P41"/>
      <text:p text:style-name="P42">000000000 </text:p>
      <text:p text:style-name="P42">cores originais</text:p>
      <text:p text:style-name="P42">011111111</text:p>
      <text:p text:style-name="P42"/>
      <text:p text:style-name="P42">10000000</text:p>
      <text:p text:style-name="P42">cores repetidas (contagem)</text:p>
      <text:p text:style-name="P42">11111111</text:p>
      <text:p text:style-name="P41"/>
      <text:p text:style-name="P42">b) Se houver mais do que 128 tonalidades, usa-se a tonalidade menos frequente (255) como flag</text:p>
      <text:p text:style-name="P42"/>
      <text:p text:style-name="P42">Pode ser necessário reduzir o número de tonalidades de 256 para 255, libertando o ultimo byte p/FLAG</text:p>
      <text:p text:style-name="P42"/>
      <text:p text:style-name="P42">Ex: <text:span text:style-name="T11">6,</text:span><text:span text:style-name="T14">75,10,45,58,</text:span><text:span text:style-name="T11">4</text:span><text:span text:style-name="T14">,30,</text:span><text:span text:style-name="T11">5</text:span><text:span text:style-name="T14">,8,3</text:span></text:p>
      <text:p text:style-name="P42"/>
      <text:p text:style-name="P42"><text:span text:style-name="T10">255,</text:span><text:span text:style-name="T11">6,</text:span><text:span text:style-name="T14">75,10,45,58,</text:span><text:span text:style-name="T10">255,</text:span><text:span text:style-name="T11">4</text:span><text:span text:style-name="T14">,30,</text:span><text:span text:style-name="T10">255,</text:span><text:span text:style-name="T11">5</text:span><text:span text:style-name="T14">,8,3</text:span></text:p>
      <text:p text:style-name="P41"/>
      <text:p text:style-name="P51">b) Codificação estatística (comprimento variável)</text:p>
      <text:p text:style-name="P43"/>
      <text:p text:style-name="P43"><draw:line text:anchor-type="paragraph" draw:z-index="0" draw:name="Forma1" draw:style-name="gr3" draw:text-style-name="P168" svg:x1="1.651cm" svg:y1="0.406cm" svg:x2="1.633cm" svg:y2="1.164cm"><text:p/></draw:line>Símbolo de comprimento fixo</text:p>
      <text:p text:style-name="P43"/>
      <text:p text:style-name="P43">Codificador estatístico (Uso de modelo de probabilidades p/ os simbolos)</text:p>
      <text:p text:style-name="P43"><draw:line text:anchor-type="paragraph" draw:z-index="1" draw:name="Forma2" draw:style-name="gr3" draw:text-style-name="P168" svg:x1="1.951cm" svg:y1="0.021cm" svg:x2="1.933cm" svg:y2="0.621cm"><text:p/></draw:line></text:p>
      <text:p text:style-name="P43">Código binário comprimido de comprimento variável</text:p>
      <text:p text:style-name="P43"/>
      <text:p text:style-name="P43">1º) Identificar os símbolos mais e menos frequentes (padrões de bits para símbolos mais extensos que um byte) </text:p>
      <text:p text:style-name="P43"/>
      <text:p text:style-name="P43">2º) Codifica os símbolos de acordo com o seguinte <text:span text:style-name="T54">princípio</text:span>:</text:p>
      <text:p text:style-name="P43">2.1) Os <text:span text:style-name="T54">símbolos</text:span> mais frequentes são codificados com menos bits</text:p>
      <text:p text:style-name="P43">2.2) Os <text:span text:style-name="T54">símbolos</text:span> menos frequentes são codificados com mais bits</text:p>
      <text:p text:style-name="P43"/>
      <text:p text:style-name="P43"><text:soft-page-break/>Requisito: exigem <text:span text:style-name="T15">a construção de 1 “Codebook” que faz corresponder os símbolos aos respetivos códigos</text:span></text:p>
      <text:p text:style-name="P43"/>
      <text:p text:style-name="P44">Respeitando a entropia dos dados originais</text:p>
      <text:p text:style-name="P44"/>
      <text:p text:style-name="P44">As implementações mais comuns:</text:p>
      <text:p text:style-name="P44">a) Substituição de padrões</text:p>
      <text:p text:style-name="P44">“Multimédia” → *M (substituição dos padrões que aparecem mais vezes)</text:p>
      <text:p text:style-name="P44"/>
      <text:p text:style-name="P44">b) O codificador de comprimento variável</text:p>
      <text:p text:style-name="P44">Basear a obtenção de códigos em àrvores binárias</text:p>
      <text:p text:style-name="P44">Ex: Shannon <text:s/>e Huffman</text:p>
      <text:p text:style-name="P44"/>
      <text:p text:style-name="P44">c) Codificação aritmética</text:p>
      <text:p text:style-name="P44">Trata-se o ficheiro todo como um único símbolo, portanto gera-se sempre um único código comprimido</text:p>
      <text:p text:style-name="P44"/>
      <text:p text:style-name="P44">Exemplo: Comparar a eficiência de codificação de um codificador estatístico (Huffman) com um código otimizado de comprimento fixo.</text:p>
      <text:p text:style-name="P44">Construi-se 1 ficheiro de texto com 100 000 chars gerados aleatoriamente a partir do alfabeto {a,b,c,d,e,f}</text:p>
      <text:p text:style-name="P44"/>
      <text:p text:style-name="P45">a) Usando ASCII → 8 bits por char (8bpc) → 800 <text:span text:style-name="T54">0</text:span>00 bits</text:p>
      <text:p text:style-name="P45"/>
      <text:p text:style-name="P45">b) Usei 1 código otimizado de comprimento fixo → 3 bits por char → 300 000 bits</text:p>
      <text:p text:style-name="P45"/>
      <text:p text:style-name="P45">c) Usei 1 codificador estatístico de Huffman → 1,3 e 4 bpc → 224 000 bits</text:p>
      <text:p text:style-name="P45"/>
      <table:table table:name="Tabela3" table:style-name="Tabela3">
        <table:table-column table:style-name="Tabela3.A" table:number-columns-repeated="7"/>
        <table:table-column table:style-name="Tabela3.H"/>
        <table:table-row>
          <table:table-cell table:style-name="Tabela3.A1" office:value-type="string">
            <text:p text:style-name="P132">Freq. </text:p>
          </table:table-cell>
          <table:table-cell table:style-name="Tabela3.A1" office:value-type="string">
            <text:p text:style-name="P132">45000</text:p>
          </table:table-cell>
          <table:table-cell table:style-name="Tabela3.A1" office:value-type="string">
            <text:p text:style-name="P132">13000</text:p>
          </table:table-cell>
          <table:table-cell table:style-name="Tabela3.A1" office:value-type="string">
            <text:p text:style-name="P132">12000</text:p>
          </table:table-cell>
          <table:table-cell table:style-name="Tabela3.A1" office:value-type="string">
            <text:p text:style-name="P132">16000</text:p>
          </table:table-cell>
          <table:table-cell table:style-name="Tabela3.A1" office:value-type="string">
            <text:p text:style-name="P132">4000</text:p>
          </table:table-cell>
          <table:table-cell table:style-name="Tabela3.A1" office:value-type="string">
            <text:p text:style-name="P132">5000</text:p>
          </table:table-cell>
          <table:table-cell table:style-name="Tabela3.H1" office:value-type="string">
            <text:p text:style-name="P132">100 000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132">A</text:p>
          </table:table-cell>
          <table:table-cell table:style-name="Tabela3.A2" office:value-type="string">
            <text:p text:style-name="P132">B</text:p>
          </table:table-cell>
          <table:table-cell table:style-name="Tabela3.A2" office:value-type="string">
            <text:p text:style-name="P132">C</text:p>
          </table:table-cell>
          <table:table-cell table:style-name="Tabela3.A2" office:value-type="string">
            <text:p text:style-name="P132">D</text:p>
          </table:table-cell>
          <table:table-cell table:style-name="Tabela3.A2" office:value-type="string">
            <text:p text:style-name="P132">E</text:p>
          </table:table-cell>
          <table:table-cell table:style-name="Tabela3.A2" office:value-type="string">
            <text:p text:style-name="P132">F</text:p>
          </table:table-cell>
          <table:table-cell table:style-name="Tabela3.H2" office:value-type="string">
            <text:p text:style-name="P132">Total</text:p>
          </table:table-cell>
        </table:table-row>
        <table:table-row>
          <table:table-cell table:style-name="Tabela3.A2" office:value-type="string">
            <text:p text:style-name="P132">ASCII</text:p>
          </table:table-cell>
          <table:table-cell table:style-name="Tabela3.A2" office:value-type="string">
            <text:p text:style-name="P132">1B</text:p>
          </table:table-cell>
          <table:table-cell table:style-name="Tabela3.A2" office:value-type="string">
            <text:p text:style-name="P132">1B</text:p>
          </table:table-cell>
          <table:table-cell table:style-name="Tabela3.A2" office:value-type="string">
            <text:p text:style-name="P131">1B</text:p>
          </table:table-cell>
          <table:table-cell table:style-name="Tabela3.A2" office:value-type="string">
            <text:p text:style-name="P132">1B</text:p>
          </table:table-cell>
          <table:table-cell table:style-name="Tabela3.A2" office:value-type="string">
            <text:p text:style-name="P132">1B</text:p>
          </table:table-cell>
          <table:table-cell table:style-name="Tabela3.A2" office:value-type="string">
            <text:p text:style-name="P132">1B</text:p>
          </table:table-cell>
          <table:table-cell table:style-name="Tabela3.H2" office:value-type="string">
            <text:p text:style-name="P132">800 000 bits</text:p>
          </table:table-cell>
        </table:table-row>
        <table:table-row>
          <table:table-cell table:style-name="Tabela3.A2" office:value-type="string">
            <text:p text:style-name="P132">Código otimizado</text:p>
          </table:table-cell>
          <table:table-cell table:style-name="Tabela3.A2" office:value-type="string">
            <text:p text:style-name="P132">000</text:p>
          </table:table-cell>
          <table:table-cell table:style-name="Tabela3.A2" office:value-type="string">
            <text:p text:style-name="P132">001</text:p>
          </table:table-cell>
          <table:table-cell table:style-name="Tabela3.A2" office:value-type="string">
            <text:p text:style-name="P132">010</text:p>
          </table:table-cell>
          <table:table-cell table:style-name="Tabela3.A2" office:value-type="string">
            <text:p text:style-name="P132">011</text:p>
          </table:table-cell>
          <table:table-cell table:style-name="Tabela3.A2" office:value-type="string">
            <text:p text:style-name="P132">100</text:p>
          </table:table-cell>
          <table:table-cell table:style-name="Tabela3.A2" office:value-type="string">
            <text:p text:style-name="P132">101</text:p>
          </table:table-cell>
          <table:table-cell table:style-name="Tabela3.H2" office:value-type="string">
            <text:p text:style-name="P132">300 000</text:p>
            <text:p text:style-name="P132">bits</text:p>
          </table:table-cell>
        </table:table-row>
        <table:table-row>
          <table:table-cell table:style-name="Tabela3.A2" office:value-type="string">
            <text:p text:style-name="P132">Código de Huffman</text:p>
          </table:table-cell>
          <table:table-cell table:style-name="Tabela3.A2" office:value-type="string">
            <text:p text:style-name="P132">0,45</text:p>
            <text:p text:style-name="P132">0</text:p>
          </table:table-cell>
          <table:table-cell table:style-name="Tabela3.A2" office:value-type="string">
            <text:p text:style-name="P132">0,13</text:p>
            <text:p text:style-name="P132">101</text:p>
          </table:table-cell>
          <table:table-cell table:style-name="Tabela3.A2" office:value-type="string">
            <text:p text:style-name="P132">0,12</text:p>
            <text:p text:style-name="P132">100</text:p>
          </table:table-cell>
          <table:table-cell table:style-name="Tabela3.A2" office:value-type="string">
            <text:p text:style-name="P132">0,16</text:p>
            <text:p text:style-name="P132">111</text:p>
          </table:table-cell>
          <table:table-cell table:style-name="Tabela3.A2" office:value-type="string">
            <text:p text:style-name="P132">0,04</text:p>
            <text:p text:style-name="P132">1101</text:p>
          </table:table-cell>
          <table:table-cell table:style-name="Tabela3.A2" office:value-type="string">
            <text:p text:style-name="P132">0,05</text:p>
            <text:p text:style-name="P132">1100</text:p>
          </table:table-cell>
          <table:table-cell table:style-name="Tabela3.H2" office:value-type="string">
            <text:p text:style-name="P133">224 000</text:p>
            <text:p text:style-name="P133">bits</text:p>
          </table:table-cell>
        </table:table-row>
      </table:table>
      <text:p text:style-name="P45"/>
      <text:p text:style-name="P46">224000/100000=2,24 bpc</text:p>
      <text:p text:style-name="P46"/>
      <text:p text:style-name="P46">d) Codificação baseada em dicionários</text:p>
      <text:p text:style-name="P46"/>
      <text:p text:style-name="P46">Conjuntos de símbolos descomprimidos de comprimento variável</text:p>
      <text:p text:style-name="P46"><draw:line text:anchor-type="paragraph" draw:z-index="2" draw:name="Forma3" draw:style-name="gr3" draw:text-style-name="P168" svg:x1="0.575cm" svg:y1="0.018cm" svg:x2="0.54cm" svg:y2="0.53cm"><text:p/></draw:line></text:p>
      <text:p text:style-name="P46"><draw:line text:anchor-type="paragraph" draw:z-index="3" draw:name="Forma4" draw:style-name="gr3" draw:text-style-name="P168" svg:x1="0.575cm" svg:y1="0.466cm" svg:x2="0.487cm" svg:y2="1.03cm"><text:p/></draw:line>Codificador baseado em dicionários</text:p>
      <text:p text:style-name="P46"/>
      <text:p text:style-name="P46">Código binário comprimido de comprimento fixo</text:p>
      <text:p text:style-name="P46"/>
      <text:p text:style-name="P46"><text:soft-page-break/>→Constrói-se um dicionário com códigos de comprimento <text:span text:style-name="T61">f</text:span>ixo onde se agrupam sequências repetitivas de símbolos de entrada</text:p>
      <text:p text:style-name="P46">→ Exemplos: LZW, LZZZ, LZZ8, LZ55</text:p>
      <text:p text:style-name="P46">→ Normalmente o dicionário de base (de partida) é o código ASCII e, a seguir, acrescentam-se grupos de símbolos aos códigos seguintes,</text:p>
      <text:p text:style-name="P46">Exemplo: Dicionário com 12 bpc <text:span text:style-name="T16">(12 bits por char)</text:span></text:p>
      <text:p text:style-name="P47">Possui 4096 entradas das quais as 256 primeiras são ASCII</text:p>
      <text:p text:style-name="P47"/>
      <text:p text:style-name="P47">A – 12 bits</text:p>
      <text:p text:style-name="P47">AB – 12 bits</text:p>
      <text:p text:style-name="P47">ABCABC – 12 bits</text:p>
      <text:p text:style-name="P47"/>
      <text:p text:style-name="P53">Compressão sem perdas</text:p>
      <text:p text:style-name="P53"/>
      <text:p text:style-name="P48">→ Métodos de codificação de <text:span text:style-name="T7">entropia</text:span> (métodos baseados na noção de entropia introduzida por C. Shannon na Teoria da Informação.)</text:p>
      <text:p text:style-name="P48"/>
      <text:p text:style-name="P48">Os métodos a ser estudados (métodos = algoritmos = codecs = técnicas):</text:p>
      <text:p text:style-name="P48">a) Algoritmo de Shannon-Fano</text:p>
      <text:p text:style-name="P48">b) Algoritmo de Huffman</text:p>
      <text:p text:style-name="P48">c) Codificação Aritmética</text:p>
      <text:p text:style-name="P48">d) Método LZW</text:p>
      <text:p text:style-name="P48"/>
      <text:p text:style-name="P52">Objetivo: </text:p>
      <text:p text:style-name="P48">Eliminar a redundância da informação e otimizar a respetiva representação binária.</text:p>
      <text:p text:style-name="P48"/>
      <text:p text:style-name="P48">Modelo geral para os codecs multimédia:</text:p>
      <text:p text:style-name="P48"/>
      <text:p text:style-name="P48"><draw:line text:anchor-type="paragraph" draw:z-index="4" draw:name="Forma5" draw:style-name="gr3" draw:text-style-name="P168" svg:x1="1.669cm" svg:y1="0.406cm" svg:x2="1.669cm" svg:y2="1.023cm"><text:p/></draw:line>Dados de entrada (s/compressão)</text:p>
      <text:p text:style-name="P48"/>
      <text:p text:style-name="P48"><draw:line text:anchor-type="paragraph" draw:z-index="5" draw:name="Forma6" draw:style-name="gr3" draw:text-style-name="P168" svg:x1="1.616cm" svg:y1="0.42cm" svg:x2="1.598cm" svg:y2="1.108cm"><text:p/></draw:line><draw:line text:anchor-type="paragraph" draw:z-index="7" draw:name="Forma8" draw:style-name="gr3" draw:text-style-name="P168" svg:x1="4.314cm" svg:y1="0.332cm" svg:x2="5.037cm" svg:y2="0.279cm"><text:p/></draw:line>Pré- processamento (P.P.)<text:tab/>Processamento adicional <text:span text:style-name="T17">(quantificação - introduz a perda)</text:span></text:p>
      <text:p text:style-name="P48"><draw:line text:anchor-type="paragraph" draw:z-index="8" draw:name="Forma9" draw:style-name="gr3" draw:text-style-name="P168" svg:x1="7.331cm" svg:y1="0.039cm" svg:x2="4.103cm" svg:y2="0.833cm"><text:p/></draw:line><text:tab/><text:tab/>C.S.P.</text:p>
      <text:p text:style-name="P48">Codificador de entropia</text:p>
      <text:p text:style-name="P48"><draw:line text:anchor-type="paragraph" draw:z-index="6" draw:name="Forma7" draw:style-name="gr3" draw:text-style-name="P168" svg:x1="1.634cm" svg:y1="0.088cm" svg:x2="1.616cm" svg:y2="0.652cm"><text:p/></draw:line></text:p>
      <text:p text:style-name="P48">Dados comprimidos</text:p>
      <text:p text:style-name="P48"/>
      <text:p text:style-name="P49">Pela teoria da informação de Shannon definimos uma fonte de informação que gera <text:span text:style-name="T7">n</text:span> símbolos distintos aleatórios (r1,r2,r3,…,rn).</text:p>
      <text:p text:style-name="P49"/>
      <text:p text:style-name="P49">Para cada símbolo existe uma probabilidade de ocorrência :</text:p>
      <text:p text:style-name="P49"/>
      <text:p text:style-name="P49">Si → Pi (Si = símbolo de índice i, Pi = probabilidade de ocorrência)</text:p>
      <text:p text:style-name="P49"/>
      <text:p text:style-name="P49">Neste caso, Shannon definiu a auto-informação do simbolo (Si)</text:p>
      <text:p text:style-name="P49"/>
      <text:p text:style-name="P49">I(Si) <text:span text:style-name="T57">= </text:span>log2(1/Pi) = -log2(Pi)</text:p>
      <text:p text:style-name="P49"/>
      <text:p text:style-name="P49">Sabendo que, neste caso, a informação mede-se em bps (bits por símbolo)</text:p>
      <text:p text:style-name="P49"/>
      <text:p text:style-name="P50"><text:soft-page-break/>Neste contexto, a Entropia da fonte S calcula-se do seguinte modo:</text:p>
      <text:p text:style-name="P50"/>
      <text:p text:style-name="P50">H(S) = <text:span text:style-name="T18">Σ (i entre 1 e n)</text:span><text:span text:style-name="T26"> Pi* I(si) (bps)</text:span></text:p>
      <text:p text:style-name="P61"/>
      <text:p text:style-name="P50"><text:span text:style-name="T26">Pela teoria da informação, Shannon demonstrou que, se os </text:span><text:span text:style-name="T27">n</text:span><text:span text:style-name="T26"> símbolos forem todos distintos, então o nº médio mínimo de bits por símbolo que é necessário para codificar a informação original sem perdas é dado pela ENTROPIA de S</text:span></text:p>
      <text:p text:style-name="P61"/>
      <text:p text:style-name="P61">H(S) &lt;= Nº médio mínimo de bits por símbolos</text:p>
      <text:p text:style-name="P61"/>
      <text:p text:style-name="P61">Ex: </text:p>
      <text:p text:style-name="P61">A – 0</text:p>
      <text:p text:style-name="P50"><text:span text:style-name="T26">B – 110<text:tab/><text:tab/>Tamanho médio do código = </text:span><text:span text:style-name="T18">Σ (i entre 1 e n) li*Pi</text:span></text:p>
      <text:p text:style-name="P61">C – 111</text:p>
      <text:p text:style-name="P61"/>
      <text:p text:style-name="P54"><text:span text:style-name="T26">Exemplo:</text:span><text:span text:style-name="T28"> Pretende-se codificar a sequência de símbolos:</text:span></text:p>
      <text:p text:style-name="P61"/>
      <text:p text:style-name="P61">4 5 8 6 4 7 8 9 4 8</text:p>
      <text:p text:style-name="P61"/>
      <text:p text:style-name="P64">Para determinar a entropia desta sequência é necessário saber a probabilidade de ocorrência de cada símbolo.</text:p>
      <text:p text:style-name="P64">Quantos símbolos distintos existem?</text:p>
      <text:p text:style-name="P64"/>
      <text:p text:style-name="P64">S= {4,5,6,7,8,9} → 6 símbolos distintos</text:p>
      <text:p text:style-name="P64"/>
      <text:p text:style-name="P55"><text:span text:style-name="T26">1ª Hipótese:</text:span><text:span text:style-name="T28"> Supondo que todos ocorrem com a mesma probabilidade</text:span></text:p>
      <text:p text:style-name="P64"/>
      <text:p text:style-name="P64">P1=P2=P3=P4=P5=P6= 1/6 (as probabilidades são todas iguais)</text:p>
      <text:p text:style-name="P64"/>
      <text:p text:style-name="P64">Neste caso, a entropia de S é dada por:</text:p>
      <text:p text:style-name="P64"/>
      <text:p text:style-name="P55"><text:span text:style-name="T28">H (S) = </text:span><text:span text:style-name="T20">Σ (1 </text:span><text:span text:style-name="T25">até</text:span><text:span text:style-name="T20"> </text:span><text:span text:style-name="T19">6</text:span><text:span text:style-name="T20">) </text:span><text:span text:style-name="T19">Pi * log2(1/Pi) = 6*((1/6)*log2(6)) = 2,585 bps</text:span></text:p>
      <text:p text:style-name="P79"/>
      <text:p text:style-name="P79">2ª Hipótese: Supondo que a probabilidade de cada símbolo pode ser estimada através da respetiva frequência relativa de ocorrência:</text:p>
      <text:p text:style-name="P79"/>
      <text:p text:style-name="P79">P4 = P8 = 3/10</text:p>
      <text:p text:style-name="P79">P5 = P6 = P7 = P9 = 1/10</text:p>
      <text:p text:style-name="P79"/>
      <text:p text:style-name="P80">Neste caso, a entropia de S é dada por:</text:p>
      <text:p text:style-name="P80"/>
      <text:p text:style-name="P56"><text:span text:style-name="T28">H (S) = </text:span><text:span text:style-name="T20">Σ (1 e </text:span><text:span text:style-name="T19">6</text:span><text:span text:style-name="T20">) </text:span><text:span text:style-name="T21">Pi*log2(1/Pi) <text:s/></text:span><text:span text:style-name="T22">= </text:span><text:span text:style-name="T21">2* (3/10*log2(10/3)) + 4*(1/10*log2(10))= 2,371 bps</text:span></text:p>
      <text:p text:style-name="P80"/>
      <text:p text:style-name="P80">Ao comparar o resultado das duas hipóteses concluímos que:</text:p>
      <text:p text:style-name="P80"/>
      <text:p text:style-name="P80">Quan<text:span text:style-name="T58">t</text:span>o menos homogéneo for o modelo de probabilidades mais baixo é o valor da entropia e menos bits em média por símbolo são necessários p/codificar sem perdas.</text:p>
      <text:p text:style-name="P80"/>
      <text:p text:style-name="P58"><text:soft-page-break/><text:span text:style-name="T18">Exemplo:</text:span><text:span text:style-name="T19"> Pretende-se comprimir sem perdas, com um codificador de entropia, duas imagens A e B de cor indexada (8bpp)</text:span></text:p>
      <text:p text:style-name="P81">As imagens caracterizam-se pela respetiva distribuição de frequências (histograma de cores):</text:p>
      <text:p text:style-name="P81"/>
      <text:p text:style-name="P81">Imagem A</text:p>
      <text:p text:style-name="P81"/>
      <text:p text:style-name="P81">O histograma representa a igual frequência dos 256 índices da corresponder (Distribuição homogénea ou uniforme de probabilidades)</text:p>
      <text:p text:style-name="P81"/>
      <text:p text:style-name="P81">Imagem B</text:p>
      <text:p text:style-name="P81"/>
      <text:p text:style-name="P81">O histograma representa que ⅓ dos pixéis tem a côr 30 e os restantes ⅔ têm a cor 200</text:p>
      <text:p text:style-name="P79"/>
      <text:p text:style-name="P81">Entropia da imagem A:</text:p>
      <text:p text:style-name="P81"/>
      <text:p text:style-name="P57"><text:span text:style-name="T22">H(S) = </text:span><text:span text:style-name="T20">Σ (1 e </text:span><text:span text:style-name="T22">256</text:span><text:span text:style-name="T20">) </text:span><text:span text:style-name="T21">Pi*log2(1/Pi) </text:span><text:span text:style-name="T22">= 256*1/256*log2(256) =8 bps → Não há compressão sem perdas possível</text:span></text:p>
      <text:p text:style-name="P81"/>
      <text:p text:style-name="P59"><text:span text:style-name="T22">R</text:span><text:span text:style-name="T19">ácio = 8bpp à entrada/8 bps à saida = 1:1</text:span></text:p>
      <text:p text:style-name="P82"/>
      <text:p text:style-name="P81">Entropia da imagem B:</text:p>
      <text:p text:style-name="P81"/>
      <text:p text:style-name="P57"><text:span text:style-name="T22">H(S) = </text:span><text:span text:style-name="T20">Σ (1 e </text:span><text:span text:style-name="T22">2</text:span><text:span text:style-name="T20">) </text:span><text:span text:style-name="T21">Pi*log2(1/Pi) <text:s/></text:span><text:span text:style-name="T22">= ⅓ *log2(3) + ⅔ * log2(3/2) = 0,918 bps</text:span></text:p>
      <text:p text:style-name="P81"/>
      <text:p text:style-name="P59"><text:span text:style-name="T22">R</text:span><text:span text:style-name="T19">ácio = 8bpp à entrada/ 0,918 bps à saida = 8,69:1</text:span></text:p>
      <text:p text:style-name="P81"/>
      <text:p text:style-name="P59"><text:span text:style-name="T22">R</text:span><text:span text:style-name="T19">evisitando a Imagem A para aplicar a compressão → Verifica-se que possui 256 pixéis </text:span><text:span text:style-name="T24">distribuídos</text:span><text:span text:style-name="T19"> do seguinte modo:</text:span></text:p>
      <text:p text:style-name="P82"/>
      <text:p text:style-name="P82">0,1,2,3….,255</text:p>
      <text:p text:style-name="P82"/>
      <text:p text:style-name="P82">Imagem A </text:p>
      <text:p text:style-name="P82"><draw:line text:anchor-type="paragraph" draw:z-index="9" draw:name="Forma10" draw:style-name="gr3" draw:text-style-name="P168" svg:x1="1.087cm" svg:y1="0.085cm" svg:x2="1.105cm" svg:y2="0.632cm"><text:p/></draw:line></text:p>
      <text:p text:style-name="P82"><draw:line text:anchor-type="paragraph" draw:z-index="10" draw:name="Forma11" draw:style-name="gr3" draw:text-style-name="P168" svg:x1="1.087cm" svg:y1="0.956cm" svg:x2="1.105cm" svg:y2="1.591cm"><text:p/></draw:line>Pré processador (vai diminuir a entropia à imagem A) – Aplica-se o codificador diferencial (este substitui o valor real de cada amostra pelo seu valor predito e calcula a diferença entre ambos</text:p>
      <text:p text:style-name="P82"/>
      <text:p text:style-name="P82">Codificador de entropia</text:p>
      <text:p text:style-name="P82"/>
      <text:p text:style-name="P84">Uma vez que a imagem tem as cores seguidas na sua representação (1,2,3,…,255)</text:p>
      <text:p text:style-name="P84"/>
      <text:p text:style-name="P84">Fica: 0, (1-0), (2-1)….</text:p>
      <text:p text:style-name="P82"/>
      <text:p text:style-name="P60"><text:span text:style-name="T19">H(Img a pré-proc. C.D.) =(1/256 *log2(256)) + (255/256 * log2(25</text:span><text:span text:style-name="T23">6</text:span><text:span text:style-name="T19">/255)) = 0,</text:span><text:span text:style-name="T24">0</text:span><text:span text:style-name="T19">369 bps</text:span></text:p>
      <text:p text:style-name="P84"/>
      <text:p text:style-name="P85">Rácio = 8/0,0369 =222,22:1</text:p>
      <text:p text:style-name="P94"/>
      <text:p text:style-name="P94">Tipos de pré- processamento:</text:p>
      <text:p text:style-name="P94"/>
      <text:p text:style-name="P85">Codificação diferencial</text:p>
      <text:p text:style-name="P85"><text:soft-page-break/>Transformados p/ frequências</text:p>
      <text:p text:style-name="P85">Run LenghEncoding (RLE)</text:p>
      <text:p text:style-name="P85"/>
      <text:p text:style-name="P94">Modelo geral dos codificadores de entropia de comprimento variável:</text:p>
      <text:p text:style-name="P94"/>
      <text:p text:style-name="P85"><draw:line text:anchor-type="paragraph" draw:z-index="13" draw:name="Forma14" draw:style-name="gr3" draw:text-style-name="P168" svg:x1="0.61cm" svg:y1="0.187cm" svg:x2="8.495cm" svg:y2="0.998cm"><text:p/></draw:line>Si</text:p>
      <text:p text:style-name="P85"><draw:line text:anchor-type="paragraph" draw:z-index="11" draw:name="Forma12" draw:style-name="gr3" draw:text-style-name="P168" svg:x1="0.24cm" svg:y1="0.071cm" svg:x2="0.24cm" svg:y2="0.618cm"><text:p/></draw:line></text:p>
      <text:p text:style-name="P85"><draw:line text:anchor-type="paragraph" draw:z-index="12" draw:name="Forma13" draw:style-name="gr3" draw:text-style-name="P168" svg:x1="0.258cm" svg:y1="0.413cm" svg:x2="0.276cm" svg:y2="1.066cm"><text:p/></draw:line>Atraso<text:tab/><text:tab/><text:tab/><text:tab/><text:tab/><text:tab/>Mapeamento de símbolos Si em códigos Ci </text:p>
      <text:p text:style-name="P85"><draw:line text:anchor-type="paragraph" draw:z-index="14" draw:name="Forma15" draw:style-name="gr3" draw:text-style-name="P168" svg:x1="8.283cm" svg:y1="0.032cm" svg:x2="4.438cm" svg:y2="0.773cm"><text:p/></draw:line><draw:line text:anchor-type="paragraph" draw:z-index="15" draw:name="Forma16" draw:style-name="gr3" draw:text-style-name="P168" svg:x1="11.476cm" svg:y1="0.049cm" svg:x2="11.529cm" svg:y2="0.949cm"><text:p/></draw:line></text:p>
      <text:p text:style-name="P85">Modelo de probabilidades</text:p>
      <text:p text:style-name="P85"><text:tab/><text:tab/><text:tab/><text:tab/><text:tab/><text:tab/>(Códigos Ci mais curtos para os símbolos Si mais <text:tab/><text:tab/><text:tab/><text:tab/><text:tab/><text:tab/><text:tab/><text:tab/>frequentes com maior Pi) </text:p>
      <text:p text:style-name="P85">---------------------------------------------------------------------------------------------------</text:p>
      <text:p text:style-name="P98">Codificador de Entropia (Algoritmos)</text:p>
      <text:p text:style-name="P86">Revisão:</text:p>
      <text:p text:style-name="P86">a) Codificadores de comprimento variável (Cod. Estatistica – gasta mais bits no que ocorre menos): Shannon-Fano/ Huffman</text:p>
      <text:p text:style-name="P86">b) Codificadores de comprimento fixo (Cod. baseada em dicionários): LZW (família LZ)</text:p>
      <text:p text:style-name="P86"><draw:line text:anchor-type="paragraph" draw:z-index="16" draw:name="Forma17" draw:style-name="gr3" draw:text-style-name="P168" svg:x1="12.852cm" svg:y1="0.483cm" svg:x2="12.887cm" svg:y2="1.118cm"><text:p/></draw:line>c) Codificação aritmética (Cria um código único): Aproxima-se mais da <text:span text:style-name="T9">entropia</text:span></text:p>
      <text:p text:style-name="P95"/>
      <text:p text:style-name="P95"><text:tab/><text:tab/><text:tab/><text:tab/><text:tab/><text:tab/>Nº médio mínimo de bits por símbolo que se pode gastar para representar a informação binária sem perdas (H(S))</text:p>
      <text:p text:style-name="P95"/>
      <text:p text:style-name="P95">1º Algoritmo de Shannon-Fano</text:p>
      <text:p text:style-name="P95">→<text:span text:style-name="T35"> Produz códigos de comprimento variável</text:span></text:p>
      <text:p text:style-name="P86">→ Abordagem TOP-DOWN</text:p>
      <text:p text:style-name="P86">→ Baseia-se na construção de uma árvore binárias</text:p>
      <text:p text:style-name="P86"/>
      <text:p text:style-name="P86">Etapas do algoritmo:</text:p>
      <text:p text:style-name="P86"/>
      <text:p text:style-name="P95"><text:span text:style-name="T35">1º Passo – Ordenas todos os símbolos si do alfabeto por ordem dos respetivos pi </text:span><text:span text:style-name="T36">(ou fr)</text:span></text:p>
      <text:p text:style-name="P88"/>
      <text:p text:style-name="P87">2º Passo – Subdividir, recursivamente, os simbolos si em 2 subgrupos, de modo que a soma das pi (ou fr) dos si em cada subgrupo seja equivalente. Repetir até que cada subgrupo contenha apenas um símbolo si (folha)</text:p>
      <text:p text:style-name="P87"/>
      <text:p text:style-name="P96">Exemplo:</text:p>
      <text:p text:style-name="P87"/>
      <text:p text:style-name="P87">Pretende-se codificar a string “VIVER” com SF</text:p>
      <text:p text:style-name="P87"/>
      <text:p text:style-name="P87">Alfabeto: {V,I,E,R}</text:p>
      <text:p text:style-name="P87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35">Si</text:p>
          </table:table-cell>
          <table:table-cell table:style-name="Tabela4.A1" office:value-type="string">
            <text:p text:style-name="P135">Fr (frequência relativa)</text:p>
          </table:table-cell>
          <table:table-cell table:style-name="Tabela4.C1" office:value-type="string">
            <text:p text:style-name="P135">CódigoSF</text:p>
          </table:table-cell>
        </table:table-row>
        <table:table-row>
          <table:table-cell table:style-name="Tabela4.A2" office:value-type="string">
            <text:p text:style-name="P135">V</text:p>
          </table:table-cell>
          <table:table-cell table:style-name="Tabela4.A2" office:value-type="string">
            <text:p text:style-name="P135">2/5 = 0,4</text:p>
          </table:table-cell>
          <table:table-cell table:style-name="Tabela4.C2" office:value-type="string">
            <text:p text:style-name="P135">00</text:p>
          </table:table-cell>
        </table:table-row>
        <table:table-row>
          <table:table-cell table:style-name="Tabela4.A2" office:value-type="string">
            <text:p text:style-name="P135">I</text:p>
          </table:table-cell>
          <table:table-cell table:style-name="Tabela4.A2" office:value-type="string">
            <text:p text:style-name="P135">1/5= 0,2</text:p>
          </table:table-cell>
          <table:table-cell table:style-name="Tabela4.C2" office:value-type="string">
            <text:p text:style-name="P135">01</text:p>
          </table:table-cell>
        </table:table-row>
        <table:table-row>
          <table:table-cell table:style-name="Tabela4.A2" office:value-type="string">
            <text:p text:style-name="P135">E</text:p>
          </table:table-cell>
          <table:table-cell table:style-name="Tabela4.A2" office:value-type="string">
            <text:p text:style-name="P135">0,2</text:p>
          </table:table-cell>
          <table:table-cell table:style-name="Tabela4.C2" office:value-type="string">
            <text:p text:style-name="P135">10</text:p>
          </table:table-cell>
        </table:table-row>
        <table:table-row>
          <table:table-cell table:style-name="Tabela4.A2" office:value-type="string">
            <text:p text:style-name="P135">R</text:p>
          </table:table-cell>
          <table:table-cell table:style-name="Tabela4.A2" office:value-type="string">
            <text:p text:style-name="P135">0,2</text:p>
          </table:table-cell>
          <table:table-cell table:style-name="Tabela4.C2" office:value-type="string">
            <text:p text:style-name="P135">11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table:number-columns-spanned="4" office:value-type="string">
            <text:p text:style-name="P136">V,I,E,R</text:p>
          </table:table-cell>
          <table:covered-table-cell/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136">V,I (0,6) - 0</text:p>
          </table:table-cell>
          <table:covered-table-cell/>
          <table:table-cell table:style-name="Tabela5.C2" table:number-columns-spanned="2" office:value-type="string">
            <text:p text:style-name="P136">E,R (0,4) - 1</text:p>
          </table:table-cell>
          <table:covered-table-cell/>
        </table:table-row>
        <table:table-row>
          <table:table-cell table:style-name="Tabela5.A2" office:value-type="string">
            <text:p text:style-name="P136">V(0,4) - 0</text:p>
          </table:table-cell>
          <table:table-cell table:style-name="Tabela5.A2" office:value-type="string">
            <text:p text:style-name="P136">I(0,2) - 1</text:p>
          </table:table-cell>
          <table:table-cell table:style-name="Tabela5.A2" office:value-type="string">
            <text:p text:style-name="P136">E(0,2) - 0</text:p>
          </table:table-cell>
          <table:table-cell table:style-name="Tabela5.C2" office:value-type="string">
            <text:p text:style-name="P136">R(0,2) - 1</text:p>
          </table:table-cell>
        </table:table-row>
      </table:table>
      <text:p text:style-name="P87"/>
      <text:p text:style-name="P87">Para atribuir código binário atribui-se a convenção esquerda do ramo =0, direita =1, depois o código fica o caminha de cima para baixo</text:p>
      <text:p text:style-name="P87"/>
      <text:p text:style-name="P89">Tamanho médio do código de shannon-fano = (somatório para todos os elementos do alfabeto) li*pi </text:p>
      <text:p text:style-name="P90">= 1*0,4 + 2*0,2+2*(3*0,2))=2bps</text:p>
      <text:p text:style-name="P89"/>
      <text:p text:style-name="P89">Problemas:</text:p>
      <text:p text:style-name="P89">→ Incerteza sobre a escolha dos grupos em cada nível</text:p>
      <text:p text:style-name="P89">→ Produz várias codificações diferentes com números de bits p/ símbolo diferentes</text:p>
      <text:p text:style-name="P89"/>
      <text:p text:style-name="P97">2º Codificação de Huffman</text:p>
      <text:p text:style-name="P97">→ <text:span text:style-name="T35">Produz códigos de compressão variável</text:span></text:p>
      <text:p text:style-name="P89">→ Abordagem Bottom-Up</text:p>
      <text:p text:style-name="P89">→ Baseia-se na construção de uma árvore binária</text:p>
      <text:p text:style-name="P89">→ Huffman atinge sempre a melhor codificação possível de Shannon-Fano</text:p>
      <text:p text:style-name="P89"/>
      <text:p text:style-name="P89">Etapas do Algoritmo:</text:p>
      <text:p text:style-name="P89">1º Passo – Ordenar os símbolos si do alfabeto por ordem decrescente de probabilidade de ocorrência (ou fr)</text:p>
      <text:p text:style-name="P89"><text:s/></text:p>
      <text:p text:style-name="P97"><text:span text:style-name="T35">2º Passo – Unir os dois símbolos de menor probabilidade pi criando um novo símbolo hipotético cujo a probabilidade é a soma de ambas que lhe deram origem. </text:span><text:span text:style-name="T37">Repetir, recursivamente, até que todos os símbolos façam parte de 1 símbolo hipotético único (raiz)</text:span></text:p>
      <text:p text:style-name="P92"/>
      <text:p text:style-name="P90">Exemplo:</text:p>
      <text:p text:style-name="P90">Codificar a string “MUSICA!” (!=simbolo de end of file)</text:p>
      <text:p text:style-name="P90"/>
      <text:p text:style-name="P90">Alfabeto{A,C,I,M,S,U,!}</text:p>
      <text:p text:style-name="P90"/>
      <table:table table:name="Tabela6" table:style-name="Tabela6">
        <table:table-column table:style-name="Tabela6.A"/>
        <table:table-column table:style-name="Tabela6.B" table:number-columns-repeated="2"/>
        <table:table-row>
          <table:table-cell table:style-name="Tabela6.A1" office:value-type="string">
            <text:p text:style-name="P137">Si</text:p>
          </table:table-cell>
          <table:table-cell table:style-name="Tabela6.A1" office:value-type="string">
            <text:p text:style-name="P137">Pi(modelo de probabilidade pré-existente)</text:p>
          </table:table-cell>
          <table:table-cell table:style-name="Tabela6.C1" office:value-type="string">
            <text:p text:style-name="P141">Código Huffman</text:p>
          </table:table-cell>
        </table:table-row>
        <table:table-row>
          <table:table-cell table:style-name="Tabela6.A2" office:value-type="string">
            <text:p text:style-name="P137">A</text:p>
          </table:table-cell>
          <table:table-cell table:style-name="Tabela6.A2" office:value-type="string">
            <text:p text:style-name="P137">0,2</text:p>
          </table:table-cell>
          <table:table-cell table:style-name="Tabela6.C2" office:value-type="string">
            <text:p text:style-name="P141">01</text:p>
          </table:table-cell>
        </table:table-row>
        <table:table-row>
          <table:table-cell table:style-name="Tabela6.A2" office:value-type="string">
            <text:p text:style-name="P137">C</text:p>
          </table:table-cell>
          <table:table-cell table:style-name="Tabela6.A2" office:value-type="string">
            <text:p text:style-name="P137">0,3</text:p>
          </table:table-cell>
          <table:table-cell table:style-name="Tabela6.C2" office:value-type="string">
            <text:p text:style-name="P141">11</text:p>
          </table:table-cell>
        </table:table-row>
        <table:table-row>
          <table:table-cell table:style-name="Tabela6.A2" office:value-type="string">
            <text:p text:style-name="P137">I</text:p>
          </table:table-cell>
          <table:table-cell table:style-name="Tabela6.A2" office:value-type="string">
            <text:p text:style-name="P137">0,05</text:p>
          </table:table-cell>
          <table:table-cell table:style-name="Tabela6.C2" office:value-type="string">
            <text:p text:style-name="P141">10101</text:p>
          </table:table-cell>
        </table:table-row>
        <table:table-row>
          <table:table-cell table:style-name="Tabela6.A2" office:value-type="string">
            <text:p text:style-name="P137">M</text:p>
          </table:table-cell>
          <table:table-cell table:style-name="Tabela6.A2" office:value-type="string">
            <text:p text:style-name="P137">0,05</text:p>
          </table:table-cell>
          <table:table-cell table:style-name="Tabela6.C2" office:value-type="string">
            <text:p text:style-name="P141">10100</text:p>
          </table:table-cell>
        </table:table-row>
        <table:table-row>
          <table:table-cell table:style-name="Tabela6.A2" office:value-type="string">
            <text:p text:style-name="P137">S</text:p>
          </table:table-cell>
          <table:table-cell table:style-name="Tabela6.A2" office:value-type="string">
            <text:p text:style-name="P137">0,1</text:p>
          </table:table-cell>
          <table:table-cell table:style-name="Tabela6.C2" office:value-type="string">
            <text:p text:style-name="P141">100</text:p>
          </table:table-cell>
        </table:table-row>
        <table:table-row>
          <table:table-cell table:style-name="Tabela6.A2" office:value-type="string">
            <text:p text:style-name="P137">U</text:p>
          </table:table-cell>
          <table:table-cell table:style-name="Tabela6.A2" office:value-type="string">
            <text:p text:style-name="P137">0,2</text:p>
          </table:table-cell>
          <table:table-cell table:style-name="Tabela6.C2" office:value-type="string">
            <text:p text:style-name="P141">00</text:p>
          </table:table-cell>
        </table:table-row>
        <table:table-row>
          <table:table-cell table:style-name="Tabela6.A2" office:value-type="string">
            <text:p text:style-name="P134">!</text:p>
          </table:table-cell>
          <table:table-cell table:style-name="Tabela6.A2" office:value-type="string">
            <text:p text:style-name="P137">0,1</text:p>
          </table:table-cell>
          <table:table-cell table:style-name="Tabela6.C2" office:value-type="string">
            <text:p text:style-name="P141">1011</text:p>
          </table:table-cell>
        </table:table-row>
      </table:table>
      <text:p text:style-name="P90"/>
      <text:p text:style-name="P86"/>
      <text:p text:style-name="P86"><text:soft-page-break/></text:p>
      <text:p text:style-name="P90">1º Passo</text:p>
      <text:p text:style-name="P9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7">Si</text:p>
          </table:table-cell>
          <table:table-cell table:style-name="Tabela7.B1" office:value-type="string">
            <text:p text:style-name="P137">Pi(modelo de probabilidade pré-existente)</text:p>
          </table:table-cell>
        </table:table-row>
        <table:table-row>
          <table:table-cell table:style-name="Tabela7.A2" office:value-type="string">
            <text:p text:style-name="P137">C</text:p>
          </table:table-cell>
          <table:table-cell table:style-name="Tabela7.B2" office:value-type="string">
            <text:p text:style-name="P137">0,3</text:p>
          </table:table-cell>
        </table:table-row>
        <table:table-row>
          <table:table-cell table:style-name="Tabela7.A2" office:value-type="string">
            <text:p text:style-name="P137">U</text:p>
          </table:table-cell>
          <table:table-cell table:style-name="Tabela7.B2" office:value-type="string">
            <text:p text:style-name="P137">0,2</text:p>
          </table:table-cell>
        </table:table-row>
        <table:table-row>
          <table:table-cell table:style-name="Tabela7.A2" office:value-type="string">
            <text:p text:style-name="P137">A</text:p>
          </table:table-cell>
          <table:table-cell table:style-name="Tabela7.B2" office:value-type="string">
            <text:p text:style-name="P137">0,2</text:p>
          </table:table-cell>
        </table:table-row>
        <table:table-row>
          <table:table-cell table:style-name="Tabela7.A2" office:value-type="string">
            <text:p text:style-name="P137">S</text:p>
          </table:table-cell>
          <table:table-cell table:style-name="Tabela7.B2" office:value-type="string">
            <text:p text:style-name="P137">0,1</text:p>
          </table:table-cell>
        </table:table-row>
        <table:table-row>
          <table:table-cell table:style-name="Tabela7.A2" office:value-type="string">
            <text:p text:style-name="P137">!</text:p>
          </table:table-cell>
          <table:table-cell table:style-name="Tabela7.B2" office:value-type="string">
            <text:p text:style-name="P137">0,1</text:p>
          </table:table-cell>
        </table:table-row>
        <table:table-row>
          <table:table-cell table:style-name="Tabela7.A2" office:value-type="string">
            <text:p text:style-name="P137">M</text:p>
          </table:table-cell>
          <table:table-cell table:style-name="Tabela7.B2" office:value-type="string">
            <text:p text:style-name="P137">0,05</text:p>
          </table:table-cell>
        </table:table-row>
        <table:table-row>
          <table:table-cell table:style-name="Tabela7.A2" office:value-type="string">
            <text:p text:style-name="P137">I</text:p>
          </table:table-cell>
          <table:table-cell table:style-name="Tabela7.B2" office:value-type="string">
            <text:p text:style-name="P137">0,05</text:p>
          </table:table-cell>
        </table:table-row>
      </table:table>
      <text:p text:style-name="P83"/>
      <text:p text:style-name="P90">2º Passo</text:p>
      <text:p text:style-name="P9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8">Si</text:p>
          </table:table-cell>
          <table:table-cell table:style-name="Tabela8.B1" office:value-type="string">
            <text:p text:style-name="P138">Pi(modelo de probabilidade pré-existente)</text:p>
          </table:table-cell>
        </table:table-row>
        <table:table-row>
          <table:table-cell table:style-name="Tabela8.A2" office:value-type="string">
            <text:p text:style-name="P138">C</text:p>
          </table:table-cell>
          <table:table-cell table:style-name="Tabela8.B2" office:value-type="string">
            <text:p text:style-name="P138">0,3</text:p>
          </table:table-cell>
        </table:table-row>
        <table:table-row>
          <table:table-cell table:style-name="Tabela8.A2" office:value-type="string">
            <text:p text:style-name="P138">U</text:p>
          </table:table-cell>
          <table:table-cell table:style-name="Tabela8.B2" office:value-type="string">
            <text:p text:style-name="P138">0,2</text:p>
          </table:table-cell>
        </table:table-row>
        <table:table-row>
          <table:table-cell table:style-name="Tabela8.A2" office:value-type="string">
            <text:p text:style-name="P138">A</text:p>
          </table:table-cell>
          <table:table-cell table:style-name="Tabela8.B2" office:value-type="string">
            <text:p text:style-name="P138">0,2</text:p>
          </table:table-cell>
        </table:table-row>
        <table:table-row>
          <table:table-cell table:style-name="Tabela8.A2" office:value-type="string">
            <text:p text:style-name="P138">S</text:p>
          </table:table-cell>
          <table:table-cell table:style-name="Tabela8.B2" office:value-type="string">
            <text:p text:style-name="P138">0,1</text:p>
          </table:table-cell>
        </table:table-row>
        <table:table-row>
          <table:table-cell table:style-name="Tabela8.A2" office:value-type="string">
            <text:p text:style-name="P138">!</text:p>
          </table:table-cell>
          <table:table-cell table:style-name="Tabela8.B2" office:value-type="string">
            <text:p text:style-name="P138">0,1</text:p>
          </table:table-cell>
        </table:table-row>
        <table:table-row>
          <table:table-cell table:style-name="Tabela8.A2" office:value-type="string">
            <text:p text:style-name="P138"><text:span text:style-name="T38">(</text:span>M,<text:span text:style-name="T38">I)</text:span></text:p>
          </table:table-cell>
          <table:table-cell table:style-name="Tabela8.B2" office:value-type="string">
            <text:p text:style-name="P138">0,<text:span text:style-name="T38">1</text:span></text:p>
          </table:table-cell>
        </table:table-row>
      </table:table>
      <text:p text:style-name="P91"/>
      <text:p text:style-name="P93">Repetir o 2º passo</text:p>
      <text:p text:style-name="P9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8">Si</text:p>
          </table:table-cell>
          <table:table-cell table:style-name="Tabela9.B1" office:value-type="string">
            <text:p text:style-name="P138">Pi(modelo de probabilidade pré-existente)</text:p>
          </table:table-cell>
        </table:table-row>
        <table:table-row>
          <table:table-cell table:style-name="Tabela9.A2" office:value-type="string">
            <text:p text:style-name="P138">C</text:p>
          </table:table-cell>
          <table:table-cell table:style-name="Tabela9.B2" office:value-type="string">
            <text:p text:style-name="P138">0,3</text:p>
          </table:table-cell>
        </table:table-row>
        <table:table-row>
          <table:table-cell table:style-name="Tabela9.A2" office:value-type="string">
            <text:p text:style-name="P138">U</text:p>
          </table:table-cell>
          <table:table-cell table:style-name="Tabela9.B2" office:value-type="string">
            <text:p text:style-name="P138">0,2</text:p>
          </table:table-cell>
        </table:table-row>
        <table:table-row>
          <table:table-cell table:style-name="Tabela9.A2" office:value-type="string">
            <text:p text:style-name="P138">A</text:p>
          </table:table-cell>
          <table:table-cell table:style-name="Tabela9.B2" office:value-type="string">
            <text:p text:style-name="P138">0,2</text:p>
          </table:table-cell>
        </table:table-row>
        <table:table-row>
          <table:table-cell table:style-name="Tabela9.A2" office:value-type="string">
            <text:p text:style-name="P138"><text:span text:style-name="T38">(</text:span>M,<text:span text:style-name="T38">I),!)</text:span></text:p>
          </table:table-cell>
          <table:table-cell table:style-name="Tabela9.B2" office:value-type="string">
            <text:p text:style-name="P138">0,<text:span text:style-name="T38">2</text:span></text:p>
          </table:table-cell>
        </table:table-row>
        <table:table-row>
          <table:table-cell table:style-name="Tabela9.A2" office:value-type="string">
            <text:p text:style-name="P139">S</text:p>
          </table:table-cell>
          <table:table-cell table:style-name="Tabela9.B2" office:value-type="string">
            <text:p text:style-name="P138">0,1</text:p>
          </table:table-cell>
        </table:table-row>
      </table:table>
      <text:p text:style-name="P91"/>
      <text:p text:style-name="P93">Repetir o 2º passo</text:p>
      <text:p text:style-name="P6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8">Si</text:p>
          </table:table-cell>
          <table:table-cell table:style-name="Tabela10.B1" office:value-type="string">
            <text:p text:style-name="P138">Pi(modelo de probabilidade pré-existente)</text:p>
          </table:table-cell>
        </table:table-row>
        <table:table-row>
          <table:table-cell table:style-name="Tabela10.A2" office:value-type="string">
            <text:p text:style-name="P138">C</text:p>
          </table:table-cell>
          <table:table-cell table:style-name="Tabela10.B2" office:value-type="string">
            <text:p text:style-name="P138">0,3</text:p>
          </table:table-cell>
        </table:table-row>
        <table:table-row>
          <table:table-cell table:style-name="Tabela10.A2" office:value-type="string">
            <text:p text:style-name="P138"><text:span text:style-name="T38">(((</text:span>M,<text:span text:style-name="T38">I),!),S)</text:span></text:p>
          </table:table-cell>
          <table:table-cell table:style-name="Tabela10.B2" office:value-type="string">
            <text:p text:style-name="P138">0,<text:span text:style-name="T38">3</text:span></text:p>
          </table:table-cell>
        </table:table-row>
        <table:table-row>
          <table:table-cell table:style-name="Tabela10.A2" office:value-type="string">
            <text:p text:style-name="P139">U</text:p>
          </table:table-cell>
          <table:table-cell table:style-name="Tabela10.B2" office:value-type="string">
            <text:p text:style-name="P138">0,2</text:p>
          </table:table-cell>
        </table:table-row>
        <table:table-row>
          <table:table-cell table:style-name="Tabela10.A2" office:value-type="string">
            <text:p text:style-name="P139">A</text:p>
          </table:table-cell>
          <table:table-cell table:style-name="Tabela10.B2" office:value-type="string">
            <text:p text:style-name="P139">0,2</text:p>
          </table:table-cell>
        </table:table-row>
      </table:table>
      <text:p text:style-name="P62"><text:soft-page-break/></text:p>
      <text:p text:style-name="P93">Repetir o 2º passo</text:p>
      <text:p text:style-name="P65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38">Si</text:p>
          </table:table-cell>
          <table:table-cell table:style-name="Tabela11.B1" office:value-type="string">
            <text:p text:style-name="P138">Pi(modelo de probabilidade pré-existente)</text:p>
          </table:table-cell>
        </table:table-row>
        <table:table-row>
          <table:table-cell table:style-name="Tabela11.A2" office:value-type="string">
            <text:p text:style-name="P139">(U,A)</text:p>
          </table:table-cell>
          <table:table-cell table:style-name="Tabela11.B2" office:value-type="string">
            <text:p text:style-name="P138">0,<text:span text:style-name="T38">4</text:span></text:p>
          </table:table-cell>
        </table:table-row>
        <table:table-row>
          <table:table-cell table:style-name="Tabela11.A2" office:value-type="string">
            <text:p text:style-name="P139">C</text:p>
          </table:table-cell>
          <table:table-cell table:style-name="Tabela11.B2" office:value-type="string">
            <text:p text:style-name="P138">0,<text:span text:style-name="T38">3</text:span></text:p>
          </table:table-cell>
        </table:table-row>
        <table:table-row>
          <table:table-cell table:style-name="Tabela11.A2" office:value-type="string">
            <text:p text:style-name="P138"><text:span text:style-name="T38">(((</text:span>M,<text:span text:style-name="T38">I),!),S)</text:span></text:p>
          </table:table-cell>
          <table:table-cell table:style-name="Tabela11.B2" office:value-type="string">
            <text:p text:style-name="P138">0,<text:span text:style-name="T38">3</text:span></text:p>
          </table:table-cell>
        </table:table-row>
      </table:table>
      <text:p text:style-name="P62"/>
      <text:p text:style-name="P93">Repetir o 2º passo</text:p>
      <text:p text:style-name="P6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38">Si</text:p>
          </table:table-cell>
          <table:table-cell table:style-name="Tabela12.B1" office:value-type="string">
            <text:p text:style-name="P138">Pi(modelo de probabilidade pré-existente)</text:p>
          </table:table-cell>
        </table:table-row>
        <table:table-row>
          <table:table-cell table:style-name="Tabela12.A2" office:value-type="string">
            <text:p text:style-name="P138"><text:span text:style-name="T38">((((</text:span>M,<text:span text:style-name="T38">I),!),S),C)</text:span></text:p>
          </table:table-cell>
          <table:table-cell table:style-name="Tabela12.B2" office:value-type="string">
            <text:p text:style-name="P138">0,<text:span text:style-name="T38">6</text:span></text:p>
          </table:table-cell>
        </table:table-row>
        <table:table-row>
          <table:table-cell table:style-name="Tabela12.A2" office:value-type="string">
            <text:p text:style-name="P139">(U,A)</text:p>
          </table:table-cell>
          <table:table-cell table:style-name="Tabela12.B2" office:value-type="string">
            <text:p text:style-name="P138">0,<text:span text:style-name="T38">4</text:span></text:p>
          </table:table-cell>
        </table:table-row>
      </table:table>
      <text:p text:style-name="P62"/>
      <text:p text:style-name="P93">Repetir o 2º passo</text:p>
      <text:p text:style-name="P6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38">Si</text:p>
          </table:table-cell>
          <table:table-cell table:style-name="Tabela13.B1" office:value-type="string">
            <text:p text:style-name="P138">Pi(modelo de probabilidade pré-existente)</text:p>
          </table:table-cell>
        </table:table-row>
        <table:table-row>
          <table:table-cell table:style-name="Tabela13.A2" office:value-type="string">
            <text:p text:style-name="P139">{Alfabeto}</text:p>
          </table:table-cell>
          <table:table-cell table:style-name="Tabela13.B2" office:value-type="string">
            <text:p text:style-name="P139">1</text:p>
          </table:table-cell>
        </table:table-row>
      </table:table>
      <text:p text:style-name="P62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>
          <table:table-cell table:style-name="Tabela14.A1" table:number-columns-spanned="7" office:value-type="string">
            <text:p text:style-name="P140">{Alfabeto} (1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2" table:number-columns-spanned="2" office:value-type="string">
            <text:p text:style-name="P143"><text:span text:style-name="T59">0</text:span>(U,A) – (0,4)</text:p>
          </table:table-cell>
          <table:covered-table-cell/>
          <table:table-cell table:style-name="Tabela14.C2" table:number-columns-spanned="5" office:value-type="string">
            <text:p text:style-name="P143"><text:span text:style-name="T59">1</text:span>((((M,I),!),S),C) – (0,6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143"><text:span text:style-name="T59">0</text:span>U (0,2)</text:p>
          </table:table-cell>
          <table:table-cell table:style-name="Tabela14.A2" office:value-type="string">
            <text:p text:style-name="P143"><text:span text:style-name="T59">1</text:span>A (0.2)</text:p>
          </table:table-cell>
          <table:table-cell table:style-name="Tabela14.A2" table:number-columns-spanned="4" office:value-type="string">
            <text:p text:style-name="P143"><text:span text:style-name="T39">0</text:span>(((M,I),!),S) – (0,5)</text:p>
          </table:table-cell>
          <table:covered-table-cell/>
          <table:covered-table-cell/>
          <table:covered-table-cell/>
          <table:table-cell table:style-name="Tabela14.C2" office:value-type="string">
            <text:p text:style-name="P143"><text:span text:style-name="T59">1</text:span>C (0,3)</text:p>
          </table:table-cell>
        </table:table-row>
        <table:table-row>
          <table:table-cell table:style-name="Tabela14.A2" office:value-type="string">
            <text:p text:style-name="P142"/>
          </table:table-cell>
          <table:table-cell table:style-name="Tabela14.A2" office:value-type="string">
            <text:p text:style-name="P142"/>
          </table:table-cell>
          <table:table-cell table:style-name="Tabela14.A2" office:value-type="string">
            <text:p text:style-name="P143"><text:span text:style-name="T59">0</text:span>S (0,1)</text:p>
          </table:table-cell>
          <table:table-cell table:style-name="Tabela14.A2" table:number-columns-spanned="3" office:value-type="string">
            <text:p text:style-name="P143"><text:span text:style-name="T59">1</text:span>((M,I),!) - (0,2)</text:p>
          </table:table-cell>
          <table:covered-table-cell/>
          <table:covered-table-cell/>
          <table:table-cell table:style-name="Tabela14.C2" office:value-type="string">
            <text:p text:style-name="P142"/>
          </table:table-cell>
        </table:table-row>
        <table:table-row>
          <table:table-cell table:style-name="Tabela14.A2" table:number-columns-spanned="2" office:value-type="string">
            <text:p text:style-name="P142"/>
          </table:table-cell>
          <table:covered-table-cell/>
          <table:table-cell table:style-name="Tabela14.A2" office:value-type="string">
            <text:p text:style-name="P142"/>
          </table:table-cell>
          <table:table-cell table:style-name="Tabela14.A2" table:number-columns-spanned="2" office:value-type="string">
            <text:p text:style-name="P144"><text:span text:style-name="T59">0</text:span>(M,I) – (0,1)</text:p>
          </table:table-cell>
          <table:covered-table-cell/>
          <table:table-cell table:style-name="Tabela14.A2" office:value-type="string">
            <text:p text:style-name="P144"><text:span text:style-name="T59">1</text:span>! (0,1)</text:p>
          </table:table-cell>
          <table:table-cell table:style-name="Tabela14.C2" office:value-type="string">
            <text:p text:style-name="P142"/>
          </table:table-cell>
        </table:table-row>
        <table:table-row>
          <table:table-cell table:style-name="Tabela14.A2" table:number-columns-spanned="2" office:value-type="string">
            <text:p text:style-name="P142"/>
          </table:table-cell>
          <table:covered-table-cell/>
          <table:table-cell table:style-name="Tabela14.A2" office:value-type="string">
            <text:p text:style-name="P142"/>
          </table:table-cell>
          <table:table-cell table:style-name="Tabela14.A2" office:value-type="string">
            <text:p text:style-name="P144"><text:span text:style-name="T59">0</text:span>M (0,05)</text:p>
          </table:table-cell>
          <table:table-cell table:style-name="Tabela14.A2" office:value-type="string">
            <text:p text:style-name="P144"><text:span text:style-name="T59">1</text:span>I (0,05)</text:p>
          </table:table-cell>
          <table:table-cell table:style-name="Tabela14.A2" office:value-type="string">
            <text:p text:style-name="P144"/>
          </table:table-cell>
          <table:table-cell table:style-name="Tabela14.C2" office:value-type="string">
            <text:p text:style-name="P142"/>
          </table:table-cell>
        </table:table-row>
      </table:table>
      <text:p text:style-name="P63"/>
      <text:p text:style-name="P99">Passando o código para binário :</text:p>
      <text:p text:style-name="P99"/>
      <text:p text:style-name="P19">1 0 1 0 0 0 0 1 0 0 1 0 1 0 1 1 1 0 1 1 0 1 1</text:p>
      <text:p text:style-name="P19"/>
      <text:p text:style-name="P19">Para descodificar o descodificador vai juntando os bits até encontrar um elemento do alfabeto</text:p>
      <text:p text:style-name="P19"/>
      <text:p text:style-name="P8">Cálculos:</text:p>
      <text:p text:style-name="P8"/>
      <text:p text:style-name="P32">Entropia do alfabeto:</text:p>
      <text:p text:style-name="P32"/>
      <text:p text:style-name="P32">H(S) = (Somatório para todos os elementos do alfabeto) pi*log2(1/pi) </text:p>
      <text:p text:style-name="P32">= (0,3 * log2(1/0,3)+2*(0,2*log2(1/0,2)) + 2*(0,1*log2(1/0,1))+2*(0,05*log2(1/0,05))= <text:span text:style-name="T40">2,546 bps</text:span></text:p>
      <text:p text:style-name="P32"/>
      <text:p text:style-name="P35">Comprimento médio do código de Huffman=</text:p>
      <text:p text:style-name="P33">(Somatório para todos os elementos do alfabeto) <text:span text:style-name="T40">li*pi = (2*0,3)+2*(2*0,2) + (3*0,1)+(4*0,1)+2*(5*0,05) = 2,6 bps</text:span></text:p>
      <text:p text:style-name="P35"><text:soft-page-break/>Conclusão: Entropia &lt; Comprimento médio do código</text:p>
      <text:p text:style-name="P35"/>
      <text:p text:style-name="P35">Rácio de compressão:</text:p>
      <text:p text:style-name="P35"><text:s/></text:p>
      <text:p text:style-name="P35">Rácio = <text:s/>3 bpc/2,6 bps= 1,15:1 </text:p>
      <text:p text:style-name="P35"/>
      <text:p text:style-name="P37">Problema:</text:p>
      <text:p text:style-name="P37"/>
      <text:p text:style-name="P37">Codificar o alfabeto {a,b,c,d,e,f}</text:p>
      <text:p text:style-name="P37"/>
      <text:p text:style-name="P37">Sendo que:</text:p>
      <text:p text:style-name="P37"/>
      <table:table table:name="Tabela15" table:style-name="Tabela15">
        <table:table-column table:style-name="Tabela15.A" table:number-columns-repeated="3"/>
        <table:table-row>
          <table:table-cell table:style-name="Tabela15.A1" office:value-type="string">
            <text:p text:style-name="P156">Si</text:p>
          </table:table-cell>
          <table:table-cell table:style-name="Tabela15.A1" office:value-type="string">
            <text:p text:style-name="P156">fr</text:p>
          </table:table-cell>
          <table:table-cell table:style-name="Tabela15.C1" office:value-type="string">
            <text:p text:style-name="P157">Código Huffman</text:p>
          </table:table-cell>
        </table:table-row>
        <table:table-row>
          <table:table-cell table:style-name="Tabela15.A2" office:value-type="string">
            <text:p text:style-name="P156">a</text:p>
          </table:table-cell>
          <table:table-cell table:style-name="Tabela15.A2" office:value-type="string">
            <text:p text:style-name="P156">0,45</text:p>
          </table:table-cell>
          <table:table-cell table:style-name="Tabela15.C2" office:value-type="string">
            <text:p text:style-name="P157">0</text:p>
          </table:table-cell>
        </table:table-row>
        <table:table-row>
          <table:table-cell table:style-name="Tabela15.A2" office:value-type="string">
            <text:p text:style-name="P156">b</text:p>
          </table:table-cell>
          <table:table-cell table:style-name="Tabela15.A2" office:value-type="string">
            <text:p text:style-name="P156">0,13</text:p>
          </table:table-cell>
          <table:table-cell table:style-name="Tabela15.C2" office:value-type="string">
            <text:p text:style-name="P157">110</text:p>
          </table:table-cell>
        </table:table-row>
        <table:table-row>
          <table:table-cell table:style-name="Tabela15.A2" office:value-type="string">
            <text:p text:style-name="P156">c</text:p>
          </table:table-cell>
          <table:table-cell table:style-name="Tabela15.A2" office:value-type="string">
            <text:p text:style-name="P156">0,12</text:p>
          </table:table-cell>
          <table:table-cell table:style-name="Tabela15.C2" office:value-type="string">
            <text:p text:style-name="P157">111</text:p>
          </table:table-cell>
        </table:table-row>
        <table:table-row>
          <table:table-cell table:style-name="Tabela15.A2" office:value-type="string">
            <text:p text:style-name="P156">d</text:p>
          </table:table-cell>
          <table:table-cell table:style-name="Tabela15.A2" office:value-type="string">
            <text:p text:style-name="P156">0,16</text:p>
          </table:table-cell>
          <table:table-cell table:style-name="Tabela15.C2" office:value-type="string">
            <text:p text:style-name="P157">101</text:p>
          </table:table-cell>
        </table:table-row>
        <table:table-row>
          <table:table-cell table:style-name="Tabela15.A2" office:value-type="string">
            <text:p text:style-name="P156">e</text:p>
          </table:table-cell>
          <table:table-cell table:style-name="Tabela15.A2" office:value-type="string">
            <text:p text:style-name="P156">0,09</text:p>
          </table:table-cell>
          <table:table-cell table:style-name="Tabela15.C2" office:value-type="string">
            <text:p text:style-name="P157">1001</text:p>
          </table:table-cell>
        </table:table-row>
        <table:table-row>
          <table:table-cell table:style-name="Tabela15.A2" office:value-type="string">
            <text:p text:style-name="P156">f</text:p>
          </table:table-cell>
          <table:table-cell table:style-name="Tabela15.A2" office:value-type="string">
            <text:p text:style-name="P156">0,05</text:p>
          </table:table-cell>
          <table:table-cell table:style-name="Tabela15.C2" office:value-type="string">
            <text:p text:style-name="P157">1000</text:p>
          </table:table-cell>
        </table:table-row>
      </table:table>
      <text:p text:style-name="P37"/>
      <text:p text:style-name="P35"/>
      <text:p text:style-name="P36">Comprimento médio do código de Huffman=</text:p>
      <text:p text:style-name="P34">(Somatório para todos os elementos do alfabeto) <text:span text:style-name="T40">li*pi = </text:span></text:p>
      <text:p text:style-name="P38">(1*0,45)+(3*0,13)+(3*0,12)+(3*0,16)+(4*0,09)+(4*0,05)= 2,24 bps</text:p>
      <text:p text:style-name="P38"/>
      <text:p text:style-name="P38">--------------------------<text:span text:style-name="T41">--------------------------------------------------------------------------------------------------</text:span></text:p>
      <text:p text:style-name="P38"/>
      <text:p text:style-name="P9">Descodificação estatística (de Comprimento Variável)</text:p>
      <text:p text:style-name="P39">→ 2 algoritmos p/ descodificação de Huffman</text:p>
      <text:p text:style-name="P39"/>
      <text:p text:style-name="P39"><draw:line text:anchor-type="paragraph" draw:z-index="17" draw:name="Forma18" draw:style-name="gr3" draw:text-style-name="P168" svg:x1="0.845cm" svg:y1="0.478cm" svg:x2="0.822cm" svg:y2="1.042cm"><text:p/></draw:line><draw:path text:anchor-type="paragraph" draw:z-index="21" draw:name="Forma22" draw:style-name="gr2" draw:text-style-name="P168" svg:width="5.398cm" svg:height="4.303cm" svg:x="3.808cm" svg:y="0.219cm" svg:viewBox="0 0 5399 4304" svg:d="M0 0c236 92 482 69 728 71 277 1 530 60 801 70 350 13 726-50 1059 164 254 164 569 229 869 282 314 56 625 152 917 283 267 119 549 167 799 377 262 219 264 501 166 729-114 266-229 494-423 728-229 277-495 491-753 730-217 202-519 298-799 399-244 88-492 165-753 212-268 48-535 110-799 95-254-15-503 48-754 23-236-24-441-70-705-94-725-64 443-534-118 23l236 48 187 164"><text:p/></draw:path>Dados originais</text:p>
      <text:p text:style-name="P39"/>
      <text:p text:style-name="P39">Codificador estatístico (árvore Huffman)</text:p>
      <text:p text:style-name="P39"><draw:line text:anchor-type="paragraph" draw:z-index="18" draw:name="Forma19" draw:style-name="gr3" draw:text-style-name="P168" svg:x1="0.797cm" svg:y1="0.076cm" svg:x2="0.797cm" svg:y2="0.593cm"><text:p/></draw:line><draw:frame text:anchor-type="paragraph" draw:z-index="22" draw:name="Forma23" draw:style-name="gr4" draw:text-style-name="P167" svg:width="1.906cm" svg:height="0.518cm" svg:x="9.382cm" svg:y="0.288cm"><draw:text-box><text:p>Idênticos</text:p></draw:text-box></draw:frame></text:p>
      <text:p text:style-name="P39">Códigos comprimidos de comprimento variável</text:p>
      <text:p text:style-name="P39">(+overhead)</text:p>
      <text:p text:style-name="P39"><draw:line text:anchor-type="paragraph" draw:z-index="19" draw:name="Forma20" draw:style-name="gr3" draw:text-style-name="P168" svg:x1="0.797cm" svg:y1="0.136cm" svg:x2="0.797cm" svg:y2="0.63cm"><text:p/></draw:line></text:p>
      <text:p text:style-name="P39">Descodificador estatístico (requer a árvore do codificador)</text:p>
      <text:p text:style-name="P39"><draw:line text:anchor-type="paragraph" draw:z-index="20" draw:name="Forma21" draw:style-name="gr3" draw:text-style-name="P168" svg:x1="0.797cm" svg:y1="0.009cm" svg:x2="0.822cm" svg:y2="0.621cm"><text:p/></draw:line></text:p>
      <text:p text:style-name="P39">Dados descomprimidos</text:p>
      <text:p text:style-name="P39"/>
      <text:p text:style-name="P20">1º Algoritmo: Descodificador de bits em série (serial bit decoding) → funciona com base na condição de prefixo</text:p>
      <text:p text:style-name="P39">1º passo: Ler o fluxo de dados comprimidos bit-a-bit para um buffer e ir percorrendo a àrvo<text:span text:style-name="T51">r</text:span>e do codificador até encontrar 1 folha (Si)</text:p>
      <text:p text:style-name="P39"><text:soft-page-break/>2º passo: À medida que cada bit é lido, vai sendo descartado do b<text:span text:style-name="T51">u</text:span>ffer e ao chegar à folha escreve o símbolo respetivo (Si) no ficheiro descomprimidos</text:p>
      <text:p text:style-name="P39">3º passo: repetir 1 e 2 até EOF</text:p>
      <text:p text:style-name="P39"/>
      <text:p text:style-name="P39">Exemplo:</text:p>
      <text:p text:style-name="P39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58">Si</text:p>
          </table:table-cell>
          <table:table-cell table:style-name="Tabela16.B1" office:value-type="string">
            <text:p text:style-name="P158">Código</text:p>
          </table:table-cell>
        </table:table-row>
        <table:table-row>
          <table:table-cell table:style-name="Tabela16.A2" office:value-type="string">
            <text:p text:style-name="P158">a</text:p>
          </table:table-cell>
          <table:table-cell table:style-name="Tabela16.B2" office:value-type="string">
            <text:p text:style-name="P158">0</text:p>
          </table:table-cell>
        </table:table-row>
        <table:table-row>
          <table:table-cell table:style-name="Tabela16.A2" office:value-type="string">
            <text:p text:style-name="P158">b</text:p>
          </table:table-cell>
          <table:table-cell table:style-name="Tabela16.B2" office:value-type="string">
            <text:p text:style-name="P158">101</text:p>
          </table:table-cell>
        </table:table-row>
        <table:table-row>
          <table:table-cell table:style-name="Tabela16.A2" office:value-type="string">
            <text:p text:style-name="P158">c</text:p>
          </table:table-cell>
          <table:table-cell table:style-name="Tabela16.B2" office:value-type="string">
            <text:p text:style-name="P158">100</text:p>
          </table:table-cell>
        </table:table-row>
        <table:table-row>
          <table:table-cell table:style-name="Tabela16.A2" office:value-type="string">
            <text:p text:style-name="P158">d</text:p>
          </table:table-cell>
          <table:table-cell table:style-name="Tabela16.B2" office:value-type="string">
            <text:p text:style-name="P158">111</text:p>
          </table:table-cell>
        </table:table-row>
        <table:table-row>
          <table:table-cell table:style-name="Tabela16.A2" office:value-type="string">
            <text:p text:style-name="P158">e</text:p>
          </table:table-cell>
          <table:table-cell table:style-name="Tabela16.B2" office:value-type="string">
            <text:p text:style-name="P158">1101</text:p>
          </table:table-cell>
        </table:table-row>
        <table:table-row>
          <table:table-cell table:style-name="Tabela16.A2" office:value-type="string">
            <text:p text:style-name="P158">f</text:p>
          </table:table-cell>
          <table:table-cell table:style-name="Tabela16.B2" office:value-type="string">
            <text:p text:style-name="P158">1100</text:p>
          </table:table-cell>
        </table:table-row>
      </table:table>
      <text:p text:style-name="P39"/>
      <text:p text:style-name="P39">A string a codificar é: “aabacadaadfe”</text:p>
      <text:p text:style-name="P40">O fluxo comprimido fica: <text:span text:style-name="T42">0 0 101 0 100 0 111 0 0 111 1100 1101</text:span></text:p>
      <text:p text:style-name="P102"><text:tab/><text:tab/><text:tab/> <text:s text:c="4"/>a <text:s/>a <text:s/>b <text:s text:c="3"/>a <text:s text:c="2"/>c <text:s text:c="2"/>a <text:s text:c="2"/>d <text:s text:c="2"/>a a <text:s text:c="2"/>d <text:s text:c="5"/>f <text:s text:c="6"/>e<text:tab/></text:p>
      <text:p text:style-name="P121"/>
      <text:p text:style-name="P121">A taxa de descodificação de símbolos é variável (symbol decoding rate)</text:p>
      <text:p text:style-name="P121"/>
      <text:p text:style-name="P121">Problema em situações em que a informação é visualizada/apresen<text:span text:style-name="T51">t</text:span>ada em tempo real</text:p>
      <text:p text:style-name="P121"/>
      <text:p text:style-name="P124">2º Algoritmo: Descodificação baseada numa Tabela de LookUp (LUT)</text:p>
      <text:p text:style-name="P124"/>
      <text:p text:style-name="P121">Tem duas fases:</text:p>
      <text:p text:style-name="P121"/>
      <text:p text:style-name="P121">1ª fase: Construção da LUT</text:p>
      <text:p text:style-name="P121">2ª fase: uso da LUT para descodificar/ descomprimir o fluxo codificado</text:p>
      <text:p text:style-name="P121"/>
      <text:p text:style-name="P121">Seguindo o exemplo acima:</text:p>
      <text:p text:style-name="P121"/>
      <text:p text:style-name="P121">1ª fase: Construção da LUT</text:p>
      <text:p text:style-name="P121">a) Define-se L=n (comprimento em bits do maior código)</text:p>
      <text:p text:style-name="P121">L=4 bits</text:p>
      <text:p text:style-name="P121">b) Controi-se uma tabela com 2^L entradas e associa-se a cada entrada um tuplo</text:p>
      <text:p text:style-name="P121">2^4=16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61">Endereços</text:p>
          </table:table-cell>
          <table:table-cell table:style-name="Tabela17.B1" office:value-type="string">
            <text:p text:style-name="P161">Tuplo <text:span text:style-name="T43">(Si, li) → Si= símbolo, li= comprimento do respetivo código</text:span></text:p>
          </table:table-cell>
        </table:table-row>
        <table:table-row>
          <table:table-cell table:style-name="Tabela17.A2" office:value-type="string">
            <text:p text:style-name="P160">0000</text:p>
          </table:table-cell>
          <table:table-cell table:style-name="Tabela17.B2" office:value-type="string">
            <text:p text:style-name="P161">(a,1)</text:p>
          </table:table-cell>
        </table:table-row>
        <table:table-row>
          <table:table-cell table:style-name="Tabela17.A2" office:value-type="string">
            <text:p text:style-name="P159">0001</text:p>
          </table:table-cell>
          <table:table-cell table:style-name="Tabela17.B2" office:value-type="string">
            <text:p text:style-name="P161">(a,1)</text:p>
          </table:table-cell>
        </table:table-row>
        <table:table-row>
          <table:table-cell table:style-name="Tabela17.A2" office:value-type="string">
            <text:p text:style-name="P159">0010</text:p>
          </table:table-cell>
          <table:table-cell table:style-name="Tabela17.B2" office:value-type="string">
            <text:p text:style-name="P161">(a,1)</text:p>
          </table:table-cell>
        </table:table-row>
        <table:table-row>
          <table:table-cell table:style-name="Tabela17.A2" office:value-type="string">
            <text:p text:style-name="P159">0<text:span text:style-name="T44">011</text:span></text:p>
          </table:table-cell>
          <table:table-cell table:style-name="Tabela17.B2" office:value-type="string">
            <text:p text:style-name="P161">(a,1)</text:p>
          </table:table-cell>
        </table:table-row>
        <text:soft-page-break/>
        <table:table-row>
          <table:table-cell table:style-name="Tabela17.A2" office:value-type="string">
            <text:p text:style-name="P159">0<text:span text:style-name="T44">100</text:span></text:p>
          </table:table-cell>
          <table:table-cell table:style-name="Tabela17.B2" office:value-type="string">
            <text:p text:style-name="P161">(a,1)</text:p>
          </table:table-cell>
        </table:table-row>
        <table:table-row>
          <table:table-cell table:style-name="Tabela17.A2" office:value-type="string">
            <text:p text:style-name="P159">0<text:span text:style-name="T44">101</text:span></text:p>
          </table:table-cell>
          <table:table-cell table:style-name="Tabela17.B2" office:value-type="string">
            <text:p text:style-name="P161">(a,1)</text:p>
          </table:table-cell>
        </table:table-row>
        <table:table-row>
          <table:table-cell table:style-name="Tabela17.A2" office:value-type="string">
            <text:p text:style-name="P159">0<text:span text:style-name="T44">110</text:span></text:p>
          </table:table-cell>
          <table:table-cell table:style-name="Tabela17.B2" office:value-type="string">
            <text:p text:style-name="P161">(a,1)</text:p>
          </table:table-cell>
        </table:table-row>
        <table:table-row>
          <table:table-cell table:style-name="Tabela17.A2" office:value-type="string">
            <text:p text:style-name="P159">0<text:span text:style-name="T44">111</text:span></text:p>
          </table:table-cell>
          <table:table-cell table:style-name="Tabela17.B2" office:value-type="string">
            <text:p text:style-name="P161">(a,1)</text:p>
          </table:table-cell>
        </table:table-row>
        <table:table-row>
          <table:table-cell table:style-name="Tabela17.A2" office:value-type="string">
            <text:p text:style-name="P159">1<text:span text:style-name="T44">000</text:span></text:p>
          </table:table-cell>
          <table:table-cell table:style-name="Tabela17.B2" office:value-type="string">
            <text:p text:style-name="P161">(c,3)</text:p>
          </table:table-cell>
        </table:table-row>
        <table:table-row>
          <table:table-cell table:style-name="Tabela17.A2" office:value-type="string">
            <text:p text:style-name="P159">1<text:span text:style-name="T44">001</text:span></text:p>
          </table:table-cell>
          <table:table-cell table:style-name="Tabela17.B2" office:value-type="string">
            <text:p text:style-name="P161">(c,3)</text:p>
          </table:table-cell>
        </table:table-row>
        <table:table-row>
          <table:table-cell table:style-name="Tabela17.A2" office:value-type="string">
            <text:p text:style-name="P159">1<text:span text:style-name="T44">010</text:span></text:p>
          </table:table-cell>
          <table:table-cell table:style-name="Tabela17.B2" office:value-type="string">
            <text:p text:style-name="P161">(b,3)</text:p>
          </table:table-cell>
        </table:table-row>
        <table:table-row>
          <table:table-cell table:style-name="Tabela17.A2" office:value-type="string">
            <text:p text:style-name="P159">1<text:span text:style-name="T44">011</text:span></text:p>
          </table:table-cell>
          <table:table-cell table:style-name="Tabela17.B2" office:value-type="string">
            <text:p text:style-name="P161">(b,3)</text:p>
          </table:table-cell>
        </table:table-row>
        <table:table-row>
          <table:table-cell table:style-name="Tabela17.A2" office:value-type="string">
            <text:p text:style-name="P159">1<text:span text:style-name="T44">100</text:span></text:p>
          </table:table-cell>
          <table:table-cell table:style-name="Tabela17.B2" office:value-type="string">
            <text:p text:style-name="P161">(f,4)</text:p>
          </table:table-cell>
        </table:table-row>
        <table:table-row>
          <table:table-cell table:style-name="Tabela17.A2" office:value-type="string">
            <text:p text:style-name="P159">1<text:span text:style-name="T44">101</text:span></text:p>
          </table:table-cell>
          <table:table-cell table:style-name="Tabela17.B2" office:value-type="string">
            <text:p text:style-name="P161">(e,4)</text:p>
          </table:table-cell>
        </table:table-row>
        <table:table-row>
          <table:table-cell table:style-name="Tabela17.A2" office:value-type="string">
            <text:p text:style-name="P159">1<text:span text:style-name="T44">110</text:span></text:p>
          </table:table-cell>
          <table:table-cell table:style-name="Tabela17.B2" office:value-type="string">
            <text:p text:style-name="P161">(d,3)</text:p>
          </table:table-cell>
        </table:table-row>
        <table:table-row>
          <table:table-cell table:style-name="Tabela17.A2" office:value-type="string">
            <text:p text:style-name="P159">1<text:span text:style-name="T44">111</text:span></text:p>
          </table:table-cell>
          <table:table-cell table:style-name="Tabela17.B2" office:value-type="string">
            <text:p text:style-name="P161">(d,3)</text:p>
          </table:table-cell>
        </table:table-row>
      </table:table>
      <text:p text:style-name="P102"/>
      <text:p text:style-name="P121">2ª fase: uso da LUT para descodificar/ descomprimir o fluxo codificado</text:p>
      <text:p text:style-name="P120">(Lê e descarta o nº de bits indicado)</text:p>
      <text:p text:style-name="P120"/>
      <text:p text:style-name="P122">a) Ler L bits para um buffer</text:p>
      <text:p text:style-name="P122">b) Endereçar a LUT com o conteúdo do buffer e descodificar o tuplo (si,li)</text:p>
      <text:p text:style-name="P122">c) Escrever o símbolo si no fluxo descomprimido</text:p>
      <text:p text:style-name="P122">d) Descartar os primeiros li bits do buffer e ler os li bits em seguintes do fluxo comprimido, e o buffer volta a ficar com L bits</text:p>
      <text:p text:style-name="P122"/>
      <text:p text:style-name="P123">PROBLEMA COMPLETO DE CODIF<text:span text:style-name="T55">IC</text:span>AÇÃO/DESCODIFICAÇÃO DE HUFFMAN</text:p>
      <text:p text:style-name="P120"/>
      <text:p text:style-name="P120">A string a codificar tem 39 chars:</text:p>
      <text:p text:style-name="P103"/>
      <table:table table:name="Tabela18" table:style-name="Tabela18">
        <table:table-column table:style-name="Tabela18.A" table:number-columns-repeated="3"/>
        <table:table-row>
          <table:table-cell table:style-name="Tabela18.A1" office:value-type="string">
            <text:p text:style-name="P162">Si</text:p>
          </table:table-cell>
          <table:table-cell table:style-name="Tabela18.A1" office:value-type="string">
            <text:p text:style-name="P162">Fr</text:p>
          </table:table-cell>
          <table:table-cell table:style-name="Tabela18.C1" office:value-type="string">
            <text:p text:style-name="P162">Fa</text:p>
          </table:table-cell>
        </table:table-row>
        <table:table-row>
          <table:table-cell table:style-name="Tabela18.A2" office:value-type="string">
            <text:p text:style-name="P162">F</text:p>
          </table:table-cell>
          <table:table-cell table:style-name="Tabela18.A2" office:value-type="string">
            <text:p text:style-name="P162">15/39</text:p>
          </table:table-cell>
          <table:table-cell table:style-name="Tabela18.C2" office:value-type="string">
            <text:p text:style-name="P162">15</text:p>
          </table:table-cell>
        </table:table-row>
        <table:table-row>
          <table:table-cell table:style-name="Tabela18.A2" office:value-type="string">
            <text:p text:style-name="P162">C</text:p>
          </table:table-cell>
          <table:table-cell table:style-name="Tabela18.A2" office:value-type="string">
            <text:p text:style-name="P162">7/39</text:p>
          </table:table-cell>
          <table:table-cell table:style-name="Tabela18.C2" office:value-type="string">
            <text:p text:style-name="P162">7</text:p>
          </table:table-cell>
        </table:table-row>
        <table:table-row>
          <table:table-cell table:style-name="Tabela18.A2" office:value-type="string">
            <text:p text:style-name="P162">P</text:p>
          </table:table-cell>
          <table:table-cell table:style-name="Tabela18.A2" office:value-type="string">
            <text:p text:style-name="P162">6/39</text:p>
          </table:table-cell>
          <table:table-cell table:style-name="Tabela18.C2" office:value-type="string">
            <text:p text:style-name="P162">6</text:p>
          </table:table-cell>
        </table:table-row>
        <table:table-row>
          <table:table-cell table:style-name="Tabela18.A2" office:value-type="string">
            <text:p text:style-name="Table_20_Contents">*</text:p>
          </table:table-cell>
          <table:table-cell table:style-name="Tabela18.A2" office:value-type="string">
            <text:p text:style-name="P162">6/39</text:p>
          </table:table-cell>
          <table:table-cell table:style-name="Tabela18.C2" office:value-type="string">
            <text:p text:style-name="P162">6</text:p>
          </table:table-cell>
        </table:table-row>
        <table:table-row>
          <table:table-cell table:style-name="Tabela18.A2" office:value-type="string">
            <text:p text:style-name="P162">I</text:p>
          </table:table-cell>
          <table:table-cell table:style-name="Tabela18.A2" office:value-type="string">
            <text:p text:style-name="P162">5/39</text:p>
          </table:table-cell>
          <table:table-cell table:style-name="Tabela18.C2" office:value-type="string">
            <text:p text:style-name="P162">5</text:p>
          </table:table-cell>
        </table:table-row>
      </table:table>
      <text:p text:style-name="P103"/>
      <text:p text:style-name="P123">Aplicando Huffman</text:p>
      <text:p text:style-name="P103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62">Si</text:p>
          </table:table-cell>
          <table:table-cell table:style-name="Tabela19.B1" office:value-type="string">
            <text:p text:style-name="P162">Fa</text:p>
          </table:table-cell>
        </table:table-row>
        <table:table-row>
          <table:table-cell table:style-name="Tabela19.A2" office:value-type="string">
            <text:p text:style-name="P162">F</text:p>
          </table:table-cell>
          <table:table-cell table:style-name="Tabela19.B2" office:value-type="string">
            <text:p text:style-name="P162">15</text:p>
          </table:table-cell>
        </table:table-row>
        <table:table-row>
          <table:table-cell table:style-name="Tabela19.A2" office:value-type="string">
            <text:p text:style-name="P164"><text:span text:style-name="T45">(</text:span>*,<text:span text:style-name="T45">I)</text:span></text:p>
          </table:table-cell>
          <table:table-cell table:style-name="Tabela19.B2" office:value-type="string">
            <text:p text:style-name="P162">11</text:p>
          </table:table-cell>
        </table:table-row>
        <text:soft-page-break/>
        <table:table-row>
          <table:table-cell table:style-name="Tabela19.A2" office:value-type="string">
            <text:p text:style-name="P162">P</text:p>
          </table:table-cell>
          <table:table-cell table:style-name="Tabela19.B2" office:value-type="string">
            <text:p text:style-name="P162">6</text:p>
          </table:table-cell>
        </table:table-row>
        <table:table-row>
          <table:table-cell table:style-name="Tabela19.A2" office:value-type="string">
            <text:p text:style-name="P162">C</text:p>
          </table:table-cell>
          <table:table-cell table:style-name="Tabela19.B2" office:value-type="string">
            <text:p text:style-name="P162">7</text:p>
          </table:table-cell>
        </table:table-row>
      </table:table>
      <text:p text:style-name="P104"/>
      <text:p text:style-name="P104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62">Si</text:p>
          </table:table-cell>
          <table:table-cell table:style-name="Tabela20.B1" office:value-type="string">
            <text:p text:style-name="P162">Fa</text:p>
          </table:table-cell>
        </table:table-row>
        <table:table-row>
          <table:table-cell table:style-name="Tabela20.A2" office:value-type="string">
            <text:p text:style-name="P162">F</text:p>
          </table:table-cell>
          <table:table-cell table:style-name="Tabela20.B2" office:value-type="string">
            <text:p text:style-name="P162">15</text:p>
          </table:table-cell>
        </table:table-row>
        <table:table-row>
          <table:table-cell table:style-name="Tabela20.A2" office:value-type="string">
            <text:p text:style-name="P162">(C,P)</text:p>
          </table:table-cell>
          <table:table-cell table:style-name="Tabela20.B2" office:value-type="string">
            <text:p text:style-name="P162">13</text:p>
          </table:table-cell>
        </table:table-row>
        <table:table-row>
          <table:table-cell table:style-name="Tabela20.A2" office:value-type="string">
            <text:p text:style-name="P164"><text:span text:style-name="T45">(</text:span>*,<text:span text:style-name="T45">I)</text:span></text:p>
          </table:table-cell>
          <table:table-cell table:style-name="Tabela20.B2" office:value-type="string">
            <text:p text:style-name="P162">11</text:p>
          </table:table-cell>
        </table:table-row>
      </table:table>
      <text:p text:style-name="P104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62">Si</text:p>
          </table:table-cell>
          <table:table-cell table:style-name="Tabela21.B1" office:value-type="string">
            <text:p text:style-name="P162">Fa</text:p>
          </table:table-cell>
        </table:table-row>
        <table:table-row>
          <table:table-cell table:style-name="Tabela21.A2" office:value-type="string">
            <text:p text:style-name="P162">F</text:p>
          </table:table-cell>
          <table:table-cell table:style-name="Tabela21.B2" office:value-type="string">
            <text:p text:style-name="P162">15</text:p>
          </table:table-cell>
        </table:table-row>
        <table:table-row>
          <table:table-cell table:style-name="Tabela21.A2" office:value-type="string">
            <text:p text:style-name="P162">((C,P),(*,I))</text:p>
          </table:table-cell>
          <table:table-cell table:style-name="Tabela21.B2" office:value-type="string">
            <text:p text:style-name="P162">24</text:p>
          </table:table-cell>
        </table:table-row>
      </table:table>
      <text:p text:style-name="P100"/>
      <table:table table:name="Tabela22" table:style-name="Tabela22">
        <table:table-column table:style-name="Tabela22.A"/>
        <table:table-column table:style-name="Tabela22.B" table:number-columns-repeated="2"/>
        <table:table-column table:style-name="Tabela22.D"/>
        <table:table-column table:style-name="Tabela22.E"/>
        <table:table-row>
          <table:table-cell table:style-name="Tabela22.A1" table:number-columns-spanned="5" office:value-type="string">
            <text:p text:style-name="P163">(((F,((C,P),(*,I))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62">0F(15)</text:p>
          </table:table-cell>
          <table:table-cell table:style-name="Tabela22.B2" table:number-columns-spanned="4" office:value-type="string">
            <text:p text:style-name="P162">1((C,P),(*,I)) - 24 </text:p>
          </table:table-cell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Table_20_Contents"/>
          </table:table-cell>
          <table:table-cell table:style-name="Tabela22.A2" table:number-columns-spanned="2" office:value-type="string">
            <text:p text:style-name="P162">0(C,P) - 13</text:p>
          </table:table-cell>
          <table:covered-table-cell/>
          <table:table-cell table:style-name="Tabela22.B2" table:number-columns-spanned="2" office:value-type="string">
            <text:p text:style-name="P162">1(*,I) - 11</text:p>
          </table:table-cell>
          <table:covered-table-cell/>
        </table:table-row>
        <table:table-row>
          <table:table-cell table:style-name="Tabela22.A2" office:value-type="string">
            <text:p text:style-name="Table_20_Contents"/>
          </table:table-cell>
          <table:table-cell table:style-name="Tabela22.A2" office:value-type="string">
            <text:p text:style-name="P162">0C(7)</text:p>
          </table:table-cell>
          <table:table-cell table:style-name="Tabela22.A2" office:value-type="string">
            <text:p text:style-name="P162">1P(6)</text:p>
          </table:table-cell>
          <table:table-cell table:style-name="Tabela22.A2" office:value-type="string">
            <text:p text:style-name="P162">0*(6)</text:p>
          </table:table-cell>
          <table:table-cell table:style-name="Tabela22.B2" office:value-type="string">
            <text:p text:style-name="P162">1I(5)</text:p>
          </table:table-cell>
        </table:table-row>
      </table:table>
      <text:p text:style-name="P100"/>
      <text:p text:style-name="P101">Calculo da entropia do alfabeto = <text:span text:style-name="T18">Σ</text:span><text:span text:style-name="T26"> (para todo o alfabeto) pi*log2(1/pi) =</text:span></text:p>
      <text:p text:style-name="P105"/>
      <text:p text:style-name="P105">=(15/39*log2(39/15))+(7/39*log2(39/7))+2*(6/39*log2(39/6))+(5/39*log2(39/5)) = 2,186 bps</text:p>
      <text:p text:style-name="P105"/>
      <text:p text:style-name="P101"><text:span text:style-name="T26">Comprimento médio do código = </text:span><text:span text:style-name="T18">Σ</text:span><text:span text:style-name="T26"> (para todo o alfabeto) li*pi = </text:span></text:p>
      <text:p text:style-name="P105">= (1*(15/39))+(3*((7/39))+2*(3*(6/39))+(3*(5/39))=2,23 bps</text:p>
      <text:p text:style-name="P105"/>
      <text:p text:style-name="P105">Rácio = 3 bits / 2,23 bps = 1,345:1</text:p>
      <text:p text:style-name="P105"/>
      <text:p text:style-name="P101"><text:span text:style-name="T26">Agora </text:span><text:span text:style-name="T29">para </text:span><text:span text:style-name="T26">descodificar o código</text:span></text:p>
      <text:p text:style-name="P105"/>
      <text:p text:style-name="P105">Definir o LUT para o descodificador:</text:p>
      <text:p text:style-name="P105">L= 3bits → 2^3 endereços = 8</text:p>
      <text:p text:style-name="P105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165">Endereço</text:p>
          </table:table-cell>
          <table:table-cell table:style-name="Tabela23.B1" office:value-type="string">
            <text:p text:style-name="P165">tuplo</text:p>
          </table:table-cell>
        </table:table-row>
        <table:table-row>
          <table:table-cell table:style-name="Tabela23.A2" office:value-type="string">
            <text:p text:style-name="P165">000</text:p>
          </table:table-cell>
          <table:table-cell table:style-name="Tabela23.B2" office:value-type="string">
            <text:p text:style-name="P165">(f,1)</text:p>
          </table:table-cell>
        </table:table-row>
        <table:table-row>
          <table:table-cell table:style-name="Tabela23.A2" office:value-type="string">
            <text:p text:style-name="P165">001</text:p>
          </table:table-cell>
          <table:table-cell table:style-name="Tabela23.B2" office:value-type="string">
            <text:p text:style-name="P165">(f,1)</text:p>
          </table:table-cell>
        </table:table-row>
        <table:table-row>
          <table:table-cell table:style-name="Tabela23.A2" office:value-type="string">
            <text:p text:style-name="P165">010</text:p>
          </table:table-cell>
          <table:table-cell table:style-name="Tabela23.B2" office:value-type="string">
            <text:p text:style-name="P165">(f,1)</text:p>
          </table:table-cell>
        </table:table-row>
        <table:table-row>
          <table:table-cell table:style-name="Tabela23.A2" office:value-type="string">
            <text:p text:style-name="P165">011</text:p>
          </table:table-cell>
          <table:table-cell table:style-name="Tabela23.B2" office:value-type="string">
            <text:p text:style-name="P165">(f,1)</text:p>
          </table:table-cell>
        </table:table-row>
        <table:table-row>
          <table:table-cell table:style-name="Tabela23.A2" office:value-type="string">
            <text:p text:style-name="P165">100</text:p>
          </table:table-cell>
          <table:table-cell table:style-name="Tabela23.B2" office:value-type="string">
            <text:p text:style-name="P165">(c,3)</text:p>
          </table:table-cell>
        </table:table-row>
        <table:table-row>
          <table:table-cell table:style-name="Tabela23.A2" office:value-type="string">
            <text:p text:style-name="P165">101</text:p>
          </table:table-cell>
          <table:table-cell table:style-name="Tabela23.B2" office:value-type="string">
            <text:p text:style-name="P165">(p,3)</text:p>
          </table:table-cell>
        </table:table-row>
        <text:soft-page-break/>
        <table:table-row>
          <table:table-cell table:style-name="Tabela23.A2" office:value-type="string">
            <text:p text:style-name="P165">110</text:p>
          </table:table-cell>
          <table:table-cell table:style-name="Tabela23.B2" office:value-type="string">
            <text:p text:style-name="P165">(*,3)</text:p>
          </table:table-cell>
        </table:table-row>
        <table:table-row>
          <table:table-cell table:style-name="Tabela23.A2" office:value-type="string">
            <text:p text:style-name="P165">111</text:p>
          </table:table-cell>
          <table:table-cell table:style-name="Tabela23.B2" office:value-type="string">
            <text:p text:style-name="P165">(I,3)</text:p>
          </table:table-cell>
        </table:table-row>
      </table:table>
      <text:p text:style-name="P105"/>
      <text:p text:style-name="P105">----------------------------------------------------------------------------------------------------------------------------</text:p>
      <text:p text:style-name="P110">Compressão sem perdas</text:p>
      <text:p text:style-name="P110">→ Codificação de comprimento fixo ou baseada em dicionários</text:p>
      <text:p text:style-name="P106"/>
      <text:p text:style-name="P107">Como funciona:</text:p>
      <text:p text:style-name="P106"/>
      <text:p text:style-name="P106"><draw:line text:anchor-type="paragraph" draw:z-index="23" draw:name="Forma24" draw:style-name="gr3" draw:text-style-name="P168" svg:x1="1.81cm" svg:y1="0.453cm" svg:x2="1.81cm" svg:y2="0.995cm"><text:p/></draw:line>Símbolos de entrada (si) de comprimento variável (agrupando vários símbolos num único)</text:p>
      <text:p text:style-name="P106"/>
      <text:p text:style-name="P106">Codificador baseado em dicionários – Todos os algoritmos da família LZ</text:p>
      <text:p text:style-name="P106"><draw:line text:anchor-type="paragraph" draw:z-index="24" draw:name="Forma25" draw:style-name="gr3" draw:text-style-name="P168" svg:x1="1.833cm" svg:y1="0.005cm" svg:x2="1.833cm" svg:y2="0.569cm"><text:p/></draw:line></text:p>
      <text:p text:style-name="P106">Códigos comprimidos de comprimento fixo (ci) – 8 ou 12 bits (nº de bits define a dimensão do dicionário) – 2^n entradas</text:p>
      <text:p text:style-name="P106"/>
      <text:p text:style-name="P106"/>
      <text:p text:style-name="P106">A compressão é adaptativa porque o dicionário adapta-se ao conteúdo específico de cada ficheiro de entrada que é comprimido</text:p>
      <text:p text:style-name="P106"/>
      <text:p text:style-name="P106">Exemplos de codificadores: formato GIF, compress, deflate, ZIP e RAR</text:p>
      <text:p text:style-name="P106"/>
      <text:p text:style-name="P106">LZW – Lempel-Ziv and Welch</text:p>
      <text:p text:style-name="P106"/>
      <text:p text:style-name="P106">Algoritmo do codificador LZW:</text:p>
      <text:p text:style-name="P106"/>
      <text:p text:style-name="P107">Codificador LZW (fluxo-entrada)</text:p>
      <text:p text:style-name="P106"/>
      <text:p text:style-name="P106">s ← ler próximo símbolo si do fluxo de entradas</text:p>
      <text:p text:style-name="P106">Do</text:p>
      <text:p text:style-name="P106"><text:tab/>c ← ler próximo símbolo si do fluxo entradas</text:p>
      <text:p text:style-name="P106"><text:tab/>if string(s+c) existe no dicionário then</text:p>
      <text:p text:style-name="P106"><text:tab/><text:tab/>s ← s+c</text:p>
      <text:p text:style-name="P106"><text:tab/>else</text:p>
      <text:p text:style-name="P106"><text:s/><text:tab/><text:tab/>escrever o código s no ficheiro de saída (comprimido)</text:p>
      <text:p text:style-name="P106"><text:tab/><text:tab/>adicionar (s+c) ao dicionário com novo código</text:p>
      <text:p text:style-name="P106"><text:tab/><text:tab/>s ← c</text:p>
      <text:p text:style-name="P106">while(c&lt;&gt;EOF)</text:p>
      <text:p text:style-name="P111">escrever o código de s no ficheiro comprimido de saída</text:p>
      <text:p text:style-name="P111"/>
      <text:p text:style-name="P108">Exemplo: Codificar a string “LALAALAILAILAI”</text:p>
      <text:p text:style-name="P108"><text:tab/><text:tab/><text:tab/><text:tab/><text:tab/><text:tab/><text:tab/><text:tab/><text:tab/><text:tab/><text:span text:style-name="T35">Dicionário</text:span></text:p>
      <table:table table:name="Tabela24" table:style-name="Tabela24">
        <table:table-column table:style-name="Tabela24.A" table:number-columns-repeated="5"/>
        <table:table-row>
          <table:table-cell table:style-name="Tabela24.A1" office:value-type="string">
            <text:p text:style-name="P145">s</text:p>
          </table:table-cell>
          <table:table-cell table:style-name="Tabela24.A1" office:value-type="string">
            <text:p text:style-name="P145">c</text:p>
          </table:table-cell>
          <table:table-cell table:style-name="Tabela24.A1" office:value-type="string">
            <text:p text:style-name="P145">Saída (comprimido)</text:p>
          </table:table-cell>
          <table:table-cell table:style-name="Tabela24.A1" office:value-type="string">
            <text:p text:style-name="P145">Código </text:p>
          </table:table-cell>
          <table:table-cell table:style-name="Tabela24.E1" office:value-type="string">
            <text:p text:style-name="P145">Símbolo</text:p>
          </table:table-cell>
        </table:table-row>
        <table:table-row>
          <table:table-cell table:style-name="Tabela24.A2" office:value-type="string">
            <text:p text:style-name="P142"/>
          </table:table-cell>
          <table:table-cell table:style-name="Tabela24.A2" office:value-type="string">
            <text:p text:style-name="P142"/>
          </table:table-cell>
          <table:table-cell table:style-name="Tabela24.A2" office:value-type="string">
            <text:p text:style-name="P142"/>
          </table:table-cell>
          <table:table-cell table:style-name="Tabela24.A2" office:value-type="string">
            <text:p text:style-name="P145">1</text:p>
            <text:p text:style-name="P145">2</text:p>
            <text:p text:style-name="P145">3</text:p>
          </table:table-cell>
          <table:table-cell table:style-name="Tabela24.E2" office:value-type="string">
            <text:p text:style-name="P145">A</text:p>
            <text:p text:style-name="P145">I</text:p>
            <text:p text:style-name="P145">L</text:p>
          </table:table-cell>
        </table:table-row>
        <text:soft-page-break/>
        <table:table-row>
          <table:table-cell table:style-name="Tabela24.A2" office:value-type="string">
            <text:p text:style-name="P145">L</text:p>
          </table:table-cell>
          <table:table-cell table:style-name="Tabela24.A2" office:value-type="string">
            <text:p text:style-name="P145"><draw:line text:anchor-type="paragraph" draw:z-index="25" draw:name="Forma26" draw:style-name="gr3" draw:text-style-name="P168" svg:x1="0.03cm" svg:y1="0.36cm" svg:x2="-2.252cm" svg:y2="0.949cm"><text:p/></draw:line>A</text:p>
          </table:table-cell>
          <table:table-cell table:style-name="Tabela24.A2" office:value-type="string">
            <text:p text:style-name="P145">3</text:p>
          </table:table-cell>
          <table:table-cell table:style-name="Tabela24.A2" office:value-type="string">
            <text:p text:style-name="P145">4 (não existe dic)</text:p>
          </table:table-cell>
          <table:table-cell table:style-name="Tabela24.E2" office:value-type="string">
            <text:p text:style-name="P145">LA</text:p>
          </table:table-cell>
        </table:table-row>
        <table:table-row>
          <table:table-cell table:style-name="Tabela24.A2" office:value-type="string">
            <text:p text:style-name="P145">A</text:p>
          </table:table-cell>
          <table:table-cell table:style-name="Tabela24.A2" office:value-type="string">
            <text:p text:style-name="P145">L</text:p>
          </table:table-cell>
          <table:table-cell table:style-name="Tabela24.A2" office:value-type="string">
            <text:p text:style-name="P145">1</text:p>
          </table:table-cell>
          <table:table-cell table:style-name="Tabela24.A2" office:value-type="string">
            <text:p text:style-name="P145">5</text:p>
          </table:table-cell>
          <table:table-cell table:style-name="Tabela24.E2" office:value-type="string">
            <text:p text:style-name="P145">AL</text:p>
          </table:table-cell>
        </table:table-row>
        <table:table-row>
          <table:table-cell table:style-name="Tabela24.A2" office:value-type="string">
            <text:p text:style-name="P145">L</text:p>
          </table:table-cell>
          <table:table-cell table:style-name="Tabela24.A2" office:value-type="string">
            <text:p text:style-name="P145">A</text:p>
          </table:table-cell>
          <table:table-cell table:style-name="Tabela24.A2" office:value-type="string">
            <text:p text:style-name="P142"/>
          </table:table-cell>
          <table:table-cell table:style-name="Tabela24.A2" office:value-type="string">
            <text:p text:style-name="P142"/>
          </table:table-cell>
          <table:table-cell table:style-name="Tabela24.E2" office:value-type="string">
            <text:p text:style-name="P142"/>
          </table:table-cell>
        </table:table-row>
        <table:table-row>
          <table:table-cell table:style-name="Tabela24.A2" office:value-type="string">
            <text:p text:style-name="P145">LA</text:p>
          </table:table-cell>
          <table:table-cell table:style-name="Tabela24.A2" office:value-type="string">
            <text:p text:style-name="P145">A</text:p>
          </table:table-cell>
          <table:table-cell table:style-name="Tabela24.A2" office:value-type="string">
            <text:p text:style-name="P145">4</text:p>
          </table:table-cell>
          <table:table-cell table:style-name="Tabela24.A2" office:value-type="string">
            <text:p text:style-name="P145">6</text:p>
          </table:table-cell>
          <table:table-cell table:style-name="Tabela24.E2" office:value-type="string">
            <text:p text:style-name="P145">LAA</text:p>
          </table:table-cell>
        </table:table-row>
        <table:table-row>
          <table:table-cell table:style-name="Tabela24.A2" office:value-type="string">
            <text:p text:style-name="P145">A</text:p>
          </table:table-cell>
          <table:table-cell table:style-name="Tabela24.A2" office:value-type="string">
            <text:p text:style-name="P145">L</text:p>
          </table:table-cell>
          <table:table-cell table:style-name="Tabela24.A2" office:value-type="string">
            <text:p text:style-name="P142"/>
          </table:table-cell>
          <table:table-cell table:style-name="Tabela24.A2" office:value-type="string">
            <text:p text:style-name="P142"/>
          </table:table-cell>
          <table:table-cell table:style-name="Tabela24.E2" office:value-type="string">
            <text:p text:style-name="P142"/>
          </table:table-cell>
        </table:table-row>
        <table:table-row>
          <table:table-cell table:style-name="Tabela24.A2" office:value-type="string">
            <text:p text:style-name="P145">AL</text:p>
          </table:table-cell>
          <table:table-cell table:style-name="Tabela24.A2" office:value-type="string">
            <text:p text:style-name="P145">A</text:p>
          </table:table-cell>
          <table:table-cell table:style-name="Tabela24.A2" office:value-type="string">
            <text:p text:style-name="P145">5</text:p>
          </table:table-cell>
          <table:table-cell table:style-name="Tabela24.A2" office:value-type="string">
            <text:p text:style-name="P145">7</text:p>
          </table:table-cell>
          <table:table-cell table:style-name="Tabela24.E2" office:value-type="string">
            <text:p text:style-name="P145">ALA</text:p>
          </table:table-cell>
        </table:table-row>
        <table:table-row>
          <table:table-cell table:style-name="Tabela24.A2" office:value-type="string">
            <text:p text:style-name="P145">A</text:p>
          </table:table-cell>
          <table:table-cell table:style-name="Tabela24.A2" office:value-type="string">
            <text:p text:style-name="P145">I</text:p>
          </table:table-cell>
          <table:table-cell table:style-name="Tabela24.A2" office:value-type="string">
            <text:p text:style-name="P145">1</text:p>
          </table:table-cell>
          <table:table-cell table:style-name="Tabela24.A2" office:value-type="string">
            <text:p text:style-name="P145">8</text:p>
          </table:table-cell>
          <table:table-cell table:style-name="Tabela24.E2" office:value-type="string">
            <text:p text:style-name="P145">AI</text:p>
          </table:table-cell>
        </table:table-row>
        <table:table-row>
          <table:table-cell table:style-name="Tabela24.A2" office:value-type="string">
            <text:p text:style-name="P145">I</text:p>
          </table:table-cell>
          <table:table-cell table:style-name="Tabela24.A2" office:value-type="string">
            <text:p text:style-name="P145">L</text:p>
          </table:table-cell>
          <table:table-cell table:style-name="Tabela24.A2" office:value-type="string">
            <text:p text:style-name="P145">2</text:p>
          </table:table-cell>
          <table:table-cell table:style-name="Tabela24.A2" office:value-type="string">
            <text:p text:style-name="P145">9</text:p>
          </table:table-cell>
          <table:table-cell table:style-name="Tabela24.E2" office:value-type="string">
            <text:p text:style-name="P145">IL</text:p>
          </table:table-cell>
        </table:table-row>
        <table:table-row>
          <table:table-cell table:style-name="Tabela24.A2" office:value-type="string">
            <text:p text:style-name="P145">L</text:p>
          </table:table-cell>
          <table:table-cell table:style-name="Tabela24.A2" office:value-type="string">
            <text:p text:style-name="P145">A</text:p>
          </table:table-cell>
          <table:table-cell table:style-name="Tabela24.A2" office:value-type="string">
            <text:p text:style-name="P145"/>
          </table:table-cell>
          <table:table-cell table:style-name="Tabela24.A2" office:value-type="string">
            <text:p text:style-name="P145"/>
          </table:table-cell>
          <table:table-cell table:style-name="Tabela24.E2" office:value-type="string">
            <text:p text:style-name="P145"/>
          </table:table-cell>
        </table:table-row>
        <table:table-row>
          <table:table-cell table:style-name="Tabela24.A2" office:value-type="string">
            <text:p text:style-name="P145">LA</text:p>
          </table:table-cell>
          <table:table-cell table:style-name="Tabela24.A2" office:value-type="string">
            <text:p text:style-name="P145">I</text:p>
          </table:table-cell>
          <table:table-cell table:style-name="Tabela24.A2" office:value-type="string">
            <text:p text:style-name="P145">4</text:p>
          </table:table-cell>
          <table:table-cell table:style-name="Tabela24.A2" office:value-type="string">
            <text:p text:style-name="P145">10</text:p>
          </table:table-cell>
          <table:table-cell table:style-name="Tabela24.E2" office:value-type="string">
            <text:p text:style-name="P145">LAI</text:p>
          </table:table-cell>
        </table:table-row>
        <table:table-row>
          <table:table-cell table:style-name="Tabela24.A2" office:value-type="string">
            <text:p text:style-name="P145">I</text:p>
          </table:table-cell>
          <table:table-cell table:style-name="Tabela24.A2" office:value-type="string">
            <text:p text:style-name="P145">L</text:p>
          </table:table-cell>
          <table:table-cell table:style-name="Tabela24.A2" office:value-type="string">
            <text:p text:style-name="P145"/>
          </table:table-cell>
          <table:table-cell table:style-name="Tabela24.A2" office:value-type="string">
            <text:p text:style-name="P145"/>
          </table:table-cell>
          <table:table-cell table:style-name="Tabela24.E2" office:value-type="string">
            <text:p text:style-name="P145"/>
          </table:table-cell>
        </table:table-row>
        <table:table-row>
          <table:table-cell table:style-name="Tabela24.A2" office:value-type="string">
            <text:p text:style-name="P145">IL</text:p>
          </table:table-cell>
          <table:table-cell table:style-name="Tabela24.A2" office:value-type="string">
            <text:p text:style-name="P145">A</text:p>
          </table:table-cell>
          <table:table-cell table:style-name="Tabela24.A2" office:value-type="string">
            <text:p text:style-name="P145">9</text:p>
          </table:table-cell>
          <table:table-cell table:style-name="Tabela24.A2" office:value-type="string">
            <text:p text:style-name="P145">11</text:p>
          </table:table-cell>
          <table:table-cell table:style-name="Tabela24.E2" office:value-type="string">
            <text:p text:style-name="P145">ILA</text:p>
          </table:table-cell>
        </table:table-row>
        <table:table-row>
          <table:table-cell table:style-name="Tabela24.A2" office:value-type="string">
            <text:p text:style-name="P145">A</text:p>
          </table:table-cell>
          <table:table-cell table:style-name="Tabela24.A2" office:value-type="string">
            <text:p text:style-name="P145">I</text:p>
          </table:table-cell>
          <table:table-cell table:style-name="Tabela24.A2" office:value-type="string">
            <text:p text:style-name="P145"/>
          </table:table-cell>
          <table:table-cell table:style-name="Tabela24.A2" office:value-type="string">
            <text:p text:style-name="P145"/>
          </table:table-cell>
          <table:table-cell table:style-name="Tabela24.E2" office:value-type="string">
            <text:p text:style-name="P145"/>
          </table:table-cell>
        </table:table-row>
        <table:table-row>
          <table:table-cell table:style-name="Tabela24.A2" office:value-type="string">
            <text:p text:style-name="P145">AI</text:p>
          </table:table-cell>
          <table:table-cell table:style-name="Tabela24.A2" office:value-type="string">
            <text:p text:style-name="P145">EOF</text:p>
          </table:table-cell>
          <table:table-cell table:style-name="Tabela24.A2" office:value-type="string">
            <text:p text:style-name="P145">8</text:p>
          </table:table-cell>
          <table:table-cell table:style-name="Tabela24.A2" office:value-type="string">
            <text:p text:style-name="P145"/>
          </table:table-cell>
          <table:table-cell table:style-name="Tabela24.E2" office:value-type="string">
            <text:p text:style-name="P145"/>
          </table:table-cell>
        </table:table-row>
      </table:table>
      <text:p text:style-name="P108"><text:s/></text:p>
      <text:p text:style-name="P106"/>
      <text:p text:style-name="P112">Cálculo do rácio de compressão resultante</text:p>
      <text:p text:style-name="P112">=&gt; Fluxo comprimido 314512498</text:p>
      <text:p text:style-name="P112">Neste caso, o dicionário poderia ter o comprimento de 8 bits (porque o dicionário é curto)</text:p>
      <text:p text:style-name="P112"/>
      <text:p text:style-name="P112">Rácio = (14*8)/(9*8)=1,56:1</text:p>
      <text:p text:style-name="P112"/>
      <text:p text:style-name="P112">No caso real, o dicionário contém 12 bits (2^12=4096 entradas)</text:p>
      <text:p text:style-name="P112"/>
      <text:p text:style-name="P112">Rácio= (14*8)/(9*12)=1,04:1</text:p>
      <text:p text:style-name="P112"/>
      <text:p text:style-name="P112"/>
      <text:p text:style-name="P112"/>
      <text:p text:style-name="P112"/>
      <text:p text:style-name="P109">Algoritmo do descodificador LZW: Descodificador LZW ( fluxo comprimido)</text:p>
      <text:p text:style-name="P109"/>
      <text:p text:style-name="P113">s ← NULL</text:p>
      <text:p text:style-name="P113">Do</text:p>
      <text:p text:style-name="P113"><text:tab/>c ← ler próximo código do fluxo comprimidos</text:p>
      <text:p text:style-name="P125"><text:span text:style-name="T30"><text:tab/></text:span><text:span text:style-name="T32">c</text:span><text:span text:style-name="T31">adeia ← símbolo do dicionário correspondente ao código C</text:span></text:p>
      <text:p text:style-name="P125"><text:span text:style-name="T30"><text:tab/></text:span><text:span text:style-name="T48">if(c</text:span><text:span text:style-name="T49">adeia</text:span><text:span text:style-name="T48">==null) then c</text:span><text:span text:style-name="T50">adeia</text:span><text:span text:style-name="T48">=s+s[0]</text:span></text:p>
      <text:p text:style-name="P113"><text:tab/><text:span text:style-name="T46">escrever no ficheiro de saída (descomprimido) a string</text:span></text:p>
      <text:p text:style-name="P113"><text:tab/><text:span text:style-name="T46">if(s&lt;&gt;NULL) then</text:span></text:p>
      <text:p text:style-name="P125"><text:span text:style-name="T30"><text:tab/><text:tab/></text:span><text:span text:style-name="T32">adicionar ao dicionário (s+c</text:span><text:span text:style-name="T31">adeia</text:span><text:span text:style-name="T32">[0]) com novo código</text:span></text:p>
      <text:p text:style-name="P125"><text:span text:style-name="T30"><text:tab/></text:span><text:span text:style-name="T32">s← c</text:span><text:span text:style-name="T31">adeia</text:span></text:p>
      <text:p text:style-name="P114">while (c&lt;&gt;EOF)</text:p>
      <text:p text:style-name="P114"/>
      <text:p text:style-name="P114"/>
      <text:p text:style-name="P114"><text:soft-page-break/>Exemplo: Descodificar o código “314512498”<text:tab/></text:p>
      <text:p text:style-name="P114"><text:tab/><text:tab/><text:tab/><text:tab/><text:tab/><text:tab/><text:tab/><text:tab/><text:tab/><text:tab/>Dicionário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row>
          <table:table-cell table:style-name="Tabela25.A1" office:value-type="string">
            <text:p text:style-name="P147">s</text:p>
          </table:table-cell>
          <table:table-cell table:style-name="Tabela25.A1" office:value-type="string">
            <text:p text:style-name="P147">c</text:p>
          </table:table-cell>
          <table:table-cell table:style-name="Tabela25.A1" office:value-type="string">
            <text:p text:style-name="P147">string/saída</text:p>
          </table:table-cell>
          <table:table-cell table:style-name="Tabela25.A1" office:value-type="string">
            <text:p text:style-name="P147">código</text:p>
          </table:table-cell>
          <table:table-cell table:style-name="Tabela25.E1" office:value-type="string">
            <text:p text:style-name="P147">símbolo</text:p>
          </table:table-cell>
        </table:table-row>
        <table:table-row>
          <table:table-cell table:style-name="Tabela25.A2" office:value-type="string">
            <text:p text:style-name="P142"/>
          </table:table-cell>
          <table:table-cell table:style-name="Tabela25.A2" office:value-type="string">
            <text:p text:style-name="P142"/>
          </table:table-cell>
          <table:table-cell table:style-name="Tabela25.A2" office:value-type="string">
            <text:p text:style-name="P142"/>
          </table:table-cell>
          <table:table-cell table:style-name="Tabela25.A2" office:value-type="string">
            <text:p text:style-name="P147">1</text:p>
            <text:p text:style-name="P147">2</text:p>
            <text:p text:style-name="P147">3</text:p>
          </table:table-cell>
          <table:table-cell table:style-name="Tabela25.E2" office:value-type="string">
            <text:p text:style-name="P147">A</text:p>
            <text:p text:style-name="P147">I</text:p>
            <text:p text:style-name="P147">L</text:p>
          </table:table-cell>
        </table:table-row>
        <table:table-row>
          <table:table-cell table:style-name="Tabela25.A2" office:value-type="string">
            <text:p text:style-name="P147">NULL</text:p>
          </table:table-cell>
          <table:table-cell table:style-name="Tabela25.A2" office:value-type="string">
            <text:p text:style-name="P147">3</text:p>
          </table:table-cell>
          <table:table-cell table:style-name="Tabela25.A2" office:value-type="string">
            <text:p text:style-name="P147">L</text:p>
          </table:table-cell>
          <table:table-cell table:style-name="Tabela25.A2" office:value-type="string">
            <text:p text:style-name="P142"/>
          </table:table-cell>
          <table:table-cell table:style-name="Tabela25.E2" office:value-type="string">
            <text:p text:style-name="P142"/>
          </table:table-cell>
        </table:table-row>
        <table:table-row>
          <table:table-cell table:style-name="Tabela25.A2" office:value-type="string">
            <text:p text:style-name="P147">L</text:p>
          </table:table-cell>
          <table:table-cell table:style-name="Tabela25.A2" office:value-type="string">
            <text:p text:style-name="P147">1</text:p>
          </table:table-cell>
          <table:table-cell table:style-name="Tabela25.A2" office:value-type="string">
            <text:p text:style-name="P147">A</text:p>
          </table:table-cell>
          <table:table-cell table:style-name="Tabela25.A2" office:value-type="string">
            <text:p text:style-name="P147">4</text:p>
          </table:table-cell>
          <table:table-cell table:style-name="Tabela25.E2" office:value-type="string">
            <text:p text:style-name="P147">LA</text:p>
          </table:table-cell>
        </table:table-row>
        <table:table-row>
          <table:table-cell table:style-name="Tabela25.A2" office:value-type="string">
            <text:p text:style-name="P147">A</text:p>
          </table:table-cell>
          <table:table-cell table:style-name="Tabela25.A2" office:value-type="string">
            <text:p text:style-name="P147">4</text:p>
          </table:table-cell>
          <table:table-cell table:style-name="Tabela25.A2" office:value-type="string">
            <text:p text:style-name="P147"><text:span text:style-name="T3">L</text:span>A</text:p>
          </table:table-cell>
          <table:table-cell table:style-name="Tabela25.A2" office:value-type="string">
            <text:p text:style-name="P147">5</text:p>
          </table:table-cell>
          <table:table-cell table:style-name="Tabela25.E2" office:value-type="string">
            <text:p text:style-name="P147">AL</text:p>
          </table:table-cell>
        </table:table-row>
        <table:table-row>
          <table:table-cell table:style-name="Tabela25.A2" office:value-type="string">
            <text:p text:style-name="P147">LA</text:p>
          </table:table-cell>
          <table:table-cell table:style-name="Tabela25.A2" office:value-type="string">
            <text:p text:style-name="P147">5</text:p>
          </table:table-cell>
          <table:table-cell table:style-name="Tabela25.A2" office:value-type="string">
            <text:p text:style-name="P147"><text:span text:style-name="T3">A</text:span>L</text:p>
          </table:table-cell>
          <table:table-cell table:style-name="Tabela25.A2" office:value-type="string">
            <text:p text:style-name="P147">6</text:p>
          </table:table-cell>
          <table:table-cell table:style-name="Tabela25.E2" office:value-type="string">
            <text:p text:style-name="P147">LAA</text:p>
          </table:table-cell>
        </table:table-row>
        <table:table-row>
          <table:table-cell table:style-name="Tabela25.A2" office:value-type="string">
            <text:p text:style-name="P147">AL</text:p>
          </table:table-cell>
          <table:table-cell table:style-name="Tabela25.A2" office:value-type="string">
            <text:p text:style-name="P147">1</text:p>
          </table:table-cell>
          <table:table-cell table:style-name="Tabela25.A2" office:value-type="string">
            <text:p text:style-name="P147">A</text:p>
          </table:table-cell>
          <table:table-cell table:style-name="Tabela25.A2" office:value-type="string">
            <text:p text:style-name="P147">7</text:p>
          </table:table-cell>
          <table:table-cell table:style-name="Tabela25.E2" office:value-type="string">
            <text:p text:style-name="P147">ALA</text:p>
          </table:table-cell>
        </table:table-row>
        <table:table-row>
          <table:table-cell table:style-name="Tabela25.A2" office:value-type="string">
            <text:p text:style-name="P147">A</text:p>
          </table:table-cell>
          <table:table-cell table:style-name="Tabela25.A2" office:value-type="string">
            <text:p text:style-name="P147">2</text:p>
          </table:table-cell>
          <table:table-cell table:style-name="Tabela25.A2" office:value-type="string">
            <text:p text:style-name="P147">I</text:p>
          </table:table-cell>
          <table:table-cell table:style-name="Tabela25.A2" office:value-type="string">
            <text:p text:style-name="P147">8</text:p>
          </table:table-cell>
          <table:table-cell table:style-name="Tabela25.E2" office:value-type="string">
            <text:p text:style-name="P147">AI</text:p>
          </table:table-cell>
        </table:table-row>
        <table:table-row>
          <table:table-cell table:style-name="Tabela25.A2" office:value-type="string">
            <text:p text:style-name="P147">I</text:p>
          </table:table-cell>
          <table:table-cell table:style-name="Tabela25.A2" office:value-type="string">
            <text:p text:style-name="P147">4</text:p>
          </table:table-cell>
          <table:table-cell table:style-name="Tabela25.A2" office:value-type="string">
            <text:p text:style-name="P147"><text:span text:style-name="T3">L</text:span>A</text:p>
          </table:table-cell>
          <table:table-cell table:style-name="Tabela25.A2" office:value-type="string">
            <text:p text:style-name="P147">9</text:p>
          </table:table-cell>
          <table:table-cell table:style-name="Tabela25.E2" office:value-type="string">
            <text:p text:style-name="P147">IL</text:p>
          </table:table-cell>
        </table:table-row>
        <table:table-row>
          <table:table-cell table:style-name="Tabela25.A2" office:value-type="string">
            <text:p text:style-name="P147">LA</text:p>
          </table:table-cell>
          <table:table-cell table:style-name="Tabela25.A2" office:value-type="string">
            <text:p text:style-name="P147">9</text:p>
          </table:table-cell>
          <table:table-cell table:style-name="Tabela25.A2" office:value-type="string">
            <text:p text:style-name="P147">IL</text:p>
          </table:table-cell>
          <table:table-cell table:style-name="Tabela25.A2" office:value-type="string">
            <text:p text:style-name="P147">10</text:p>
          </table:table-cell>
          <table:table-cell table:style-name="Tabela25.E2" office:value-type="string">
            <text:p text:style-name="P147">LAI</text:p>
          </table:table-cell>
        </table:table-row>
        <table:table-row>
          <table:table-cell table:style-name="Tabela25.A2" office:value-type="string">
            <text:p text:style-name="P147">IL</text:p>
          </table:table-cell>
          <table:table-cell table:style-name="Tabela25.A2" office:value-type="string">
            <text:p text:style-name="P147">8</text:p>
          </table:table-cell>
          <table:table-cell table:style-name="Tabela25.A2" office:value-type="string">
            <text:p text:style-name="P147">AI</text:p>
          </table:table-cell>
          <table:table-cell table:style-name="Tabela25.A2" office:value-type="string">
            <text:p text:style-name="P147">11</text:p>
          </table:table-cell>
          <table:table-cell table:style-name="Tabela25.E2" office:value-type="string">
            <text:p text:style-name="P147">ILA</text:p>
          </table:table-cell>
        </table:table-row>
        <table:table-row>
          <table:table-cell table:style-name="Tabela25.A2" office:value-type="string">
            <text:p text:style-name="P147">AI</text:p>
          </table:table-cell>
          <table:table-cell table:style-name="Tabela25.A2" office:value-type="string">
            <text:p text:style-name="P147">EOF</text:p>
          </table:table-cell>
          <table:table-cell table:style-name="Tabela25.A2" office:value-type="string">
            <text:p text:style-name="P147"/>
          </table:table-cell>
          <table:table-cell table:style-name="Tabela25.A2" office:value-type="string">
            <text:p text:style-name="P147"/>
          </table:table-cell>
          <table:table-cell table:style-name="Tabela25.E2" office:value-type="string">
            <text:p text:style-name="P147"/>
          </table:table-cell>
        </table:table-row>
      </table:table>
      <text:p text:style-name="P114"/>
      <text:p text:style-name="P106"><text:s/><text:span text:style-name="T12">Porém este algoritmo tem um problema!!!!!</text:span></text:p>
      <text:p text:style-name="P117"/>
      <text:p text:style-name="P73">Por exemplo com a seguintes string</text:p>
      <text:p text:style-name="P73"/>
      <text:p text:style-name="P73">Codificar : “LAILAALAALAALAA”</text:p>
      <text:p text:style-name="P73"/>
      <text:p text:style-name="P73"/>
      <table:table table:name="Tabela26" table:style-name="Tabela26">
        <table:table-column table:style-name="Tabela26.A" table:number-columns-repeated="5"/>
        <table:table-row>
          <table:table-cell table:style-name="Tabela26.A1" office:value-type="string">
            <text:p text:style-name="P146">s</text:p>
          </table:table-cell>
          <table:table-cell table:style-name="Tabela26.A1" office:value-type="string">
            <text:p text:style-name="P146">c</text:p>
          </table:table-cell>
          <table:table-cell table:style-name="Tabela26.A1" office:value-type="string">
            <text:p text:style-name="P146">Saída (comprimido)</text:p>
          </table:table-cell>
          <table:table-cell table:style-name="Tabela26.A1" office:value-type="string">
            <text:p text:style-name="P146">Código </text:p>
          </table:table-cell>
          <table:table-cell table:style-name="Tabela26.E1" office:value-type="string">
            <text:p text:style-name="P146">Símbolo</text:p>
          </table:table-cell>
        </table:table-row>
        <table:table-row>
          <table:table-cell table:style-name="Tabela26.A2" office:value-type="string">
            <text:p text:style-name="P148"/>
          </table:table-cell>
          <table:table-cell table:style-name="Tabela26.A2" office:value-type="string">
            <text:p text:style-name="P148"/>
          </table:table-cell>
          <table:table-cell table:style-name="Tabela26.A2" office:value-type="string">
            <text:p text:style-name="P148"/>
          </table:table-cell>
          <table:table-cell table:style-name="Tabela26.A2" office:value-type="string">
            <text:p text:style-name="P146">1</text:p>
            <text:p text:style-name="P146">2</text:p>
            <text:p text:style-name="P146">3</text:p>
          </table:table-cell>
          <table:table-cell table:style-name="Tabela26.E2" office:value-type="string">
            <text:p text:style-name="P146">A</text:p>
            <text:p text:style-name="P146">I</text:p>
            <text:p text:style-name="P146">L</text:p>
          </table:table-cell>
        </table:table-row>
        <table:table-row>
          <table:table-cell table:style-name="Tabela26.A2" office:value-type="string">
            <text:p text:style-name="P146">L</text:p>
          </table:table-cell>
          <table:table-cell table:style-name="Tabela26.A2" office:value-type="string">
            <text:p text:style-name="P146"><draw:line text:anchor-type="paragraph" draw:z-index="26" draw:name="Forma26" draw:style-name="gr3" draw:text-style-name="P168" svg:x1="0.03cm" svg:y1="0.36cm" svg:x2="-2.252cm" svg:y2="0.949cm"><text:p/></draw:line>A</text:p>
          </table:table-cell>
          <table:table-cell table:style-name="Tabela26.A2" office:value-type="string">
            <text:p text:style-name="P146">3</text:p>
          </table:table-cell>
          <table:table-cell table:style-name="Tabela26.A2" office:value-type="string">
            <text:p text:style-name="P146">4 (não existe dic)</text:p>
          </table:table-cell>
          <table:table-cell table:style-name="Tabela26.E2" office:value-type="string">
            <text:p text:style-name="P146">LA</text:p>
          </table:table-cell>
        </table:table-row>
        <table:table-row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9">I</text:p>
          </table:table-cell>
          <table:table-cell table:style-name="Tabela26.A2" office:value-type="string">
            <text:p text:style-name="P149">1</text:p>
          </table:table-cell>
          <table:table-cell table:style-name="Tabela26.A2" office:value-type="string">
            <text:p text:style-name="P149">5</text:p>
          </table:table-cell>
          <table:table-cell table:style-name="Tabela26.E2" office:value-type="string">
            <text:p text:style-name="P149">AI</text:p>
          </table:table-cell>
        </table:table-row>
        <table:table-row>
          <table:table-cell table:style-name="Tabela26.A2" office:value-type="string">
            <text:p text:style-name="P149">I</text:p>
          </table:table-cell>
          <table:table-cell table:style-name="Tabela26.A2" office:value-type="string">
            <text:p text:style-name="P149">L</text:p>
          </table:table-cell>
          <table:table-cell table:style-name="Tabela26.A2" office:value-type="string">
            <text:p text:style-name="P149">2</text:p>
          </table:table-cell>
          <table:table-cell table:style-name="Tabela26.A2" office:value-type="string">
            <text:p text:style-name="P149">6</text:p>
          </table:table-cell>
          <table:table-cell table:style-name="Tabela26.E2" office:value-type="string">
            <text:p text:style-name="P149">IL</text:p>
          </table:table-cell>
        </table:table-row>
        <table:table-row>
          <table:table-cell table:style-name="Tabela26.A2" office:value-type="string">
            <text:p text:style-name="P149">L</text:p>
          </table:table-cell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6"/>
          </table:table-cell>
          <table:table-cell table:style-name="Tabela26.A2" office:value-type="string">
            <text:p text:style-name="P146"/>
          </table:table-cell>
          <table:table-cell table:style-name="Tabela26.E2" office:value-type="string">
            <text:p text:style-name="P146"/>
          </table:table-cell>
        </table:table-row>
        <table:table-row>
          <table:table-cell table:style-name="Tabela26.A2" office:value-type="string">
            <text:p text:style-name="P149">LA</text:p>
          </table:table-cell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9">4</text:p>
          </table:table-cell>
          <table:table-cell table:style-name="Tabela26.A2" office:value-type="string">
            <text:p text:style-name="P149">7</text:p>
          </table:table-cell>
          <table:table-cell table:style-name="Tabela26.E2" office:value-type="string">
            <text:p text:style-name="P149">LAA</text:p>
          </table:table-cell>
        </table:table-row>
        <table:table-row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9">L</text:p>
          </table:table-cell>
          <table:table-cell table:style-name="Tabela26.A2" office:value-type="string">
            <text:p text:style-name="P149">1</text:p>
          </table:table-cell>
          <table:table-cell table:style-name="Tabela26.A2" office:value-type="string">
            <text:p text:style-name="P149">8</text:p>
          </table:table-cell>
          <table:table-cell table:style-name="Tabela26.E2" office:value-type="string">
            <text:p text:style-name="P149">AL</text:p>
          </table:table-cell>
        </table:table-row>
        <table:table-row>
          <table:table-cell table:style-name="Tabela26.A2" office:value-type="string">
            <text:p text:style-name="P149">L</text:p>
          </table:table-cell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6"/>
          </table:table-cell>
          <table:table-cell table:style-name="Tabela26.A2" office:value-type="string">
            <text:p text:style-name="P146"/>
          </table:table-cell>
          <table:table-cell table:style-name="Tabela26.E2" office:value-type="string">
            <text:p text:style-name="P146"/>
          </table:table-cell>
        </table:table-row>
        <table:table-row>
          <table:table-cell table:style-name="Tabela26.A2" office:value-type="string">
            <text:p text:style-name="P149">LA</text:p>
          </table:table-cell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6"/>
          </table:table-cell>
          <table:table-cell table:style-name="Tabela26.A2" office:value-type="string">
            <text:p text:style-name="P146"/>
          </table:table-cell>
          <table:table-cell table:style-name="Tabela26.E2" office:value-type="string">
            <text:p text:style-name="P146"/>
          </table:table-cell>
        </table:table-row>
        <table:table-row>
          <table:table-cell table:style-name="Tabela26.A2" office:value-type="string">
            <text:p text:style-name="P149">LAA</text:p>
          </table:table-cell>
          <table:table-cell table:style-name="Tabela26.A2" office:value-type="string">
            <text:p text:style-name="P149">L</text:p>
          </table:table-cell>
          <table:table-cell table:style-name="Tabela26.A2" office:value-type="string">
            <text:p text:style-name="P149">7</text:p>
          </table:table-cell>
          <table:table-cell table:style-name="Tabela26.A2" office:value-type="string">
            <text:p text:style-name="P149">9</text:p>
          </table:table-cell>
          <table:table-cell table:style-name="Tabela26.E2" office:value-type="string">
            <text:p text:style-name="P149">LAAL</text:p>
          </table:table-cell>
        </table:table-row>
        <table:table-row>
          <table:table-cell table:style-name="Tabela26.A2" office:value-type="string">
            <text:p text:style-name="P149">L</text:p>
          </table:table-cell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6"/>
          </table:table-cell>
          <table:table-cell table:style-name="Tabela26.A2" office:value-type="string">
            <text:p text:style-name="P146"/>
          </table:table-cell>
          <table:table-cell table:style-name="Tabela26.E2" office:value-type="string">
            <text:p text:style-name="P146"/>
          </table:table-cell>
        </table:table-row>
        <text:soft-page-break/>
        <table:table-row>
          <table:table-cell table:style-name="Tabela26.A2" office:value-type="string">
            <text:p text:style-name="P149">LA</text:p>
          </table:table-cell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6"/>
          </table:table-cell>
          <table:table-cell table:style-name="Tabela26.A2" office:value-type="string">
            <text:p text:style-name="P146"/>
          </table:table-cell>
          <table:table-cell table:style-name="Tabela26.E2" office:value-type="string">
            <text:p text:style-name="P146"/>
          </table:table-cell>
        </table:table-row>
        <table:table-row>
          <table:table-cell table:style-name="Tabela26.A2" office:value-type="string">
            <text:p text:style-name="P149">LAA</text:p>
          </table:table-cell>
          <table:table-cell table:style-name="Tabela26.A2" office:value-type="string">
            <text:p text:style-name="P149"/>
          </table:table-cell>
          <table:table-cell table:style-name="Tabela26.A2" office:value-type="string">
            <text:p text:style-name="P149"/>
          </table:table-cell>
          <table:table-cell table:style-name="Tabela26.A2" office:value-type="string">
            <text:p text:style-name="P149"/>
          </table:table-cell>
          <table:table-cell table:style-name="Tabela26.E2" office:value-type="string">
            <text:p text:style-name="P146"/>
          </table:table-cell>
        </table:table-row>
        <table:table-row>
          <table:table-cell table:style-name="Tabela26.A2" office:value-type="string">
            <text:p text:style-name="P149">LAAL</text:p>
          </table:table-cell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9">9</text:p>
          </table:table-cell>
          <table:table-cell table:style-name="Tabela26.A2" office:value-type="string">
            <text:p text:style-name="P149">10</text:p>
          </table:table-cell>
          <table:table-cell table:style-name="Tabela26.E2" office:value-type="string">
            <text:p text:style-name="P149">LAALA</text:p>
          </table:table-cell>
        </table:table-row>
        <table:table-row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9">1</text:p>
          </table:table-cell>
          <table:table-cell table:style-name="Tabela26.A2" office:value-type="string">
            <text:p text:style-name="P149">11</text:p>
          </table:table-cell>
          <table:table-cell table:style-name="Tabela26.E2" office:value-type="string">
            <text:p text:style-name="P149">AA</text:p>
          </table:table-cell>
        </table:table-row>
        <table:table-row>
          <table:table-cell table:style-name="Tabela26.A2" office:value-type="string">
            <text:p text:style-name="P149">A</text:p>
          </table:table-cell>
          <table:table-cell table:style-name="Tabela26.A2" office:value-type="string">
            <text:p text:style-name="P149">EOF</text:p>
          </table:table-cell>
          <table:table-cell table:style-name="Tabela26.A2" office:value-type="string">
            <text:p text:style-name="P149">1</text:p>
          </table:table-cell>
          <table:table-cell table:style-name="Tabela26.A2" office:value-type="string">
            <text:p text:style-name="P149"/>
          </table:table-cell>
          <table:table-cell table:style-name="Tabela26.E2" office:value-type="string">
            <text:p text:style-name="P149"/>
          </table:table-cell>
        </table:table-row>
      </table:table>
      <text:p text:style-name="P118"/>
      <text:p text:style-name="P119">Descodificar: “312417911”</text:p>
      <text:p text:style-name="P119"/>
      <table:table table:name="Tabela27" table:style-name="Tabela27">
        <table:table-column table:style-name="Tabela27.A" table:number-columns-repeated="5"/>
        <table:table-row>
          <table:table-cell table:style-name="Tabela27.A1" office:value-type="string">
            <text:p text:style-name="P149">s</text:p>
          </table:table-cell>
          <table:table-cell table:style-name="Tabela27.A1" office:value-type="string">
            <text:p text:style-name="P149">c</text:p>
          </table:table-cell>
          <table:table-cell table:style-name="Tabela27.A1" office:value-type="string">
            <text:p text:style-name="P166"><text:span text:style-name="T34">c</text:span><text:span text:style-name="T33">adeia</text:span><text:span text:style-name="T34">/saida</text:span></text:p>
          </table:table-cell>
          <table:table-cell table:style-name="Tabela27.A1" office:value-type="string">
            <text:p text:style-name="P149">Código</text:p>
          </table:table-cell>
          <table:table-cell table:style-name="Tabela27.E1" office:value-type="string">
            <text:p text:style-name="P149">símbolo</text:p>
          </table:table-cell>
        </table:table-row>
        <table:table-row>
          <table:table-cell table:style-name="Tabela27.A2" office:value-type="string">
            <text:p text:style-name="P142"/>
          </table:table-cell>
          <table:table-cell table:style-name="Tabela27.A2" office:value-type="string">
            <text:p text:style-name="P142"/>
          </table:table-cell>
          <table:table-cell table:style-name="Tabela27.A2" office:value-type="string">
            <text:p text:style-name="P142"/>
          </table:table-cell>
          <table:table-cell table:style-name="Tabela27.A2" office:value-type="string">
            <text:p text:style-name="P149">1</text:p>
            <text:p text:style-name="P149">2</text:p>
            <text:p text:style-name="P149">3</text:p>
          </table:table-cell>
          <table:table-cell table:style-name="Tabela27.E2" office:value-type="string">
            <text:p text:style-name="P149">A</text:p>
            <text:p text:style-name="P149">I</text:p>
            <text:p text:style-name="P149">L</text:p>
          </table:table-cell>
        </table:table-row>
        <table:table-row>
          <table:table-cell table:style-name="Tabela27.A2" office:value-type="string">
            <text:p text:style-name="P149">NULL</text:p>
          </table:table-cell>
          <table:table-cell table:style-name="Tabela27.A2" office:value-type="string">
            <text:p text:style-name="P149">3</text:p>
          </table:table-cell>
          <table:table-cell table:style-name="Tabela27.A2" office:value-type="string">
            <text:p text:style-name="P149">L</text:p>
          </table:table-cell>
          <table:table-cell table:style-name="Tabela27.A2" office:value-type="string">
            <text:p text:style-name="P142"/>
          </table:table-cell>
          <table:table-cell table:style-name="Tabela27.E2" office:value-type="string">
            <text:p text:style-name="P142"/>
          </table:table-cell>
        </table:table-row>
        <table:table-row>
          <table:table-cell table:style-name="Tabela27.A2" office:value-type="string">
            <text:p text:style-name="P149">L</text:p>
          </table:table-cell>
          <table:table-cell table:style-name="Tabela27.A2" office:value-type="string">
            <text:p text:style-name="P149">1</text:p>
          </table:table-cell>
          <table:table-cell table:style-name="Tabela27.A2" office:value-type="string">
            <text:p text:style-name="P149">A</text:p>
          </table:table-cell>
          <table:table-cell table:style-name="Tabela27.A2" office:value-type="string">
            <text:p text:style-name="P149">4</text:p>
          </table:table-cell>
          <table:table-cell table:style-name="Tabela27.E2" office:value-type="string">
            <text:p text:style-name="P149">LA</text:p>
          </table:table-cell>
        </table:table-row>
        <table:table-row>
          <table:table-cell table:style-name="Tabela27.A2" office:value-type="string">
            <text:p text:style-name="P149">A</text:p>
          </table:table-cell>
          <table:table-cell table:style-name="Tabela27.A2" office:value-type="string">
            <text:p text:style-name="P149">2</text:p>
          </table:table-cell>
          <table:table-cell table:style-name="Tabela27.A2" office:value-type="string">
            <text:p text:style-name="P149">I</text:p>
          </table:table-cell>
          <table:table-cell table:style-name="Tabela27.A2" office:value-type="string">
            <text:p text:style-name="P149">5</text:p>
          </table:table-cell>
          <table:table-cell table:style-name="Tabela27.E2" office:value-type="string">
            <text:p text:style-name="P149">AI</text:p>
          </table:table-cell>
        </table:table-row>
        <table:table-row>
          <table:table-cell table:style-name="Tabela27.A2" office:value-type="string">
            <text:p text:style-name="P149">I</text:p>
          </table:table-cell>
          <table:table-cell table:style-name="Tabela27.A2" office:value-type="string">
            <text:p text:style-name="P149">4</text:p>
          </table:table-cell>
          <table:table-cell table:style-name="Tabela27.A2" office:value-type="string">
            <text:p text:style-name="P149">LA</text:p>
          </table:table-cell>
          <table:table-cell table:style-name="Tabela27.A2" office:value-type="string">
            <text:p text:style-name="P149">6</text:p>
          </table:table-cell>
          <table:table-cell table:style-name="Tabela27.E2" office:value-type="string">
            <text:p text:style-name="P149">IL</text:p>
          </table:table-cell>
        </table:table-row>
        <table:table-row>
          <table:table-cell table:style-name="Tabela27.A2" office:value-type="string">
            <text:p text:style-name="P149">LA</text:p>
          </table:table-cell>
          <table:table-cell table:style-name="Tabela27.A2" office:value-type="string">
            <text:p text:style-name="P149">1</text:p>
          </table:table-cell>
          <table:table-cell table:style-name="Tabela27.A2" office:value-type="string">
            <text:p text:style-name="P149">A</text:p>
          </table:table-cell>
          <table:table-cell table:style-name="Tabela27.A2" office:value-type="string">
            <text:p text:style-name="P149">7</text:p>
          </table:table-cell>
          <table:table-cell table:style-name="Tabela27.E2" office:value-type="string">
            <text:p text:style-name="P149">LAA</text:p>
          </table:table-cell>
        </table:table-row>
        <table:table-row>
          <table:table-cell table:style-name="Tabela27.A2" office:value-type="string">
            <text:p text:style-name="P149">A</text:p>
          </table:table-cell>
          <table:table-cell table:style-name="Tabela27.A2" office:value-type="string">
            <text:p text:style-name="P149">7</text:p>
          </table:table-cell>
          <table:table-cell table:style-name="Tabela27.A2" office:value-type="string">
            <text:p text:style-name="P149">LAA</text:p>
          </table:table-cell>
          <table:table-cell table:style-name="Tabela27.A2" office:value-type="string">
            <text:p text:style-name="P149">8</text:p>
          </table:table-cell>
          <table:table-cell table:style-name="Tabela27.E2" office:value-type="string">
            <text:p text:style-name="P149">AL</text:p>
          </table:table-cell>
        </table:table-row>
        <table:table-row>
          <table:table-cell table:style-name="Tabela27.A2" office:value-type="string">
            <text:p text:style-name="P149">LAA</text:p>
          </table:table-cell>
          <table:table-cell table:style-name="Tabela27.A2" office:value-type="string">
            <text:p text:style-name="P150">9 <text:span text:style-name="T47">PROBLEMA</text:span></text:p>
          </table:table-cell>
          <table:table-cell table:style-name="Tabela27.A2" office:value-type="string">
            <text:p text:style-name="P151">LAAL</text:p>
          </table:table-cell>
          <table:table-cell table:style-name="Tabela27.A2" office:value-type="string">
            <text:p text:style-name="P151">9</text:p>
          </table:table-cell>
          <table:table-cell table:style-name="Tabela27.E2" office:value-type="string">
            <text:p text:style-name="P151">LAAL</text:p>
          </table:table-cell>
        </table:table-row>
        <table:table-row>
          <table:table-cell table:style-name="Tabela27.A2" office:value-type="string">
            <text:p text:style-name="P151">LAAL</text:p>
          </table:table-cell>
          <table:table-cell table:style-name="Tabela27.A2" office:value-type="string">
            <text:p text:style-name="P152">1</text:p>
          </table:table-cell>
          <table:table-cell table:style-name="Tabela27.A2" office:value-type="string">
            <text:p text:style-name="P151">A</text:p>
          </table:table-cell>
          <table:table-cell table:style-name="Tabela27.A2" office:value-type="string">
            <text:p text:style-name="P151">10</text:p>
          </table:table-cell>
          <table:table-cell table:style-name="Tabela27.E2" office:value-type="string">
            <text:p text:style-name="P151">LAALA</text:p>
          </table:table-cell>
        </table:table-row>
        <table:table-row>
          <table:table-cell table:style-name="Tabela27.A2" office:value-type="string">
            <text:p text:style-name="P153">A</text:p>
          </table:table-cell>
          <table:table-cell table:style-name="Tabela27.A2" office:value-type="string">
            <text:p text:style-name="P153">1</text:p>
          </table:table-cell>
          <table:table-cell table:style-name="Tabela27.A2" office:value-type="string">
            <text:p text:style-name="P151">A</text:p>
          </table:table-cell>
          <table:table-cell table:style-name="Tabela27.A2" office:value-type="string">
            <text:p text:style-name="P151">11</text:p>
          </table:table-cell>
          <table:table-cell table:style-name="Tabela27.E2" office:value-type="string">
            <text:p text:style-name="P151">AA</text:p>
          </table:table-cell>
        </table:table-row>
        <table:table-row>
          <table:table-cell table:style-name="Tabela27.A2" office:value-type="string">
            <text:p text:style-name="P153">A</text:p>
          </table:table-cell>
          <table:table-cell table:style-name="Tabela27.A2" office:value-type="string">
            <text:p text:style-name="P153">EOF</text:p>
          </table:table-cell>
          <table:table-cell table:style-name="Tabela27.A2" office:value-type="string">
            <text:p text:style-name="P151"/>
          </table:table-cell>
          <table:table-cell table:style-name="Tabela27.A2" office:value-type="string">
            <text:p text:style-name="P151"/>
          </table:table-cell>
          <table:table-cell table:style-name="Tabela27.E2" office:value-type="string">
            <text:p text:style-name="P151"/>
          </table:table-cell>
        </table:table-row>
      </table:table>
      <text:p text:style-name="P119"/>
      <text:p text:style-name="P116">O algoritmo inicial não funciona sempre que ocorre no ficheiro de entrada: </text:p>
      <text:p text:style-name="P116">L<text:tab/>AA<text:tab/><text:tab/>L</text:p>
      <text:p text:style-name="P116">char+sequência+char(mesmo)+sequência(mesmo)</text:p>
      <text:p text:style-name="P115"/>
      <text:p text:style-name="P72"/>
      <text:p text:style-name="P72">Resumindo:</text:p>
      <text:p text:style-name="P75">si (8 bits) – sequências de chars</text:p>
      <text:p text:style-name="P75"><draw:line text:anchor-type="paragraph" draw:z-index="27" draw:name="Forma27" draw:style-name="gr3" draw:text-style-name="P168" svg:x1="1.644cm" svg:y1="0.034cm" svg:x2="1.669cm" svg:y2="1.092cm"><text:p/></draw:line></text:p>
      <text:p text:style-name="P75"/>
      <text:p text:style-name="P75">codificadores LZW (dicionário de arranque – tabela ASCII)</text:p>
      <text:p text:style-name="P75"><draw:line text:anchor-type="paragraph" draw:z-index="28" draw:name="Forma28" draw:style-name="gr3" draw:text-style-name="P168" svg:x1="1.669cm" svg:y1="0.007cm" svg:x2="1.692cm" svg:y2="1.042cm"><text:p/></draw:line></text:p>
      <text:p text:style-name="P75"/>
      <text:p text:style-name="P75">ci(12 bits) 2^12=4096 entradas</text:p>
      <text:p text:style-name="P75"/>
      <text:p text:style-name="P77">Compreensão sem perdas</text:p>
      <text:p text:style-name="P74">=&gt; Codificação de entropia: Algoritmo da codificação aritmética <text:span text:style-name="T35">(técnica de codificação estatística – comprimento variável – baseada em probabilidades)</text:span></text:p>
      <text:p text:style-name="P76"/>
      <text:p text:style-name="P76"><text:soft-page-break/>Principio de funcionamento: Estabelecer um sub-intervalo com uma precisão tal que define sem ambiguidade o ficheiro de entrada a comprimir</text:p>
      <text:p text:style-name="P76"/>
      <text:p text:style-name="P76">0<text:tab/><text:tab/><text:tab/><text:tab/><text:tab/><text:tab/>1</text:p>
      <text:p text:style-name="P76">[<text:tab/><text:tab/><text:tab/><text:tab/><text:tab/><text:tab/>[</text:p>
      <text:p text:style-name="P76"><draw:line text:anchor-type="paragraph" draw:z-index="29" draw:name="Forma29" draw:style-name="gr3" draw:text-style-name="P168" svg:x1="0.893cm" svg:y1="0.228cm" svg:x2="1.269cm" svg:y2="0.228cm"><text:p/></draw:line><draw:line text:anchor-type="paragraph" draw:z-index="30" draw:name="Forma30" draw:style-name="gr3" draw:text-style-name="P168" svg:x1="7.547cm" svg:y1="0.321cm" svg:x2="6.512cm" svg:y2="0.369cm"><text:p/></draw:line>1ºsi<text:tab/>[<text:tab/><text:tab/><text:tab/><text:tab/>[<text:tab/>à medida que lê os símbolos diminui o intervalo</text:p>
      <text:p text:style-name="P76"><draw:line text:anchor-type="paragraph" draw:z-index="31" draw:name="Forma31" draw:style-name="gr3" draw:text-style-name="P168" svg:x1="1.08cm" svg:y1="0.328cm" svg:x2="2.491cm" svg:y2="0.282cm"><text:p/></draw:line><draw:line text:anchor-type="paragraph" draw:z-index="32" draw:name="Forma32" draw:style-name="gr3" draw:text-style-name="P168" svg:x1="7.478cm" svg:y1="0.399cm" svg:x2="5.338cm" svg:y2="0.376cm"><text:p/></draw:line>2ºsi<text:tab/><text:tab/>[<text:tab/><text:tab/>[</text:p>
      <text:p text:style-name="P76"><draw:line text:anchor-type="paragraph" draw:z-index="33" draw:name="Forma33" draw:style-name="gr3" draw:text-style-name="P168" svg:x1="7.429cm" svg:y1="0.289cm" svg:x2="4.113cm" svg:y2="0.335cm"><text:p/></draw:line><draw:line text:anchor-type="paragraph" draw:z-index="34" draw:name="Forma34" draw:style-name="gr3" draw:text-style-name="P168" svg:x1="1.08cm" svg:y1="0.36cm" svg:x2="3.691cm" svg:y2="0.289cm"><text:p/></draw:line>3ºsi<text:tab/><text:tab/><text:tab/>[[</text:p>
      <text:p text:style-name="P76"/>
      <text:p text:style-name="P78">Algoritmo da codificação aritmética (fluxo entrada)</text:p>
      <text:p text:style-name="P78"/>
      <text:p text:style-name="P66"><draw:frame text:anchor-type="paragraph" draw:z-index="36" draw:name="Forma36" draw:style-name="gr1" draw:text-style-name="P167" svg:width="3.387cm" svg:height="0.976cm" svg:x="9.123cm" svg:y="0.252cm"><draw:text-box><text:p>Probabilidades comutativas</text:p></draw:text-box></draw:frame>anterior_baixo ← 0 </text:p>
      <text:p text:style-name="P66">anterior_alto ← 1</text:p>
      <text:p text:style-name="P66">largura ← 1 (1-0)</text:p>
      <text:p text:style-name="P66"><draw:path text:anchor-type="paragraph" draw:z-index="35" draw:name="Forma35" draw:style-name="gr2" draw:text-style-name="P168" svg:width="0.893cm" svg:height="5.081cm" draw:transform="rotate (1.5707963267949) translate (8.43975986005367cm 0.908402777777778cm)" svg:viewBox="0 0 894 5082" svg:d="M95 25c268-106 639 138 565 446-60 249 110 517-71 754-159 207-261 608-47 728 626 351-179 2-23 448 89 258 151 492 257 729 104 231 119 495 118 753-1 234 0 481-118 705-132 251-376 413-635 494l-141-47"><text:p/></draw:path>do</text:p>
      <text:p text:style-name="P66"><text:tab/>ler próximo (si) do fluxo_entrada</text:p>
      <text:p text:style-name="P66"><text:tab/>anterior_alto ← anterior_baixo + largura*<text:span text:style-name="T3">sub-intervalo alto do símbolo</text:span></text:p>
      <text:p text:style-name="P66"><text:tab/>anterior_baixo ← anterior_baixo +largura*<text:span text:style-name="T3">sub-intervalo baixo do símbolo</text:span></text:p>
      <text:p text:style-name="P66"><text:tab/>largura ← anterior_alto – anterior_baixo</text:p>
      <text:p text:style-name="P66">while (si&lt;&gt;EOF)</text:p>
      <text:p text:style-name="P66">escrever na saida (fich. Comprimido) um código binário tal que:</text:p>
      <text:p text:style-name="P66"><text:tab/>anterior_baixo &lt;= conversão para decimal (código aritmético) &lt; anterior alto</text:p>
      <text:p text:style-name="P71">Exemplo: Alfabeto do exemplo de Huffman (MUSICA!)</text:p>
      <text:p text:style-name="P71"/>
      <text:p text:style-name="P66"/>
      <table:table table:name="Tabela28" table:style-name="Tabela28">
        <table:table-column table:style-name="Tabela28.A" table:number-columns-repeated="3"/>
        <table:table-row>
          <table:table-cell table:style-name="Tabela28.A1" office:value-type="string">
            <text:p text:style-name="P154">Si</text:p>
          </table:table-cell>
          <table:table-cell table:style-name="Tabela28.A1" office:value-type="string">
            <text:p text:style-name="P154">Pi</text:p>
          </table:table-cell>
          <table:table-cell table:style-name="Tabela28.C1" office:value-type="string">
            <text:p text:style-name="P154">Cód. Huffman</text:p>
          </table:table-cell>
        </table:table-row>
        <table:table-row>
          <table:table-cell table:style-name="Tabela28.A2" office:value-type="string">
            <text:p text:style-name="P154">A</text:p>
          </table:table-cell>
          <table:table-cell table:style-name="Tabela28.A2" office:value-type="string">
            <text:p text:style-name="P154">0,2</text:p>
          </table:table-cell>
          <table:table-cell table:style-name="Tabela28.C2" office:value-type="string">
            <text:p text:style-name="P154">01</text:p>
          </table:table-cell>
        </table:table-row>
        <table:table-row>
          <table:table-cell table:style-name="Tabela28.A2" office:value-type="string">
            <text:p text:style-name="P154">C</text:p>
          </table:table-cell>
          <table:table-cell table:style-name="Tabela28.A2" office:value-type="string">
            <text:p text:style-name="P154">0,2</text:p>
          </table:table-cell>
          <table:table-cell table:style-name="Tabela28.C2" office:value-type="string">
            <text:p text:style-name="P154">11</text:p>
          </table:table-cell>
        </table:table-row>
        <table:table-row>
          <table:table-cell table:style-name="Tabela28.A2" office:value-type="string">
            <text:p text:style-name="P154">I</text:p>
          </table:table-cell>
          <table:table-cell table:style-name="Tabela28.A2" office:value-type="string">
            <text:p text:style-name="P154">0,05</text:p>
          </table:table-cell>
          <table:table-cell table:style-name="Tabela28.C2" office:value-type="string">
            <text:p text:style-name="P154">10101</text:p>
          </table:table-cell>
        </table:table-row>
        <table:table-row>
          <table:table-cell table:style-name="Tabela28.A2" office:value-type="string">
            <text:p text:style-name="P154">M</text:p>
          </table:table-cell>
          <table:table-cell table:style-name="Tabela28.A2" office:value-type="string">
            <text:p text:style-name="P154">0,05</text:p>
          </table:table-cell>
          <table:table-cell table:style-name="Tabela28.C2" office:value-type="string">
            <text:p text:style-name="P154">10100</text:p>
          </table:table-cell>
        </table:table-row>
        <table:table-row>
          <table:table-cell table:style-name="Tabela28.A2" office:value-type="string">
            <text:p text:style-name="P154">S</text:p>
          </table:table-cell>
          <table:table-cell table:style-name="Tabela28.A2" office:value-type="string">
            <text:p text:style-name="P154">0,1</text:p>
          </table:table-cell>
          <table:table-cell table:style-name="Tabela28.C2" office:value-type="string">
            <text:p text:style-name="P154">100</text:p>
          </table:table-cell>
        </table:table-row>
        <table:table-row>
          <table:table-cell table:style-name="Tabela28.A2" office:value-type="string">
            <text:p text:style-name="P154">U</text:p>
          </table:table-cell>
          <table:table-cell table:style-name="Tabela28.A2" office:value-type="string">
            <text:p text:style-name="P154">0,2</text:p>
          </table:table-cell>
          <table:table-cell table:style-name="Tabela28.C2" office:value-type="string">
            <text:p text:style-name="P154">00</text:p>
          </table:table-cell>
        </table:table-row>
        <table:table-row>
          <table:table-cell table:style-name="Tabela28.A2" office:value-type="string">
            <text:p text:style-name="P154">!</text:p>
          </table:table-cell>
          <table:table-cell table:style-name="Tabela28.A2" office:value-type="string">
            <text:p text:style-name="P154">0,1</text:p>
          </table:table-cell>
          <table:table-cell table:style-name="Tabela28.C2" office:value-type="string">
            <text:p text:style-name="P154">1011</text:p>
          </table:table-cell>
        </table:table-row>
      </table:table>
      <text:p text:style-name="P67">Para codificação aritmética é necessário arrancar pelo cálculo das probabilidades cumulativas:</text:p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54">Si</text:p>
          </table:table-cell>
          <table:table-cell table:style-name="Tabela29.B1" office:value-type="string">
            <text:p text:style-name="P154">sub-intervalos</text:p>
          </table:table-cell>
        </table:table-row>
        <table:table-row>
          <table:table-cell table:style-name="Tabela29.A2" office:value-type="string">
            <text:p text:style-name="P154">M</text:p>
          </table:table-cell>
          <table:table-cell table:style-name="Tabela29.B2" office:value-type="string">
            <text:p text:style-name="P154">[0;0,05[</text:p>
          </table:table-cell>
        </table:table-row>
        <table:table-row>
          <table:table-cell table:style-name="Tabela29.A2" office:value-type="string">
            <text:p text:style-name="P154">U</text:p>
          </table:table-cell>
          <table:table-cell table:style-name="Tabela29.B2" office:value-type="string">
            <text:p text:style-name="P154">[0,05;0,25[</text:p>
          </table:table-cell>
        </table:table-row>
        <table:table-row>
          <table:table-cell table:style-name="Tabela29.A2" office:value-type="string">
            <text:p text:style-name="P154">S</text:p>
          </table:table-cell>
          <table:table-cell table:style-name="Tabela29.B2" office:value-type="string">
            <text:p text:style-name="P154">[0,25;0,35[</text:p>
          </table:table-cell>
        </table:table-row>
        <table:table-row>
          <table:table-cell table:style-name="Tabela29.A2" office:value-type="string">
            <text:p text:style-name="P154">I</text:p>
          </table:table-cell>
          <table:table-cell table:style-name="Tabela29.B2" office:value-type="string">
            <text:p text:style-name="P154">[0,35;0,4[</text:p>
          </table:table-cell>
        </table:table-row>
        <table:table-row>
          <table:table-cell table:style-name="Tabela29.A2" office:value-type="string">
            <text:p text:style-name="P154">C</text:p>
          </table:table-cell>
          <table:table-cell table:style-name="Tabela29.B2" office:value-type="string">
            <text:p text:style-name="P154">[0,4;0,7[</text:p>
          </table:table-cell>
        </table:table-row>
        <table:table-row>
          <table:table-cell table:style-name="Tabela29.A2" office:value-type="string">
            <text:p text:style-name="P154">A</text:p>
          </table:table-cell>
          <table:table-cell table:style-name="Tabela29.B2" office:value-type="string">
            <text:p text:style-name="P154">[0,7;0,9[</text:p>
          </table:table-cell>
        </table:table-row>
        <table:table-row>
          <table:table-cell table:style-name="Tabela29.A2" office:value-type="string">
            <text:p text:style-name="P142">!</text:p>
          </table:table-cell>
          <table:table-cell table:style-name="Tabela29.B2" office:value-type="string">
            <text:p text:style-name="P154">[0,9;1[</text:p>
          </table:table-cell>
        </table:table-row>
      </table:table>
      <text:p text:style-name="P67"><text:soft-page-break/></text:p>
      <text:p text:style-name="P67">Problema: Codificar a string “UUSSAC!”</text:p>
      <text:p text:style-name="P67"/>
      <text:p text:style-name="P67">(Ver nos quadros da plataforma)</text:p>
      <text:p text:style-name="P67"/>
      <text:p text:style-name="P68">Resultado final:</text:p>
      <text:p text:style-name="P68"/>
      <text:p text:style-name="P68">[0,0713336;0,0713360[</text:p>
      <text:p text:style-name="P68"/>
      <text:p text:style-name="P68">É necessário escolher um nº que caia dentro deste intervalo: </text:p>
      <text:p text:style-name="P68">Esse número tem de ser o que precisa de menos bits para ser representado em binário, e para tal é preciso usar um algoritmo</text:p>
      <text:p text:style-name="P68"/>
      <text:p text:style-name="P68">Algoritmo para encontrar o código binário aritmético:</text:p>
      <text:p text:style-name="P68"/>
      <text:p text:style-name="P68">Begin</text:p>
      <text:p text:style-name="P68"><text:tab/>k←1</text:p>
      <text:p text:style-name="P68"><text:tab/>código← 0 //código binário aritmético</text:p>
      <text:p text:style-name="P68"><text:tab/>while(decimal(código)&lt;low) </text:p>
      <text:p text:style-name="P68"><text:tab/><text:tab/>atribuir o bit 1 à k-ésima casa fracionaria do código</text:p>
      <text:p text:style-name="P68"><text:tab/><text:tab/>se (decimal(código)&gt;high)</text:p>
      <text:p text:style-name="P68"><text:tab/><text:tab/><text:tab/>substituir o k-ésimo bit por 0</text:p>
      <text:p text:style-name="P68"><text:tab/><text:tab/>k← k+1</text:p>
      <text:p text:style-name="P69">Aplicando o algoritmo para descobrir o nº</text:p>
      <text:p text:style-name="P69"/>
      <table:table table:name="Tabela30" table:style-name="Tabela30">
        <table:table-column table:style-name="Tabela30.A"/>
        <table:table-column table:style-name="Tabela30.B"/>
        <table:table-column table:style-name="Tabela30.C"/>
        <table:table-row>
          <table:table-cell table:style-name="Tabela30.A1" office:value-type="string">
            <text:p text:style-name="P155">K</text:p>
          </table:table-cell>
          <table:table-cell table:style-name="Tabela30.A1" office:value-type="string">
            <text:p text:style-name="P155">Código</text:p>
          </table:table-cell>
          <table:table-cell table:style-name="Tabela30.C1" office:value-type="string">
            <text:p text:style-name="P155">Decimal</text:p>
          </table:table-cell>
        </table:table-row>
        <table:table-row>
          <table:table-cell table:style-name="Tabela30.A2" office:value-type="string">
            <text:p text:style-name="P155">1</text:p>
          </table:table-cell>
          <table:table-cell table:style-name="Tabela30.A2" office:value-type="string">
            <text:p text:style-name="P155">0,1</text:p>
          </table:table-cell>
          <table:table-cell table:style-name="Tabela30.C2" office:value-type="string">
            <text:p text:style-name="P155">1*2^-1=0,5&gt;high</text:p>
          </table:table-cell>
        </table:table-row>
        <table:table-row>
          <table:table-cell table:style-name="Tabela30.A2" office:value-type="string">
            <text:p text:style-name="P155">2</text:p>
          </table:table-cell>
          <table:table-cell table:style-name="Tabela30.A2" office:value-type="string">
            <text:p text:style-name="P155">0,01</text:p>
          </table:table-cell>
          <table:table-cell table:style-name="Tabela30.C2" office:value-type="string">
            <text:p text:style-name="P155">1*2^-2=0,25&gt;high</text:p>
          </table:table-cell>
        </table:table-row>
        <table:table-row>
          <table:table-cell table:style-name="Tabela30.A2" office:value-type="string">
            <text:p text:style-name="P155">3</text:p>
          </table:table-cell>
          <table:table-cell table:style-name="Tabela30.A2" office:value-type="string">
            <text:p text:style-name="P155">0,001</text:p>
          </table:table-cell>
          <table:table-cell table:style-name="Tabela30.C2" office:value-type="string">
            <text:p text:style-name="P155">2^-3=0,125&gt;high</text:p>
          </table:table-cell>
        </table:table-row>
        <table:table-row>
          <table:table-cell table:style-name="Tabela30.A2" office:value-type="string">
            <text:p text:style-name="P155">4</text:p>
          </table:table-cell>
          <table:table-cell table:style-name="Tabela30.A2" office:value-type="string">
            <text:p text:style-name="P155">0,0001</text:p>
          </table:table-cell>
          <table:table-cell table:style-name="Tabela30.C2" office:value-type="string">
            <text:p text:style-name="P155">2^-4=0,0625&lt;low, mantém o 1</text:p>
          </table:table-cell>
        </table:table-row>
        <table:table-row>
          <table:table-cell table:style-name="Tabela30.A2" office:value-type="string">
            <text:p text:style-name="P155">5</text:p>
          </table:table-cell>
          <table:table-cell table:style-name="Tabela30.A2" office:value-type="string">
            <text:p text:style-name="P155">0,00011</text:p>
          </table:table-cell>
          <table:table-cell table:style-name="Tabela30.C2" office:value-type="string">
            <text:p text:style-name="P155">2^-4+2^-5=0,09375&gt;high</text:p>
          </table:table-cell>
        </table:table-row>
        <table:table-row>
          <table:table-cell table:style-name="Tabela30.A2" office:value-type="string">
            <text:p text:style-name="P155">6</text:p>
          </table:table-cell>
          <table:table-cell table:style-name="Tabela30.A2" office:value-type="string">
            <text:p text:style-name="P155">0,000101</text:p>
          </table:table-cell>
          <table:table-cell table:style-name="Tabela30.C2" office:value-type="string">
            <text:p text:style-name="P142"/>
          </table:table-cell>
        </table:table-row>
        <table:table-row>
          <table:table-cell table:style-name="Tabela30.A2" office:value-type="string">
            <text:p text:style-name="P142">...</text:p>
          </table:table-cell>
          <table:table-cell table:style-name="Tabela30.A2" office:value-type="string">
            <text:p text:style-name="P155">0,0001001001000011</text:p>
          </table:table-cell>
          <table:table-cell table:style-name="Tabela30.C2" office:value-type="string">
            <text:p text:style-name="P155">2^-4+2^-7+2^-10+2^-15+2^-16</text:p>
          </table:table-cell>
        </table:table-row>
      </table:table>
      <text:p text:style-name="P69">Rácio = (7*8)/16= 3,5:1</text:p>
      <text:p text:style-name="P69"/>
      <text:p text:style-name="P69">Comparação com Huffman nesta string:</text:p>
      <text:p text:style-name="P69">Codificação com Huffman, seguindo os códigos, fica:</text:p>
      <text:p text:style-name="P69"/>
      <text:p text:style-name="P69">000010010001111011 → 18 bits</text:p>
      <text:p text:style-name="P69"/>
      <text:p text:style-name="P69">Rácio para Huffman = (7*8)/18=3,1</text:p>
      <text:p text:style-name="P69"/>
      <text:p text:style-name="P70">Logo, rácio c. Aritmética &gt;= rácio c. Huffman e comprimento aritmética &lt;= comprimento Huffman</text:p>
      <text:p text:style-name="P70"><text:tab/><text:tab/><text:tab/></text:p>
      <text:p text:style-name="P69"/>
      <text:p text:style-name="P6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28T15:04:20.077000000</dc:date>
    <meta:editing-duration>PT5H2M22S</meta:editing-duration>
    <meta:editing-cycles>14</meta:editing-cycles>
    <meta:document-statistic meta:table-count="30" meta:image-count="0" meta:object-count="0" meta:page-count="24" meta:paragraph-count="1081" meta:word-count="4188" meta:character-count="25004" meta:non-whitespace-character-count="21668"/>
  </office:meta>
</office:document-meta>
</file>